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color="#ff0000"/>
    </style:style>
    <style:style style:name="ce6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 style:data-style-name="N4">
      <style:text-properties fo:color="#ff0000"/>
    </style:style>
    <style:style style:name="ce9" style:family="table-cell" style:parent-style-name="Default" style:data-style-name="N111"/>
    <style:style style:name="ce11" style:family="table-cell" style:parent-style-name="Default" style:data-style-name="N111">
      <style:text-properties fo:color="#ff0000"/>
    </style:style>
    <style:style style:name="ce12" style:family="table-cell" style:parent-style-name="Default" style:data-style-name="N61"/>
    <style:style style:name="ce10" style:family="table-cell" style:parent-style-name="Default" style:data-style-name="N61"/>
    <style:style style:name="ce5" style:family="table-cell" style:parent-style-name="Default" style:data-style-name="N61">
      <style:text-properties fo:color="#ff0000"/>
    </style:style>
    <style:style style:name="ce13" style:family="table-cell" style:parent-style-name="Default" style:data-style-name="N99">
      <style:text-properties fo:color="#ff0000"/>
    </style:style>
    <style:style style:name="ce15" style:family="table-cell" style:parent-style-name="Default" style:data-style-name="N0">
      <style:text-properties fo:color="#ff0000"/>
    </style:style>
    <style:style style:name="ce19" style:family="table-cell" style:parent-style-name="Default">
      <style:text-properties fo:color="#ff0000"/>
      <style:map style:condition="cell-content()&lt;0" style:apply-style-name="Accent" style:base-cell-address="Sheet1.M2"/>
    </style:style>
    <style:style style:name="ce20" style:family="table-cell" style:parent-style-name="Default">
      <style:map style:condition="cell-content()&gt;1" style:apply-style-name="Accent" style:base-cell-address="Sheet1.N1"/>
    </style:style>
    <style:style style:name="ce21" style:family="table-cell" style:parent-style-name="Default">
      <style:map style:condition="cell-content()&gt;1" style:apply-style-name="Accent" style:base-cell-address="Sheet1.N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2" table:default-cell-style-name="ce2"/>
        <table:table-column table:style-name="co1" table:number-columns-repeated="7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20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cell</text:p>
          </table:table-cell>
          <table:table-cell table:style-name="ce6" office:value-type="string" calcext:value-type="string">
            <text:p>yrange</text:p>
          </table:table-cell>
          <table:table-cell office:value-type="string" calcext:value-type="string">
            <text:p>omegahat</text:p>
          </table:table-cell>
          <table:table-cell table:style-name="ce6" office:value-type="string" calcext:value-type="string">
            <text:p>qxx</text:p>
          </table:table-cell>
          <table:table-cell table:style-name="ce12" office:value-type="string" calcext:value-type="string">
            <text:p>alpha</text:p>
          </table:table-cell>
          <table:table-cell table:style-name="ce12" office:value-type="string" calcext:value-type="string">
            <text:p>b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d1</text:p>
          </table:table-cell>
          <table:table-cell office:value-type="string" calcext:value-type="string">
            <text:p>cond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4931353987431" calcext:value-type="float">
            <text:p>3.35</text:p>
          </table:table-cell>
          <table:table-cell office:value-type="float" office:value="0.386834917086747" calcext:value-type="float">
            <text:p>0.387</text:p>
          </table:table-cell>
          <table:table-cell office:value-type="float" office:value="2.68867000277628" calcext:value-type="float">
            <text:p>2.69</text:p>
          </table:table-cell>
          <table:table-cell table:style-name="ce10" office:value-type="float" office:value="-0.0000695631359771219" calcext:value-type="float">
            <text:p>-6.96E-05</text:p>
          </table:table-cell>
          <table:table-cell table:style-name="ce10" office:value-type="float" office:value="0.00236651188507576" calcext:value-type="float">
            <text:p>2.37E-03</text:p>
          </table:table-cell>
          <table:table-cell office:value-type="float" office:value="0.021636810885426" calcext:value-type="float">
            <text:p>0.021636810885426</text:p>
          </table:table-cell>
          <table:table-cell office:value-type="float" office:value="-0.273574087193318" calcext:value-type="float">
            <text:p>-0.273574087193318</text:p>
          </table:table-cell>
          <table:table-cell table:style-name="ce13" table:formula="of:=([.E2]*[.F2])&lt;0" office:value-type="boolean" office:boolean-value="true" calcext:value-type="boolean">
            <text:p>TRUE</text:p>
          </table:table-cell>
          <table:table-cell table:style-name="ce13" table:formula="of:=([.H2]-2*SQRT([.G2]))&gt;=0" office:value-type="boolean" office:boolean-value="false" calcext:value-type="boolean">
            <text:p>FALSE</text:p>
          </table:table-cell>
          <table:table-cell table:style-name="ce15" table:formula="of:=SQRT((-[.E2]+SQRT([.E2]^2-[.F2]*([.E2]*[.H2]-[.F2]*[.G2])))/([.F2]))" office:value-type="float" office:value="0.386834917162766" calcext:value-type="float">
            <text:p>0.386834917162766</text:p>
          </table:table-cell>
          <table:table-cell table:style-name="ce11" table:formula="of:=[.G2]^0.25" office:value-type="float" office:value="0.383529092028171" calcext:value-type="float">
            <text:p>0.384</text:p>
          </table:table-cell>
          <table:table-cell table:style-name="ce19" table:formula="of:=[.L2]-[.C2]" office:value-type="float" office:value="-0.00330582505857624" calcext:value-type="float">
            <text:p>-0.003305825058576</text:p>
          </table:table-cell>
          <table:table-cell table:style-name="ce21" table:formula="of:=([.F2]*[.G2])/([.E2]*[.H2])" office:value-type="float" office:value="2.69059188538088" calcext:value-type="float">
            <text:p>2.69059188538088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4663832525134" calcext:value-type="float">
            <text:p>2.25</text:p>
          </table:table-cell>
          <table:table-cell office:value-type="float" office:value="0.331083053711658" calcext:value-type="float">
            <text:p>0.331</text:p>
          </table:table-cell>
          <table:table-cell office:value-type="float" office:value="2.3108606683727" calcext:value-type="float">
            <text:p>2.31</text:p>
          </table:table-cell>
          <table:table-cell table:style-name="ce10" office:value-type="float" office:value="-0.0000198905088187122" calcext:value-type="float">
            <text:p>-1.99E-05</text:p>
          </table:table-cell>
          <table:table-cell table:style-name="ce10" office:value-type="float" office:value="0.000574631332222583" calcext:value-type="float">
            <text:p>5.75E-04</text:p>
          </table:table-cell>
          <table:table-cell office:value-type="float" office:value="0.0109869619628884" calcext:value-type="float">
            <text:p>0.010986961962888</text:p>
          </table:table-cell>
          <table:table-cell office:value-type="float" office:value="-0.189513025777317" calcext:value-type="float">
            <text:p>-0.189513025777317</text:p>
          </table:table-cell>
          <table:table-cell table:style-name="ce13" table:formula="of:=([.E3]*[.F3])&lt;0" office:value-type="boolean" office:boolean-value="true" calcext:value-type="boolean">
            <text:p>TRUE</text:p>
          </table:table-cell>
          <table:table-cell table:style-name="ce13" table:formula="of:=([.H3]-2*SQRT([.G3]))&gt;=0" office:value-type="boolean" office:boolean-value="false" calcext:value-type="boolean">
            <text:p>FALSE</text:p>
          </table:table-cell>
          <table:table-cell table:style-name="ce15" table:formula="of:=SQRT((-[.E3]+SQRT([.E3]^2-[.F3]*([.E3]*[.H3]-[.F3]*[.G3])))/([.F3]))" office:value-type="float" office:value="0.331083055569237" calcext:value-type="float">
            <text:p>0.331083055569237</text:p>
          </table:table-cell>
          <table:table-cell table:style-name="ce11" table:formula="of:=[.G3]^0.25" office:value-type="float" office:value="0.32375717750322" calcext:value-type="float">
            <text:p>0.324</text:p>
          </table:table-cell>
          <table:table-cell table:style-name="ce19" table:formula="of:=[.L3]-[.C3]" office:value-type="float" office:value="-0.00732587620843811" calcext:value-type="float">
            <text:p>-0.007325876208438</text:p>
          </table:table-cell>
          <table:table-cell table:style-name="ce21" table:formula="of:=([.F3]*[.G3])/([.E3]*[.H3])" office:value-type="float" office:value="1.67487332168278" calcext:value-type="float">
            <text:p>1.67487332168278</text:p>
          </table:table-cell>
          <table:table-cell table:style-name="ce1"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0438721197212" calcext:value-type="float">
            <text:p>3.50</text:p>
          </table:table-cell>
          <table:table-cell office:value-type="float" office:value="0.739179006570997" calcext:value-type="float">
            <text:p>0.739</text:p>
          </table:table-cell>
          <table:table-cell office:value-type="float" office:value="5.23161180579335" calcext:value-type="float">
            <text:p>5.23</text:p>
          </table:table-cell>
          <table:table-cell table:style-name="ce10" office:value-type="float" office:value="-0.0000748726904390958" calcext:value-type="float">
            <text:p>-7.49E-05</text:p>
          </table:table-cell>
          <table:table-cell table:style-name="ce10" office:value-type="float" office:value="0.000868290447510002" calcext:value-type="float">
            <text:p>8.68E-04</text:p>
          </table:table-cell>
          <table:table-cell office:value-type="float" office:value="0.296493878191681" calcext:value-type="float">
            <text:p>0.296493878191681</text:p>
          </table:table-cell>
          <table:table-cell office:value-type="float" office:value="-1.06907471597095" calcext:value-type="float">
            <text:p>-1.06907471597095</text:p>
          </table:table-cell>
          <table:table-cell table:style-name="ce13" table:formula="of:=([.E4]*[.F4])&lt;0" office:value-type="boolean" office:boolean-value="true" calcext:value-type="boolean">
            <text:p>TRUE</text:p>
          </table:table-cell>
          <table:table-cell table:style-name="ce13" table:formula="of:=([.H4]-2*SQRT([.G4]))&gt;=0" office:value-type="boolean" office:boolean-value="false" calcext:value-type="boolean">
            <text:p>FALSE</text:p>
          </table:table-cell>
          <table:table-cell table:style-name="ce15" table:formula="of:=SQRT((-[.E4]+SQRT([.E4]^2-[.F4]*([.E4]*[.H4]-[.F4]*[.G4])))/([.F4]))" office:value-type="float" office:value="0.739179005693904" calcext:value-type="float">
            <text:p>0.739179005693904</text:p>
          </table:table-cell>
          <table:table-cell table:style-name="ce11" table:formula="of:=[.G4]^0.25" office:value-type="float" office:value="0.737910912146886" calcext:value-type="float">
            <text:p>0.738</text:p>
          </table:table-cell>
          <table:table-cell table:style-name="ce19" table:formula="of:=[.L4]-[.C4]" office:value-type="float" office:value="-0.00126809442411113" calcext:value-type="float">
            <text:p>-0.001268094424111</text:p>
          </table:table-cell>
          <table:table-cell table:style-name="ce21" table:formula="of:=([.F4]*[.G4])/([.E4]*[.H4])" office:value-type="float" office:value="3.21624597975151" calcext:value-type="float">
            <text:p>3.21624597975151</text:p>
          </table:table-cell>
          <table:table-cell table:style-name="ce1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7860019279919" calcext:value-type="float">
            <text:p>2.58</text:p>
          </table:table-cell>
          <table:table-cell office:value-type="float" office:value="0.596957554398266" calcext:value-type="float">
            <text:p>0.597</text:p>
          </table:table-cell>
          <table:table-cell office:value-type="float" office:value="1.62339724472472" calcext:value-type="float">
            <text:p>1.62</text:p>
          </table:table-cell>
          <table:table-cell table:style-name="ce10" office:value-type="float" office:value="0.000109201743222448" calcext:value-type="float">
            <text:p>1.09E-04</text:p>
          </table:table-cell>
          <table:table-cell table:style-name="ce10" office:value-type="float" office:value="0.00210860045980638" calcext:value-type="float">
            <text:p>2.11E-03</text:p>
          </table:table-cell>
          <table:table-cell office:value-type="float" office:value="0.133095958225015" calcext:value-type="float">
            <text:p>0.133095958225015</text:p>
          </table:table-cell>
          <table:table-cell office:value-type="float" office:value="-0.59483955967652" calcext:value-type="float">
            <text:p>-0.59483955967652</text:p>
          </table:table-cell>
          <table:table-cell table:style-name="ce13" table:formula="of:=([.E5]*[.F5])&lt;0" office:value-type="boolean" office:boolean-value="false" calcext:value-type="boolean">
            <text:p>FALSE</text:p>
          </table:table-cell>
          <table:table-cell table:style-name="ce13" table:formula="of:=([.H5]-2*SQRT([.G5]))&gt;=0" office:value-type="boolean" office:boolean-value="false" calcext:value-type="boolean">
            <text:p>FALSE</text:p>
          </table:table-cell>
          <table:table-cell table:style-name="ce15" table:formula="of:=SQRT((-[.E5]+SQRT([.E5]^2-[.F5]*([.E5]*[.H5]-[.F5]*[.G5])))/([.F5]))" office:value-type="float" office:value="0.59695755448896" calcext:value-type="float">
            <text:p>0.59695755448896</text:p>
          </table:table-cell>
          <table:table-cell table:style-name="ce11" table:formula="of:=[.G5]^0.25" office:value-type="float" office:value="0.60400594998702" calcext:value-type="float">
            <text:p>0.604</text:p>
          </table:table-cell>
          <table:table-cell table:style-name="ce19" table:formula="of:=[.L5]-[.C5]" office:value-type="float" office:value="0.0070483955887537" calcext:value-type="float">
            <text:p>0.007048395588754</text:p>
          </table:table-cell>
          <table:table-cell table:style-name="ce21" table:formula="of:=([.F5]*[.G5])/([.E5]*[.H5])" office:value-type="float" office:value="-4.32045762064635" calcext:value-type="float">
            <text:p>-4.3204576206463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4005335273117" calcext:value-type="float">
            <text:p>1.24</text:p>
          </table:table-cell>
          <table:table-cell office:value-type="float" office:value="0.367806814500069" calcext:value-type="float">
            <text:p>0.368</text:p>
          </table:table-cell>
          <table:table-cell office:value-type="float" office:value="6.4235404204468" calcext:value-type="float">
            <text:p>6.42</text:p>
          </table:table-cell>
          <table:table-cell table:style-name="ce10" office:value-type="float" office:value="-0.00000643366674849749" calcext:value-type="float">
            <text:p>-6.43E-06</text:p>
          </table:table-cell>
          <table:table-cell table:style-name="ce10" office:value-type="float" office:value="0.000175820785977311" calcext:value-type="float">
            <text:p>1.76E-04</text:p>
          </table:table-cell>
          <table:table-cell office:value-type="float" office:value="0.0181368607296751" calcext:value-type="float">
            <text:p>0.018136860729675</text:p>
          </table:table-cell>
          <table:table-cell office:value-type="float" office:value="-0.266073161740709" calcext:value-type="float">
            <text:p>-0.266073161740709</text:p>
          </table:table-cell>
          <table:table-cell table:style-name="ce13" table:formula="of:=([.E6]*[.F6])&lt;0" office:value-type="boolean" office:boolean-value="true" calcext:value-type="boolean">
            <text:p>TRUE</text:p>
          </table:table-cell>
          <table:table-cell table:style-name="ce13" table:formula="of:=([.H6]-2*SQRT([.G6]))&gt;=0" office:value-type="boolean" office:boolean-value="false" calcext:value-type="boolean">
            <text:p>FALSE</text:p>
          </table:table-cell>
          <table:table-cell table:style-name="ce15" table:formula="of:=SQRT((-[.E6]+SQRT([.E6]^2-[.F6]*([.E6]*[.H6]-[.F6]*[.G6])))/([.F6]))" office:value-type="float" office:value="0.367806813441547" calcext:value-type="float">
            <text:p>0.367806813441547</text:p>
          </table:table-cell>
          <table:table-cell table:style-name="ce11" table:formula="of:=[.G6]^0.25" office:value-type="float" office:value="0.366978422551685" calcext:value-type="float">
            <text:p>0.367</text:p>
          </table:table-cell>
          <table:table-cell table:style-name="ce19" table:formula="of:=[.L6]-[.C6]" office:value-type="float" office:value="-0.000828391948384299" calcext:value-type="float">
            <text:p>-0.000828391948384</text:p>
          </table:table-cell>
          <table:table-cell table:style-name="ce21" table:formula="of:=([.F6]*[.G6])/([.E6]*[.H6])" office:value-type="float" office:value="1.86282776944284" calcext:value-type="float">
            <text:p>1.86282776944284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5319174764737" calcext:value-type="float">
            <text:p>4.15</text:p>
          </table:table-cell>
          <table:table-cell office:value-type="float" office:value="0.832117896908081" calcext:value-type="float">
            <text:p>0.832</text:p>
          </table:table-cell>
          <table:table-cell office:value-type="float" office:value="7.78711235372921" calcext:value-type="float">
            <text:p>7.79</text:p>
          </table:table-cell>
          <table:table-cell table:style-name="ce10" office:value-type="float" office:value="0.00198743114128686" calcext:value-type="float">
            <text:p>1.99E-03</text:p>
          </table:table-cell>
          <table:table-cell table:style-name="ce10" office:value-type="float" office:value="-0.000958063700483775" calcext:value-type="float">
            <text:p>-9.58E-04</text:p>
          </table:table-cell>
          <table:table-cell office:value-type="float" office:value="0.491204084776941" calcext:value-type="float">
            <text:p>0.491204084776941</text:p>
          </table:table-cell>
          <table:table-cell office:value-type="float" office:value="-1.39050863547749" calcext:value-type="float">
            <text:p>-1.39050863547749</text:p>
          </table:table-cell>
          <table:table-cell table:style-name="ce13" table:formula="of:=([.E7]*[.F7])&lt;0" office:value-type="boolean" office:boolean-value="true" calcext:value-type="boolean">
            <text:p>TRUE</text:p>
          </table:table-cell>
          <table:table-cell table:style-name="ce13" table:formula="of:=([.H7]-2*SQRT([.G7]))&gt;=0" office:value-type="boolean" office:boolean-value="false" calcext:value-type="boolean">
            <text:p>FALSE</text:p>
          </table:table-cell>
          <table:table-cell table:style-name="ce15" table:formula="of:=SQRT((-[.E7]+SQRT([.E7]^2-[.F7]*([.E7]*[.H7]-[.F7]*[.G7])))/([.F7]))" office:value-type="float" office:value="0.832117895317664" calcext:value-type="float">
            <text:p>0.832117895317664</text:p>
          </table:table-cell>
          <table:table-cell table:style-name="ce11" table:formula="of:=[.G7]^0.25" office:value-type="float" office:value="0.837173538069033" calcext:value-type="float">
            <text:p>0.837</text:p>
          </table:table-cell>
          <table:table-cell table:style-name="ce19" table:formula="of:=[.L7]-[.C7]" office:value-type="float" office:value="0.00505564116095247" calcext:value-type="float">
            <text:p>0.005055641160952</text:p>
          </table:table-cell>
          <table:table-cell table:style-name="ce21" table:formula="of:=([.F7]*[.G7])/([.E7]*[.H7])" office:value-type="float" office:value="0.170290560354623" calcext:value-type="float">
            <text:p>0.170290560354623</text:p>
          </table:table-cell>
          <table:table-cell table:style-name="ce1"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5933331066835" calcext:value-type="float">
            <text:p>2.16</text:p>
          </table:table-cell>
          <table:table-cell office:value-type="float" office:value="0.353959329169402" calcext:value-type="float">
            <text:p>0.354</text:p>
          </table:table-cell>
          <table:table-cell office:value-type="float" office:value="3.60174349298764" calcext:value-type="float">
            <text:p>3.60</text:p>
          </table:table-cell>
          <table:table-cell table:style-name="ce10" office:value-type="float" office:value="0.00000286478380056505" calcext:value-type="float">
            <text:p>2.86E-06</text:p>
          </table:table-cell>
          <table:table-cell table:style-name="ce10" office:value-type="float" office:value="0.000348547788960663" calcext:value-type="float">
            <text:p>3.49E-04</text:p>
          </table:table-cell>
          <table:table-cell office:value-type="float" office:value="0.0157713715763732" calcext:value-type="float">
            <text:p>0.015771371576373</text:p>
          </table:table-cell>
          <table:table-cell office:value-type="float" office:value="-0.241511787883604" calcext:value-type="float">
            <text:p>-0.241511787883604</text:p>
          </table:table-cell>
          <table:table-cell table:style-name="ce13" table:formula="of:=([.E8]*[.F8])&lt;0" office:value-type="boolean" office:boolean-value="false" calcext:value-type="boolean">
            <text:p>FALSE</text:p>
          </table:table-cell>
          <table:table-cell table:style-name="ce13" table:formula="of:=([.H8]-2*SQRT([.G8]))&gt;=0" office:value-type="boolean" office:boolean-value="false" calcext:value-type="boolean">
            <text:p>FALSE</text:p>
          </table:table-cell>
          <table:table-cell table:style-name="ce15" table:formula="of:=SQRT((-[.E8]+SQRT([.E8]^2-[.F8]*([.E8]*[.H8]-[.F8]*[.G8])))/([.F8]))" office:value-type="float" office:value="0.353959328562452" calcext:value-type="float">
            <text:p>0.353959328562452</text:p>
          </table:table-cell>
          <table:table-cell table:style-name="ce11" table:formula="of:=[.G8]^0.25" office:value-type="float" office:value="0.354378500354807" calcext:value-type="float">
            <text:p>0.354</text:p>
          </table:table-cell>
          <table:table-cell table:style-name="ce19" table:formula="of:=[.L8]-[.C8]" office:value-type="float" office:value="0.000419171185404521" calcext:value-type="float">
            <text:p>0.000419171185405</text:p>
          </table:table-cell>
          <table:table-cell table:style-name="ce21" table:formula="of:=([.F8]*[.G8])/([.E8]*[.H8])" office:value-type="float" office:value="-7.94514103533246" calcext:value-type="float">
            <text:p>-7.94514103533246</text:p>
          </table:table-cell>
          <table:table-cell table:style-name="ce1"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2475993963988" calcext:value-type="float">
            <text:p>1.22</text:p>
          </table:table-cell>
          <table:table-cell office:value-type="float" office:value="0.381753697193152" calcext:value-type="float">
            <text:p>0.382</text:p>
          </table:table-cell>
          <table:table-cell office:value-type="float" office:value="0.95119796655587" calcext:value-type="float">
            <text:p>0.95</text:p>
          </table:table-cell>
          <table:table-cell table:style-name="ce10" office:value-type="float" office:value="-0.00000304906225070946" calcext:value-type="float">
            <text:p>-3.05E-06</text:p>
          </table:table-cell>
          <table:table-cell table:style-name="ce10" office:value-type="float" office:value="0.000221307964886864" calcext:value-type="float">
            <text:p>2.21E-04</text:p>
          </table:table-cell>
          <table:table-cell office:value-type="float" office:value="0.0187950074244866" calcext:value-type="float">
            <text:p>0.018795007424487</text:p>
          </table:table-cell>
          <table:table-cell office:value-type="float" office:value="-0.114084906495773" calcext:value-type="float">
            <text:p>-0.114084906495773</text:p>
          </table:table-cell>
          <table:table-cell table:style-name="ce13" table:formula="of:=([.E9]*[.F9])&lt;0" office:value-type="boolean" office:boolean-value="true" calcext:value-type="boolean">
            <text:p>TRUE</text:p>
          </table:table-cell>
          <table:table-cell table:style-name="ce13" table:formula="of:=([.H9]-2*SQRT([.G9]))&gt;=0" office:value-type="boolean" office:boolean-value="false" calcext:value-type="boolean">
            <text:p>FALSE</text:p>
          </table:table-cell>
          <table:table-cell table:style-name="ce15" table:formula="of:=SQRT((-[.E9]+SQRT([.E9]^2-[.F9]*([.E9]*[.H9]-[.F9]*[.G9])))/([.F9]))" office:value-type="float" office:value="0.381753697560265" calcext:value-type="float">
            <text:p>0.381753697560265</text:p>
          </table:table-cell>
          <table:table-cell table:style-name="ce11" table:formula="of:=[.G9]^0.25" office:value-type="float" office:value="0.370263264110185" calcext:value-type="float">
            <text:p>0.370</text:p>
          </table:table-cell>
          <table:table-cell table:style-name="ce19" table:formula="of:=[.L9]-[.C9]" office:value-type="float" office:value="-0.0114904330829667" calcext:value-type="float">
            <text:p>-0.011490433082967</text:p>
          </table:table-cell>
          <table:table-cell table:style-name="ce21" table:formula="of:=([.F9]*[.G9])/([.E9]*[.H9])" office:value-type="float" office:value="11.9576287073541" calcext:value-type="float">
            <text:p>11.9576287073541</text:p>
          </table:table-cell>
          <table:table-cell table:style-name="ce1"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7073474380392" calcext:value-type="float">
            <text:p>1.57</text:p>
          </table:table-cell>
          <table:table-cell office:value-type="float" office:value="0.32478594627973" calcext:value-type="float">
            <text:p>0.325</text:p>
          </table:table-cell>
          <table:table-cell office:value-type="float" office:value="1.48363381535459" calcext:value-type="float">
            <text:p>1.48</text:p>
          </table:table-cell>
          <table:table-cell table:style-name="ce10" office:value-type="float" office:value="-0.00000278442393487075" calcext:value-type="float">
            <text:p>-2.78E-06</text:p>
          </table:table-cell>
          <table:table-cell table:style-name="ce10" office:value-type="float" office:value="0.000378376071701059" calcext:value-type="float">
            <text:p>3.78E-04</text:p>
          </table:table-cell>
          <table:table-cell office:value-type="float" office:value="0.0107484110073116" calcext:value-type="float">
            <text:p>0.010748411007312</text:p>
          </table:table-cell>
          <table:table-cell office:value-type="float" office:value="-0.159487583764377" calcext:value-type="float">
            <text:p>-0.159487583764377</text:p>
          </table:table-cell>
          <table:table-cell table:style-name="ce13" table:formula="of:=([.E10]*[.F10])&lt;0" office:value-type="boolean" office:boolean-value="true" calcext:value-type="boolean">
            <text:p>TRUE</text:p>
          </table:table-cell>
          <table:table-cell table:style-name="ce13" table:formula="of:=([.H10]-2*SQRT([.G10]))&gt;=0" office:value-type="boolean" office:boolean-value="false" calcext:value-type="boolean">
            <text:p>FALSE</text:p>
          </table:table-cell>
          <table:table-cell table:style-name="ce15" table:formula="of:=SQRT((-[.E10]+SQRT([.E10]^2-[.F10]*([.E10]*[.H10]-[.F10]*[.G10])))/([.F10]))" office:value-type="float" office:value="0.32478594561287" calcext:value-type="float">
            <text:p>0.32478594561287</text:p>
          </table:table-cell>
          <table:table-cell table:style-name="ce11" table:formula="of:=[.G10]^0.25" office:value-type="float" office:value="0.32198531593889" calcext:value-type="float">
            <text:p>0.322</text:p>
          </table:table-cell>
          <table:table-cell table:style-name="ce19" table:formula="of:=[.L10]-[.C10]" office:value-type="float" office:value="-0.00280063034083966" calcext:value-type="float">
            <text:p>-0.00280063034084</text:p>
          </table:table-cell>
          <table:table-cell table:style-name="ce21" table:formula="of:=([.F10]*[.G10])/([.E10]*[.H10])" office:value-type="float" office:value="9.1581065545236" calcext:value-type="float">
            <text:p>9.1581065545236</text:p>
          </table:table-cell>
          <table:table-cell table:style-name="ce1"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3391636843883" calcext:value-type="float">
            <text:p>4.63</text:p>
          </table:table-cell>
          <table:table-cell office:value-type="float" office:value="0.665005584388289" calcext:value-type="float">
            <text:p>0.665</text:p>
          </table:table-cell>
          <table:table-cell office:value-type="float" office:value="11.9053747915418" calcext:value-type="float">
            <text:p>11.91</text:p>
          </table:table-cell>
          <table:table-cell table:style-name="ce10" office:value-type="float" office:value="0.000172004063907472" calcext:value-type="float">
            <text:p>1.72E-04</text:p>
          </table:table-cell>
          <table:table-cell table:style-name="ce10" office:value-type="float" office:value="0.0000125957343308114" calcext:value-type="float">
            <text:p>1.26E-05</text:p>
          </table:table-cell>
          <table:table-cell office:value-type="float" office:value="0.196903816911521" calcext:value-type="float">
            <text:p>0.196903816911521</text:p>
          </table:table-cell>
          <table:table-cell office:value-type="float" office:value="-0.884367133082037" calcext:value-type="float">
            <text:p>-0.884367133082037</text:p>
          </table:table-cell>
          <table:table-cell table:style-name="ce13" table:formula="of:=([.E11]*[.F11])&lt;0" office:value-type="boolean" office:boolean-value="false" calcext:value-type="boolean">
            <text:p>FALSE</text:p>
          </table:table-cell>
          <table:table-cell table:style-name="ce13" table:formula="of:=([.H11]-2*SQRT([.G11]))&gt;=0" office:value-type="boolean" office:boolean-value="false" calcext:value-type="boolean">
            <text:p>FALSE</text:p>
          </table:table-cell>
          <table:table-cell table:style-name="ce15" table:formula="of:=SQRT((-[.E11]+SQRT([.E11]^2-[.F11]*([.E11]*[.H11]-[.F11]*[.G11])))/([.F11]))" office:value-type="float" office:value="0.665005580081702" calcext:value-type="float">
            <text:p>0.665005580081702</text:p>
          </table:table-cell>
          <table:table-cell table:style-name="ce11" table:formula="of:=[.G11]^0.25" office:value-type="float" office:value="0.666136964538663" calcext:value-type="float">
            <text:p>0.666</text:p>
          </table:table-cell>
          <table:table-cell table:style-name="ce19" table:formula="of:=[.L11]-[.C11]" office:value-type="float" office:value="0.00113138015037417" calcext:value-type="float">
            <text:p>0.001131380150374</text:p>
          </table:table-cell>
          <table:table-cell table:style-name="ce21" table:formula="of:=([.F11]*[.G11])/([.E11]*[.H11])" office:value-type="float" office:value="-0.0163044564402666" calcext:value-type="float">
            <text:p>-0.01630445644026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8212629547983" calcext:value-type="float">
            <text:p>6.28</text:p>
          </table:table-cell>
          <table:table-cell office:value-type="float" office:value="0.518690096182667" calcext:value-type="float">
            <text:p>0.519</text:p>
          </table:table-cell>
          <table:table-cell office:value-type="float" office:value="0.725375965375508" calcext:value-type="float">
            <text:p>0.73</text:p>
          </table:table-cell>
          <table:table-cell table:style-name="ce10" office:value-type="float" office:value="-0.0000651198223470539" calcext:value-type="float">
            <text:p>-6.51E-05</text:p>
          </table:table-cell>
          <table:table-cell table:style-name="ce10" office:value-type="float" office:value="0.0223333557981043" calcext:value-type="float">
            <text:p>2.23E-02</text:p>
          </table:table-cell>
          <table:table-cell office:value-type="float" office:value="0.0708750617933908" calcext:value-type="float">
            <text:p>0.070875061793391</text:p>
          </table:table-cell>
          <table:table-cell office:value-type="float" office:value="-0.021189501016532" calcext:value-type="float">
            <text:p>-0.021189501016532</text:p>
          </table:table-cell>
          <table:table-cell table:style-name="ce13" table:formula="of:=([.E12]*[.F12])&lt;0" office:value-type="boolean" office:boolean-value="true" calcext:value-type="boolean">
            <text:p>TRUE</text:p>
          </table:table-cell>
          <table:table-cell table:style-name="ce13" table:formula="of:=([.H12]-2*SQRT([.G12]))&gt;=0" office:value-type="boolean" office:boolean-value="false" calcext:value-type="boolean">
            <text:p>FALSE</text:p>
          </table:table-cell>
          <table:table-cell table:style-name="ce15" table:formula="of:=SQRT((-[.E12]+SQRT([.E12]^2-[.F12]*([.E12]*[.H12]-[.F12]*[.G12])))/([.F12]))" office:value-type="float" office:value="0.518690106290547" calcext:value-type="float">
            <text:p>0.518690106290547</text:p>
          </table:table-cell>
          <table:table-cell table:style-name="ce11" table:formula="of:=[.G12]^0.25" office:value-type="float" office:value="0.515968706701187" calcext:value-type="float">
            <text:p>0.516</text:p>
          </table:table-cell>
          <table:table-cell table:style-name="ce19" table:formula="of:=[.L12]-[.C12]" office:value-type="float" office:value="-0.00272138948148004" calcext:value-type="float">
            <text:p>-0.00272138948148</text:p>
          </table:table-cell>
          <table:table-cell table:style-name="ce21" table:formula="of:=([.F12]*[.G12])/([.E12]*[.H12])" office:value-type="float" office:value="1147.13227373439" calcext:value-type="float">
            <text:p>1147.13227373439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1248939904185" calcext:value-type="float">
            <text:p>5.21</text:p>
          </table:table-cell>
          <table:table-cell office:value-type="float" office:value="0.507013755362207" calcext:value-type="float">
            <text:p>0.507</text:p>
          </table:table-cell>
          <table:table-cell office:value-type="float" office:value="1.33305572635898" calcext:value-type="float">
            <text:p>1.33</text:p>
          </table:table-cell>
          <table:table-cell table:style-name="ce10" office:value-type="float" office:value="-0.000173673509763298" calcext:value-type="float">
            <text:p>-1.74E-04</text:p>
          </table:table-cell>
          <table:table-cell table:style-name="ce10" office:value-type="float" office:value="0.00646607698381634" calcext:value-type="float">
            <text:p>6.47E-03</text:p>
          </table:table-cell>
          <table:table-cell office:value-type="float" office:value="0.0617506475084171" calcext:value-type="float">
            <text:p>0.061750647508417</text:p>
          </table:table-cell>
          <table:table-cell office:value-type="float" office:value="-0.352888194296642" calcext:value-type="float">
            <text:p>-0.352888194296642</text:p>
          </table:table-cell>
          <table:table-cell table:style-name="ce13" table:formula="of:=([.E13]*[.F13])&lt;0" office:value-type="boolean" office:boolean-value="true" calcext:value-type="boolean">
            <text:p>TRUE</text:p>
          </table:table-cell>
          <table:table-cell table:style-name="ce13" table:formula="of:=([.H13]-2*SQRT([.G13]))&gt;=0" office:value-type="boolean" office:boolean-value="false" calcext:value-type="boolean">
            <text:p>FALSE</text:p>
          </table:table-cell>
          <table:table-cell table:style-name="ce15" table:formula="of:=SQRT((-[.E13]+SQRT([.E13]^2-[.F13]*([.E13]*[.H13]-[.F13]*[.G13])))/([.F13]))" office:value-type="float" office:value="0.507013755948263" calcext:value-type="float">
            <text:p>0.507013755948263</text:p>
          </table:table-cell>
          <table:table-cell table:style-name="ce11" table:formula="of:=[.G13]^0.25" office:value-type="float" office:value="0.498494509147233" calcext:value-type="float">
            <text:p>0.498</text:p>
          </table:table-cell>
          <table:table-cell table:style-name="ce19" table:formula="of:=[.L13]-[.C13]" office:value-type="float" office:value="-0.00851924621497385" calcext:value-type="float">
            <text:p>-0.008519246214974</text:p>
          </table:table-cell>
          <table:table-cell table:style-name="ce21" table:formula="of:=([.F13]*[.G13])/([.E13]*[.H13])" office:value-type="float" office:value="6.51495884054947" calcext:value-type="float">
            <text:p>6.51495884054947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2541178732441" calcext:value-type="float">
            <text:p>2.03</text:p>
          </table:table-cell>
          <table:table-cell office:value-type="float" office:value="0.400430043265408" calcext:value-type="float">
            <text:p>0.400</text:p>
          </table:table-cell>
          <table:table-cell office:value-type="float" office:value="7.06579031775254" calcext:value-type="float">
            <text:p>7.07</text:p>
          </table:table-cell>
          <table:table-cell table:style-name="ce10" office:value-type="float" office:value="-0.00000514228736084136" calcext:value-type="float">
            <text:p>-5.14E-06</text:p>
          </table:table-cell>
          <table:table-cell table:style-name="ce10" office:value-type="float" office:value="0.00031912085241604" calcext:value-type="float">
            <text:p>3.19E-04</text:p>
          </table:table-cell>
          <table:table-cell office:value-type="float" office:value="0.0256527392415299" calcext:value-type="float">
            <text:p>0.02565273924153</text:p>
          </table:table-cell>
          <table:table-cell office:value-type="float" office:value="-0.317118175416544" calcext:value-type="float">
            <text:p>-0.317118175416544</text:p>
          </table:table-cell>
          <table:table-cell table:style-name="ce13" table:formula="of:=([.E14]*[.F14])&lt;0" office:value-type="boolean" office:boolean-value="true" calcext:value-type="boolean">
            <text:p>TRUE</text:p>
          </table:table-cell>
          <table:table-cell table:style-name="ce13" table:formula="of:=([.H14]-2*SQRT([.G14]))&gt;=0" office:value-type="boolean" office:boolean-value="false" calcext:value-type="boolean">
            <text:p>FALSE</text:p>
          </table:table-cell>
          <table:table-cell table:style-name="ce15" table:formula="of:=SQRT((-[.E14]+SQRT([.E14]^2-[.F14]*([.E14]*[.H14]-[.F14]*[.G14])))/([.F14]))" office:value-type="float" office:value="0.40043004948168" calcext:value-type="float">
            <text:p>0.40043004948168</text:p>
          </table:table-cell>
          <table:table-cell table:style-name="ce11" table:formula="of:=[.G14]^0.25" office:value-type="float" office:value="0.400205853698654" calcext:value-type="float">
            <text:p>0.400</text:p>
          </table:table-cell>
          <table:table-cell table:style-name="ce19" table:formula="of:=[.L14]-[.C14]" office:value-type="float" office:value="-0.000224189566753574" calcext:value-type="float">
            <text:p>-0.000224189566754</text:p>
          </table:table-cell>
          <table:table-cell table:style-name="ce21" table:formula="of:=([.F14]*[.G14])/([.E14]*[.H14])" office:value-type="float" office:value="5.02008942786869" calcext:value-type="float">
            <text:p>5.02008942786869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0062839007126" calcext:value-type="float">
            <text:p>1.60</text:p>
          </table:table-cell>
          <table:table-cell office:value-type="float" office:value="0.508984776524795" calcext:value-type="float">
            <text:p>0.509</text:p>
          </table:table-cell>
          <table:table-cell office:value-type="float" office:value="2.53618464048052" calcext:value-type="float">
            <text:p>2.54</text:p>
          </table:table-cell>
          <table:table-cell table:style-name="ce10" office:value-type="float" office:value="0.00000733737638827232" calcext:value-type="float">
            <text:p>7.34E-06</text:p>
          </table:table-cell>
          <table:table-cell table:style-name="ce10" office:value-type="float" office:value="0.000246578124842554" calcext:value-type="float">
            <text:p>2.47E-04</text:p>
          </table:table-cell>
          <table:table-cell office:value-type="float" office:value="0.0681894977805046" calcext:value-type="float">
            <text:p>0.068189497780505</text:p>
          </table:table-cell>
          <table:table-cell office:value-type="float" office:value="-0.482019444778355" calcext:value-type="float">
            <text:p>-0.482019444778355</text:p>
          </table:table-cell>
          <table:table-cell table:style-name="ce13" table:formula="of:=([.E15]*[.F15])&lt;0" office:value-type="boolean" office:boolean-value="false" calcext:value-type="boolean">
            <text:p>FALSE</text:p>
          </table:table-cell>
          <table:table-cell table:style-name="ce13" table:formula="of:=([.H15]-2*SQRT([.G15]))&gt;=0" office:value-type="boolean" office:boolean-value="false" calcext:value-type="boolean">
            <text:p>FALSE</text:p>
          </table:table-cell>
          <table:table-cell table:style-name="ce15" table:formula="of:=SQRT((-[.E15]+SQRT([.E15]^2-[.F15]*([.E15]*[.H15]-[.F15]*[.G15])))/([.F15]))" office:value-type="float" office:value="0.50898477400736" calcext:value-type="float">
            <text:p>0.50898477400736</text:p>
          </table:table-cell>
          <table:table-cell table:style-name="ce11" table:formula="of:=[.G15]^0.25" office:value-type="float" office:value="0.511009969405107" calcext:value-type="float">
            <text:p>0.511</text:p>
          </table:table-cell>
          <table:table-cell table:style-name="ce19" table:formula="of:=[.L15]-[.C15]" office:value-type="float" office:value="0.00202519288031189" calcext:value-type="float">
            <text:p>0.002025192880312</text:p>
          </table:table-cell>
          <table:table-cell table:style-name="ce21" table:formula="of:=([.F15]*[.G15])/([.E15]*[.H15])" office:value-type="float" office:value="-4.75408214400604" calcext:value-type="float">
            <text:p>-4.75408214400604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1686365098003" calcext:value-type="float">
            <text:p>4.52</text:p>
          </table:table-cell>
          <table:table-cell office:value-type="float" office:value="0.424743531887046" calcext:value-type="float">
            <text:p>0.425</text:p>
          </table:table-cell>
          <table:table-cell office:value-type="float" office:value="3.81599972408309" calcext:value-type="float">
            <text:p>3.82</text:p>
          </table:table-cell>
          <table:table-cell table:style-name="ce10" office:value-type="float" office:value="0.000320051428384968" calcext:value-type="float">
            <text:p>3.20E-04</text:p>
          </table:table-cell>
          <table:table-cell table:style-name="ce10" office:value-type="float" office:value="0.000515107844757489" calcext:value-type="float">
            <text:p>5.15E-04</text:p>
          </table:table-cell>
          <table:table-cell office:value-type="float" office:value="0.0342609123863847" calcext:value-type="float">
            <text:p>0.034260912386385</text:p>
          </table:table-cell>
          <table:table-cell office:value-type="float" office:value="-0.358055484315508" calcext:value-type="float">
            <text:p>-0.358055484315508</text:p>
          </table:table-cell>
          <table:table-cell table:style-name="ce13" table:formula="of:=([.E16]*[.F16])&lt;0" office:value-type="boolean" office:boolean-value="false" calcext:value-type="boolean">
            <text:p>FALSE</text:p>
          </table:table-cell>
          <table:table-cell table:style-name="ce13" table:formula="of:=([.H16]-2*SQRT([.G16]))&gt;=0" office:value-type="boolean" office:boolean-value="false" calcext:value-type="boolean">
            <text:p>FALSE</text:p>
          </table:table-cell>
          <table:table-cell table:style-name="ce15" table:formula="of:=SQRT((-[.E16]+SQRT([.E16]^2-[.F16]*([.E16]*[.H16]-[.F16]*[.G16])))/([.F16]))" office:value-type="float" office:value="0.42474365828878" calcext:value-type="float">
            <text:p>0.42474365828878</text:p>
          </table:table-cell>
          <table:table-cell table:style-name="ce11" table:formula="of:=[.G16]^0.25" office:value-type="float" office:value="0.430229049525516" calcext:value-type="float">
            <text:p>0.430</text:p>
          </table:table-cell>
          <table:table-cell table:style-name="ce19" table:formula="of:=[.L16]-[.C16]" office:value-type="float" office:value="0.00548551763846988" calcext:value-type="float">
            <text:p>0.00548551763847</text:p>
          </table:table-cell>
          <table:table-cell table:style-name="ce21" table:formula="of:=([.F16]*[.G16])/([.E16]*[.H16])" office:value-type="float" office:value="-0.15400222243514" calcext:value-type="float">
            <text:p>-0.1540022224351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6705269246969" calcext:value-type="float">
            <text:p>1.87</text:p>
          </table:table-cell>
          <table:table-cell office:value-type="float" office:value="0.309801451110969" calcext:value-type="float">
            <text:p>0.310</text:p>
          </table:table-cell>
          <table:table-cell office:value-type="float" office:value="1.77515424961874" calcext:value-type="float">
            <text:p>1.78</text:p>
          </table:table-cell>
          <table:table-cell table:style-name="ce10" office:value-type="float" office:value="-0.00000350060499935065" calcext:value-type="float">
            <text:p>-3.50E-06</text:p>
          </table:table-cell>
          <table:table-cell table:style-name="ce10" office:value-type="float" office:value="0.00032914128811737" calcext:value-type="float">
            <text:p>3.29E-04</text:p>
          </table:table-cell>
          <table:table-cell office:value-type="float" office:value="0.00884770877645191" calcext:value-type="float">
            <text:p>0.008847708776452</text:p>
          </table:table-cell>
          <table:table-cell office:value-type="float" office:value="-0.157741901994354" calcext:value-type="float">
            <text:p>-0.157741901994354</text:p>
          </table:table-cell>
          <table:table-cell table:style-name="ce13" table:formula="of:=([.E17]*[.F17])&lt;0" office:value-type="boolean" office:boolean-value="true" calcext:value-type="boolean">
            <text:p>TRUE</text:p>
          </table:table-cell>
          <table:table-cell table:style-name="ce13" table:formula="of:=([.H17]-2*SQRT([.G17]))&gt;=0" office:value-type="boolean" office:boolean-value="false" calcext:value-type="boolean">
            <text:p>FALSE</text:p>
          </table:table-cell>
          <table:table-cell table:style-name="ce15" table:formula="of:=SQRT((-[.E17]+SQRT([.E17]^2-[.F17]*([.E17]*[.H17]-[.F17]*[.G17])))/([.F17]))" office:value-type="float" office:value="0.309801449045584" calcext:value-type="float">
            <text:p>0.309801449045584</text:p>
          </table:table-cell>
          <table:table-cell table:style-name="ce11" table:formula="of:=[.G17]^0.25" office:value-type="float" office:value="0.306695712567163" calcext:value-type="float">
            <text:p>0.307</text:p>
          </table:table-cell>
          <table:table-cell table:style-name="ce19" table:formula="of:=[.L17]-[.C17]" office:value-type="float" office:value="-0.00310573854380636" calcext:value-type="float">
            <text:p>-0.003105738543806</text:p>
          </table:table-cell>
          <table:table-cell table:style-name="ce21" table:formula="of:=([.F17]*[.G17])/([.E17]*[.H17])" office:value-type="float" office:value="5.2737920598006" calcext:value-type="float">
            <text:p>5.2737920598006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4583857517727" calcext:value-type="float">
            <text:p>2.65</text:p>
          </table:table-cell>
          <table:table-cell office:value-type="float" office:value="0.329956902643728" calcext:value-type="float">
            <text:p>0.330</text:p>
          </table:table-cell>
          <table:table-cell office:value-type="float" office:value="2.47340565920255" calcext:value-type="float">
            <text:p>2.47</text:p>
          </table:table-cell>
          <table:table-cell table:style-name="ce10" office:value-type="float" office:value="-0.0000102396235679391" calcext:value-type="float">
            <text:p>-1.02E-05</text:p>
          </table:table-cell>
          <table:table-cell table:style-name="ce10" office:value-type="float" office:value="0.000415842828983142" calcext:value-type="float">
            <text:p>4.16E-04</text:p>
          </table:table-cell>
          <table:table-cell office:value-type="float" office:value="0.0112886498610918" calcext:value-type="float">
            <text:p>0.011288649861092</text:p>
          </table:table-cell>
          <table:table-cell office:value-type="float" office:value="-0.194823558493355" calcext:value-type="float">
            <text:p>-0.194823558493355</text:p>
          </table:table-cell>
          <table:table-cell table:style-name="ce13" table:formula="of:=([.E18]*[.F18])&lt;0" office:value-type="boolean" office:boolean-value="true" calcext:value-type="boolean">
            <text:p>TRUE</text:p>
          </table:table-cell>
          <table:table-cell table:style-name="ce13" table:formula="of:=([.H18]-2*SQRT([.G18]))&gt;=0" office:value-type="boolean" office:boolean-value="false" calcext:value-type="boolean">
            <text:p>FALSE</text:p>
          </table:table-cell>
          <table:table-cell table:style-name="ce15" table:formula="of:=SQRT((-[.E18]+SQRT([.E18]^2-[.F18]*([.E18]*[.H18]-[.F18]*[.G18])))/([.F18]))" office:value-type="float" office:value="0.329956902611667" calcext:value-type="float">
            <text:p>0.329956902611667</text:p>
          </table:table-cell>
          <table:table-cell table:style-name="ce11" table:formula="of:=[.G18]^0.25" office:value-type="float" office:value="0.325957141587815" calcext:value-type="float">
            <text:p>0.326</text:p>
          </table:table-cell>
          <table:table-cell table:style-name="ce19" table:formula="of:=[.L18]-[.C18]" office:value-type="float" office:value="-0.00399976105591288" calcext:value-type="float">
            <text:p>-0.003999761055913</text:p>
          </table:table-cell>
          <table:table-cell table:style-name="ce21" table:formula="of:=([.F18]*[.G18])/([.E18]*[.H18])" office:value-type="float" office:value="2.35312911107757" calcext:value-type="float">
            <text:p>2.35312911107757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1381999529426" calcext:value-type="float">
            <text:p>1.61</text:p>
          </table:table-cell>
          <table:table-cell office:value-type="float" office:value="0.20207296496554" calcext:value-type="float">
            <text:p>0.202</text:p>
          </table:table-cell>
          <table:table-cell office:value-type="float" office:value="1.95554253495837" calcext:value-type="float">
            <text:p>1.96</text:p>
          </table:table-cell>
          <table:table-cell table:style-name="ce10" office:value-type="float" office:value="-0.00000055012665495992" calcext:value-type="float">
            <text:p>-5.50E-07</text:p>
          </table:table-cell>
          <table:table-cell table:style-name="ce10" office:value-type="float" office:value="0.000100182318660932" calcext:value-type="float">
            <text:p>1.00E-04</text:p>
          </table:table-cell>
          <table:table-cell office:value-type="float" office:value="0.00159973305831163" calcext:value-type="float">
            <text:p>0.001599733058312</text:p>
          </table:table-cell>
          <table:table-cell office:value-type="float" office:value="-0.0693491401650103" calcext:value-type="float">
            <text:p>-0.06934914016501</text:p>
          </table:table-cell>
          <table:table-cell table:style-name="ce13" table:formula="of:=([.E19]*[.F19])&lt;0" office:value-type="boolean" office:boolean-value="true" calcext:value-type="boolean">
            <text:p>TRUE</text:p>
          </table:table-cell>
          <table:table-cell table:style-name="ce13" table:formula="of:=([.H19]-2*SQRT([.G19]))&gt;=0" office:value-type="boolean" office:boolean-value="false" calcext:value-type="boolean">
            <text:p>FALSE</text:p>
          </table:table-cell>
          <table:table-cell table:style-name="ce15" table:formula="of:=SQRT((-[.E19]+SQRT([.E19]^2-[.F19]*([.E19]*[.H19]-[.F19]*[.G19])))/([.F19]))" office:value-type="float" office:value="0.202072966179761" calcext:value-type="float">
            <text:p>0.202072966179761</text:p>
          </table:table-cell>
          <table:table-cell table:style-name="ce11" table:formula="of:=[.G19]^0.25" office:value-type="float" office:value="0.199991657550279" calcext:value-type="float">
            <text:p>0.200</text:p>
          </table:table-cell>
          <table:table-cell table:style-name="ce19" table:formula="of:=[.L19]-[.C19]" office:value-type="float" office:value="-0.00208130741526055" calcext:value-type="float">
            <text:p>-0.002081307415261</text:p>
          </table:table-cell>
          <table:table-cell table:style-name="ce21" table:formula="of:=([.F19]*[.G19])/([.E19]*[.H19])" office:value-type="float" office:value="4.20082731941542" calcext:value-type="float">
            <text:p>4.20082731941542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1797743131793" calcext:value-type="float">
            <text:p>1.12</text:p>
          </table:table-cell>
          <table:table-cell office:value-type="float" office:value="0.344078978757731" calcext:value-type="float">
            <text:p>0.344</text:p>
          </table:table-cell>
          <table:table-cell office:value-type="float" office:value="2.64700829353151" calcext:value-type="float">
            <text:p>2.65</text:p>
          </table:table-cell>
          <table:table-cell table:style-name="ce10" office:value-type="float" office:value="-0.00000173451484523285" calcext:value-type="float">
            <text:p>-1.73E-06</text:p>
          </table:table-cell>
          <table:table-cell table:style-name="ce10" office:value-type="float" office:value="0.0000471927315217386" calcext:value-type="float">
            <text:p>4.72E-05</text:p>
          </table:table-cell>
          <table:table-cell office:value-type="float" office:value="0.0131218819347438" calcext:value-type="float">
            <text:p>0.013121881934744</text:p>
          </table:table-cell>
          <table:table-cell office:value-type="float" office:value="-0.212446059478047" calcext:value-type="float">
            <text:p>-0.212446059478047</text:p>
          </table:table-cell>
          <table:table-cell table:style-name="ce13" table:formula="of:=([.E20]*[.F20])&lt;0" office:value-type="boolean" office:boolean-value="true" calcext:value-type="boolean">
            <text:p>TRUE</text:p>
          </table:table-cell>
          <table:table-cell table:style-name="ce13" table:formula="of:=([.H20]-2*SQRT([.G20]))&gt;=0" office:value-type="boolean" office:boolean-value="false" calcext:value-type="boolean">
            <text:p>FALSE</text:p>
          </table:table-cell>
          <table:table-cell table:style-name="ce15" table:formula="of:=SQRT((-[.E20]+SQRT([.E20]^2-[.F20]*([.E20]*[.H20]-[.F20]*[.G20])))/([.F20]))" office:value-type="float" office:value="0.344078977596117" calcext:value-type="float">
            <text:p>0.344078977596117</text:p>
          </table:table-cell>
          <table:table-cell table:style-name="ce11" table:formula="of:=[.G20]^0.25" office:value-type="float" office:value="0.33845351706422" calcext:value-type="float">
            <text:p>0.338</text:p>
          </table:table-cell>
          <table:table-cell table:style-name="ce19" table:formula="of:=[.L20]-[.C20]" office:value-type="float" office:value="-0.00562546169351141" calcext:value-type="float">
            <text:p>-0.005625461693511</text:p>
          </table:table-cell>
          <table:table-cell table:style-name="ce21" table:formula="of:=([.F20]*[.G20])/([.E20]*[.H20])" office:value-type="float" office:value="1.68052330561252" calcext:value-type="float">
            <text:p>1.68052330561252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0212620759383" calcext:value-type="float">
            <text:p>3.20</text:p>
          </table:table-cell>
          <table:table-cell office:value-type="float" office:value="0.310183260161934" calcext:value-type="float">
            <text:p>0.310</text:p>
          </table:table-cell>
          <table:table-cell office:value-type="float" office:value="4.83543179648227" calcext:value-type="float">
            <text:p>4.84</text:p>
          </table:table-cell>
          <table:table-cell table:style-name="ce10" office:value-type="float" office:value="-0.0000108311221937417" calcext:value-type="float">
            <text:p>-1.08E-05</text:p>
          </table:table-cell>
          <table:table-cell table:style-name="ce10" office:value-type="float" office:value="0.000351672070560955" calcext:value-type="float">
            <text:p>3.52E-04</text:p>
          </table:table-cell>
          <table:table-cell office:value-type="float" office:value="0.0090710948419347" calcext:value-type="float">
            <text:p>0.009071094841935</text:p>
          </table:table-cell>
          <table:table-cell office:value-type="float" office:value="-0.186389043717196" calcext:value-type="float">
            <text:p>-0.186389043717196</text:p>
          </table:table-cell>
          <table:table-cell table:style-name="ce13" table:formula="of:=([.E21]*[.F21])&lt;0" office:value-type="boolean" office:boolean-value="true" calcext:value-type="boolean">
            <text:p>TRUE</text:p>
          </table:table-cell>
          <table:table-cell table:style-name="ce13" table:formula="of:=([.H21]-2*SQRT([.G21]))&gt;=0" office:value-type="boolean" office:boolean-value="false" calcext:value-type="boolean">
            <text:p>FALSE</text:p>
          </table:table-cell>
          <table:table-cell table:style-name="ce15" table:formula="of:=SQRT((-[.E21]+SQRT([.E21]^2-[.F21]*([.E21]*[.H21]-[.F21]*[.G21])))/([.F21]))" office:value-type="float" office:value="0.31018325482658" calcext:value-type="float">
            <text:p>0.31018325482658</text:p>
          </table:table-cell>
          <table:table-cell table:style-name="ce11" table:formula="of:=[.G21]^0.25" office:value-type="float" office:value="0.308613504964682" calcext:value-type="float">
            <text:p>0.309</text:p>
          </table:table-cell>
          <table:table-cell table:style-name="ce19" table:formula="of:=[.L21]-[.C21]" office:value-type="float" office:value="-0.00156975519725239" calcext:value-type="float">
            <text:p>-0.001569755197252</text:p>
          </table:table-cell>
          <table:table-cell table:style-name="ce21" table:formula="of:=([.F21]*[.G21])/([.E21]*[.H21])" office:value-type="float" office:value="1.58016977517966" calcext:value-type="float">
            <text:p>1.5801697751796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8174927577804" calcext:value-type="float">
            <text:p>3.08</text:p>
          </table:table-cell>
          <table:table-cell office:value-type="float" office:value="0.975375230852187" calcext:value-type="float">
            <text:p>0.975</text:p>
          </table:table-cell>
          <table:table-cell office:value-type="float" office:value="7.2291351732556" calcext:value-type="float">
            <text:p>7.23</text:p>
          </table:table-cell>
          <table:table-cell table:style-name="ce10" office:value-type="float" office:value="0.00140834617280784" calcext:value-type="float">
            <text:p>1.41E-03</text:p>
          </table:table-cell>
          <table:table-cell table:style-name="ce10" office:value-type="float" office:value="-0.000998047095652636" calcext:value-type="float">
            <text:p>-9.98E-04</text:p>
          </table:table-cell>
          <table:table-cell office:value-type="float" office:value="0.955978461919752" calcext:value-type="float">
            <text:p>0.955978461919752</text:p>
          </table:table-cell>
          <table:table-cell office:value-type="float" office:value="-1.93878456876989" calcext:value-type="float">
            <text:p>-1.93878456876989</text:p>
          </table:table-cell>
          <table:table-cell table:style-name="ce13" table:formula="of:=([.E22]*[.F22])&lt;0" office:value-type="boolean" office:boolean-value="true" calcext:value-type="boolean">
            <text:p>TRUE</text:p>
          </table:table-cell>
          <table:table-cell table:style-name="ce13" table:formula="of:=([.H22]-2*SQRT([.G22]))&gt;=0" office:value-type="boolean" office:boolean-value="false" calcext:value-type="boolean">
            <text:p>FALSE</text:p>
          </table:table-cell>
          <table:table-cell table:style-name="ce15" table:formula="of:=SQRT((-[.E22]+SQRT([.E22]^2-[.F22]*([.E22]*[.H22]-[.F22]*[.G22])))/([.F22]))" office:value-type="float" office:value="0.975375829955112" calcext:value-type="float">
            <text:p>0.975375829955112</text:p>
          </table:table-cell>
          <table:table-cell table:style-name="ce11" table:formula="of:=[.G22]^0.25" office:value-type="float" office:value="0.98880812637685" calcext:value-type="float">
            <text:p>0.989</text:p>
          </table:table-cell>
          <table:table-cell table:style-name="ce19" table:formula="of:=[.L22]-[.C22]" office:value-type="float" office:value="0.0134328955246625" calcext:value-type="float">
            <text:p>0.013432895524663</text:p>
          </table:table-cell>
          <table:table-cell table:style-name="ce21" table:formula="of:=([.F22]*[.G22])/([.E22]*[.H22])" office:value-type="float" office:value="0.349429985849728" calcext:value-type="float">
            <text:p>0.349429985849728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44370128307" calcext:value-type="float">
            <text:p>1.44</text:p>
          </table:table-cell>
          <table:table-cell office:value-type="float" office:value="0.936056211362497" calcext:value-type="float">
            <text:p>0.936</text:p>
          </table:table-cell>
          <table:table-cell office:value-type="float" office:value="8.3420286764965" calcext:value-type="float">
            <text:p>8.34</text:p>
          </table:table-cell>
          <table:table-cell table:style-name="ce10" office:value-type="float" office:value="0.0000273035178666915" calcext:value-type="float">
            <text:p>2.73E-05</text:p>
          </table:table-cell>
          <table:table-cell table:style-name="ce10" office:value-type="float" office:value="0.000288132686470163" calcext:value-type="float">
            <text:p>2.88E-04</text:p>
          </table:table-cell>
          <table:table-cell office:value-type="float" office:value="0.768805231737223" calcext:value-type="float">
            <text:p>0.768805231737223</text:p>
          </table:table-cell>
          <table:table-cell office:value-type="float" office:value="-1.74104063763933" calcext:value-type="float">
            <text:p>-1.74104063763933</text:p>
          </table:table-cell>
          <table:table-cell table:style-name="ce13" table:formula="of:=([.E23]*[.F23])&lt;0" office:value-type="boolean" office:boolean-value="false" calcext:value-type="boolean">
            <text:p>FALSE</text:p>
          </table:table-cell>
          <table:table-cell table:style-name="ce13" table:formula="of:=([.H23]-2*SQRT([.G23]))&gt;=0" office:value-type="boolean" office:boolean-value="false" calcext:value-type="boolean">
            <text:p>FALSE</text:p>
          </table:table-cell>
          <table:table-cell table:style-name="ce15" table:formula="of:=SQRT((-[.E23]+SQRT([.E23]^2-[.F23]*([.E23]*[.H23]-[.F23]*[.G23])))/([.F23]))" office:value-type="float" office:value="0.936056207467882" calcext:value-type="float">
            <text:p>0.936056207467882</text:p>
          </table:table-cell>
          <table:table-cell table:style-name="ce11" table:formula="of:=[.G23]^0.25" office:value-type="float" office:value="0.936384211769301" calcext:value-type="float">
            <text:p>0.936</text:p>
          </table:table-cell>
          <table:table-cell table:style-name="ce19" table:formula="of:=[.L23]-[.C23]" office:value-type="float" office:value="0.000328000406803475" calcext:value-type="float">
            <text:p>0.000328000406803</text:p>
          </table:table-cell>
          <table:table-cell table:style-name="ce21" table:formula="of:=([.F23]*[.G23])/([.E23]*[.H23])" office:value-type="float" office:value="-4.65995093508177" calcext:value-type="float">
            <text:p>-4.65995093508177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27733167372006" calcext:value-type="float">
            <text:p>5.28</text:p>
          </table:table-cell>
          <table:table-cell office:value-type="float" office:value="0.394244271899631" calcext:value-type="float">
            <text:p>0.394</text:p>
          </table:table-cell>
          <table:table-cell office:value-type="float" office:value="0.571217137697278" calcext:value-type="float">
            <text:p>0.57</text:p>
          </table:table-cell>
          <table:table-cell table:style-name="ce10" office:value-type="float" office:value="-0.000076115408109725" calcext:value-type="float">
            <text:p>-7.61E-05</text:p>
          </table:table-cell>
          <table:table-cell table:style-name="ce10" office:value-type="float" office:value="0.0144346176925226" calcext:value-type="float">
            <text:p>1.44E-02</text:p>
          </table:table-cell>
          <table:table-cell office:value-type="float" office:value="0.0215602898167794" calcext:value-type="float">
            <text:p>0.021560289816779</text:p>
          </table:table-cell>
          <table:table-cell office:value-type="float" office:value="0.181782040503006" calcext:value-type="float">
            <text:p>0.181782040503006</text:p>
          </table:table-cell>
          <table:table-cell table:style-name="ce13" table:formula="of:=([.E24]*[.F24])&lt;0" office:value-type="boolean" office:boolean-value="true" calcext:value-type="boolean">
            <text:p>TRUE</text:p>
          </table:table-cell>
          <table:table-cell table:style-name="ce13" table:formula="of:=([.H24]-2*SQRT([.G24]))&gt;=0" office:value-type="boolean" office:boolean-value="false" calcext:value-type="boolean">
            <text:p>FALSE</text:p>
          </table:table-cell>
          <table:table-cell table:style-name="ce15" table:formula="of:=SQRT((-[.E24]+SQRT([.E24]^2-[.F24]*([.E24]*[.H24]-[.F24]*[.G24])))/([.F24]))" office:value-type="float" office:value="0.394244272047467" calcext:value-type="float">
            <text:p>0.394244272047467</text:p>
          </table:table-cell>
          <table:table-cell table:style-name="ce11" table:formula="of:=[.G24]^0.25" office:value-type="float" office:value="0.383189542695808" calcext:value-type="float">
            <text:p>0.383</text:p>
          </table:table-cell>
          <table:table-cell table:style-name="ce19" table:formula="of:=[.L24]-[.C24]" office:value-type="float" office:value="-0.0110547292038234" calcext:value-type="float">
            <text:p>-0.011054729203823</text:p>
          </table:table-cell>
          <table:table-cell table:style-name="ce21" table:formula="of:=([.F24]*[.G24])/([.E24]*[.H24])" office:value-type="float" office:value="-22.4924273261015" calcext:value-type="float">
            <text:p>-22.4924273261015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30445770372372" calcext:value-type="float">
            <text:p>3.30</text:p>
          </table:table-cell>
          <table:table-cell office:value-type="float" office:value="0.315476590033386" calcext:value-type="float">
            <text:p>0.315</text:p>
          </table:table-cell>
          <table:table-cell office:value-type="float" office:value="5.89637967358637" calcext:value-type="float">
            <text:p>5.90</text:p>
          </table:table-cell>
          <table:table-cell table:style-name="ce10" office:value-type="float" office:value="-0.00000464217424401176" calcext:value-type="float">
            <text:p>-4.64E-06</text:p>
          </table:table-cell>
          <table:table-cell table:style-name="ce10" office:value-type="float" office:value="0.000398432819909443" calcext:value-type="float">
            <text:p>3.98E-04</text:p>
          </table:table-cell>
          <table:table-cell office:value-type="float" office:value="0.00986755077282038" calcext:value-type="float">
            <text:p>0.00986755077282</text:p>
          </table:table-cell>
          <table:table-cell office:value-type="float" office:value="-0.195809198301237" calcext:value-type="float">
            <text:p>-0.195809198301237</text:p>
          </table:table-cell>
          <table:table-cell table:style-name="ce13" table:formula="of:=([.E25]*[.F25])&lt;0" office:value-type="boolean" office:boolean-value="true" calcext:value-type="boolean">
            <text:p>TRUE</text:p>
          </table:table-cell>
          <table:table-cell table:style-name="ce13" table:formula="of:=([.H25]-2*SQRT([.G25]))&gt;=0" office:value-type="boolean" office:boolean-value="false" calcext:value-type="boolean">
            <text:p>FALSE</text:p>
          </table:table-cell>
          <table:table-cell table:style-name="ce15" table:formula="of:=SQRT((-[.E25]+SQRT([.E25]^2-[.F25]*([.E25]*[.H25]-[.F25]*[.G25])))/([.F25]))" office:value-type="float" office:value="0.315476588607541" calcext:value-type="float">
            <text:p>0.315476588607541</text:p>
          </table:table-cell>
          <table:table-cell table:style-name="ce11" table:formula="of:=[.G25]^0.25" office:value-type="float" office:value="0.315175421584514" calcext:value-type="float">
            <text:p>0.315</text:p>
          </table:table-cell>
          <table:table-cell table:style-name="ce19" table:formula="of:=[.L25]-[.C25]" office:value-type="float" office:value="-0.000301168448871791" calcext:value-type="float">
            <text:p>-0.000301168448872</text:p>
          </table:table-cell>
          <table:table-cell table:style-name="ce21" table:formula="of:=([.F25]*[.G25])/([.E25]*[.H25])" office:value-type="float" office:value="4.3252373825401" calcext:value-type="float">
            <text:p>4.3252373825401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6086352648623" calcext:value-type="float">
            <text:p>1.76</text:p>
          </table:table-cell>
          <table:table-cell office:value-type="float" office:value="0.663686732817887" calcext:value-type="float">
            <text:p>0.664</text:p>
          </table:table-cell>
          <table:table-cell office:value-type="float" office:value="8.14526568425765" calcext:value-type="float">
            <text:p>8.15</text:p>
          </table:table-cell>
          <table:table-cell table:style-name="ce10" office:value-type="float" office:value="0.0000362288972208609" calcext:value-type="float">
            <text:p>3.62E-05</text:p>
          </table:table-cell>
          <table:table-cell table:style-name="ce10" office:value-type="float" office:value="0.0000160092949073396" calcext:value-type="float">
            <text:p>1.60E-05</text:p>
          </table:table-cell>
          <table:table-cell office:value-type="float" office:value="0.196464184332704" calcext:value-type="float">
            <text:p>0.196464184332704</text:p>
          </table:table-cell>
          <table:table-cell office:value-type="float" office:value="-0.879881285649697" calcext:value-type="float">
            <text:p>-0.879881285649697</text:p>
          </table:table-cell>
          <table:table-cell table:style-name="ce13" table:formula="of:=([.E26]*[.F26])&lt;0" office:value-type="boolean" office:boolean-value="false" calcext:value-type="boolean">
            <text:p>FALSE</text:p>
          </table:table-cell>
          <table:table-cell table:style-name="ce13" table:formula="of:=([.H26]-2*SQRT([.G26]))&gt;=0" office:value-type="boolean" office:boolean-value="false" calcext:value-type="boolean">
            <text:p>FALSE</text:p>
          </table:table-cell>
          <table:table-cell table:style-name="ce15" table:formula="of:=SQRT((-[.E26]+SQRT([.E26]^2-[.F26]*([.E26]*[.H26]-[.F26]*[.G26])))/([.F26]))" office:value-type="float" office:value="0.663686733337461" calcext:value-type="float">
            <text:p>0.663686733337461</text:p>
          </table:table-cell>
          <table:table-cell table:style-name="ce11" table:formula="of:=[.G26]^0.25" office:value-type="float" office:value="0.665764827223129" calcext:value-type="float">
            <text:p>0.666</text:p>
          </table:table-cell>
          <table:table-cell table:style-name="ce19" table:formula="of:=[.L26]-[.C26]" office:value-type="float" office:value="0.00207809440524231" calcext:value-type="float">
            <text:p>0.002078094405242</text:p>
          </table:table-cell>
          <table:table-cell table:style-name="ce21" table:formula="of:=([.F26]*[.G26])/([.E26]*[.H26])" office:value-type="float" office:value="-0.0986680167724308" calcext:value-type="float">
            <text:p>-0.098668016772431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45247990788119" calcext:value-type="float">
            <text:p>2.45</text:p>
          </table:table-cell>
          <table:table-cell office:value-type="float" office:value="0.727110726674876" calcext:value-type="float">
            <text:p>0.727</text:p>
          </table:table-cell>
          <table:table-cell office:value-type="float" office:value="0.250750860098995" calcext:value-type="float">
            <text:p>0.25</text:p>
          </table:table-cell>
          <table:table-cell table:style-name="ce10" office:value-type="float" office:value="0.0000562322187358683" calcext:value-type="float">
            <text:p>5.62E-05</text:p>
          </table:table-cell>
          <table:table-cell table:style-name="ce10" office:value-type="float" office:value="0.0189772053831664" calcext:value-type="float">
            <text:p>1.90E-02</text:p>
          </table:table-cell>
          <table:table-cell office:value-type="float" office:value="0.304286552098007" calcext:value-type="float">
            <text:p>0.304286552098007</text:p>
          </table:table-cell>
          <table:table-cell office:value-type="float" office:value="7.30313055767512" calcext:value-type="float">
            <text:p>7.30313055767512</text:p>
          </table:table-cell>
          <table:table-cell table:style-name="ce13" table:formula="of:=([.E27]*[.F27])&lt;0" office:value-type="boolean" office:boolean-value="false" calcext:value-type="boolean">
            <text:p>FALSE</text:p>
          </table:table-cell>
          <table:table-cell table:style-name="ce13" table:formula="of:=([.H27]-2*SQRT([.G27]))&gt;=0" office:value-type="boolean" office:boolean-value="true" calcext:value-type="boolean">
            <text:p>TRUE</text:p>
          </table:table-cell>
          <table:table-cell table:style-name="ce15" table:formula="of:=SQRT((-[.E27]+SQRT([.E27]^2-[.F27]*([.E27]*[.H27]-[.F27]*[.G27])))/([.F27]))" office:value-type="float" office:value="0.727110738468213" calcext:value-type="float">
            <text:p>0.727110738468213</text:p>
          </table:table-cell>
          <table:table-cell table:style-name="ce11" table:formula="of:=[.G27]^0.25" office:value-type="float" office:value="0.742712425709544" calcext:value-type="float">
            <text:p>0.743</text:p>
          </table:table-cell>
          <table:table-cell table:style-name="ce19" table:formula="of:=[.L27]-[.C27]" office:value-type="float" office:value="0.0156016990346683" calcext:value-type="float">
            <text:p>0.015601699034668</text:p>
          </table:table-cell>
          <table:table-cell table:style-name="ce21" table:formula="of:=([.F27]*[.G27])/([.E27]*[.H27])" office:value-type="float" office:value="14.0611464906712" calcext:value-type="float">
            <text:p>14.0611464906712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8376608226726" calcext:value-type="float">
            <text:p>1.58</text:p>
          </table:table-cell>
          <table:table-cell office:value-type="float" office:value="0.437932122913988" calcext:value-type="float">
            <text:p>0.438</text:p>
          </table:table-cell>
          <table:table-cell office:value-type="float" office:value="0.709944130162533" calcext:value-type="float">
            <text:p>0.71</text:p>
          </table:table-cell>
          <table:table-cell table:style-name="ce10" office:value-type="float" office:value="-0.00000351997556111006" calcext:value-type="float">
            <text:p>-3.52E-06</text:p>
          </table:table-cell>
          <table:table-cell table:style-name="ce10" office:value-type="float" office:value="0.00134203316599702" calcext:value-type="float">
            <text:p>1.34E-03</text:p>
          </table:table-cell>
          <table:table-cell office:value-type="float" office:value="0.0357695425378279" calcext:value-type="float">
            <text:p>0.035769542537828</text:p>
          </table:table-cell>
          <table:table-cell office:value-type="float" office:value="0.00217995771822907" calcext:value-type="float">
            <text:p>0.002179957718229</text:p>
          </table:table-cell>
          <table:table-cell table:style-name="ce13" table:formula="of:=([.E28]*[.F28])&lt;0" office:value-type="boolean" office:boolean-value="true" calcext:value-type="boolean">
            <text:p>TRUE</text:p>
          </table:table-cell>
          <table:table-cell table:style-name="ce13" table:formula="of:=([.H28]-2*SQRT([.G28]))&gt;=0" office:value-type="boolean" office:boolean-value="false" calcext:value-type="boolean">
            <text:p>FALSE</text:p>
          </table:table-cell>
          <table:table-cell table:style-name="ce15" table:formula="of:=SQRT((-[.E28]+SQRT([.E28]^2-[.F28]*([.E28]*[.H28]-[.F28]*[.G28])))/([.F28]))" office:value-type="float" office:value="0.437932122493827" calcext:value-type="float">
            <text:p>0.437932122493827</text:p>
          </table:table-cell>
          <table:table-cell table:style-name="ce11" table:formula="of:=[.G28]^0.25" office:value-type="float" office:value="0.434888923535005" calcext:value-type="float">
            <text:p>0.435</text:p>
          </table:table-cell>
          <table:table-cell table:style-name="ce19" table:formula="of:=[.L28]-[.C28]" office:value-type="float" office:value="-0.00304319937898351" calcext:value-type="float">
            <text:p>-0.003043199378984</text:p>
          </table:table-cell>
          <table:table-cell table:style-name="ce21" table:formula="of:=([.F28]*[.G28])/([.E28]*[.H28])" office:value-type="float" office:value="-6255.88729938383" calcext:value-type="float">
            <text:p>-6255.88729938383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903979331061" calcext:value-type="float">
            <text:p>6.90</text:p>
          </table:table-cell>
          <table:table-cell office:value-type="float" office:value="0.779736627198313" calcext:value-type="float">
            <text:p>0.780</text:p>
          </table:table-cell>
          <table:table-cell office:value-type="float" office:value="3.28792490418271" calcext:value-type="float">
            <text:p>3.29</text:p>
          </table:table-cell>
          <table:table-cell table:style-name="ce10" office:value-type="float" office:value="-0.000160559542026217" calcext:value-type="float">
            <text:p>-1.61E-04</text:p>
          </table:table-cell>
          <table:table-cell table:style-name="ce10" office:value-type="float" office:value="0.00412096634770445" calcext:value-type="float">
            <text:p>4.12E-03</text:p>
          </table:table-cell>
          <table:table-cell office:value-type="float" office:value="0.367309860461922" calcext:value-type="float">
            <text:p>0.367309860461922</text:p>
          </table:table-cell>
          <table:table-cell office:value-type="float" office:value="-1.15589319062136" calcext:value-type="float">
            <text:p>-1.15589319062136</text:p>
          </table:table-cell>
          <table:table-cell table:style-name="ce13" table:formula="of:=([.E29]*[.F29])&lt;0" office:value-type="boolean" office:boolean-value="true" calcext:value-type="boolean">
            <text:p>TRUE</text:p>
          </table:table-cell>
          <table:table-cell table:style-name="ce13" table:formula="of:=([.H29]-2*SQRT([.G29]))&gt;=0" office:value-type="boolean" office:boolean-value="false" calcext:value-type="boolean">
            <text:p>FALSE</text:p>
          </table:table-cell>
          <table:table-cell table:style-name="ce15" table:formula="of:=SQRT((-[.E29]+SQRT([.E29]^2-[.F29]*([.E29]*[.H29]-[.F29]*[.G29])))/([.F29]))" office:value-type="float" office:value="0.779736628111189" calcext:value-type="float">
            <text:p>0.779736628111189</text:p>
          </table:table-cell>
          <table:table-cell table:style-name="ce11" table:formula="of:=[.G29]^0.25" office:value-type="float" office:value="0.77849915729646" calcext:value-type="float">
            <text:p>0.778</text:p>
          </table:table-cell>
          <table:table-cell table:style-name="ce19" table:formula="of:=[.L29]-[.C29]" office:value-type="float" office:value="-0.00123746990185336" calcext:value-type="float">
            <text:p>-0.001237469901853</text:p>
          </table:table-cell>
          <table:table-cell table:style-name="ce21" table:formula="of:=([.F29]*[.G29])/([.E29]*[.H29])" office:value-type="float" office:value="8.1560114948146" calcext:value-type="float">
            <text:p>8.1560114948146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19203580104858" calcext:value-type="float">
            <text:p>3.19</text:p>
          </table:table-cell>
          <table:table-cell office:value-type="float" office:value="0.310201187372753" calcext:value-type="float">
            <text:p>0.310</text:p>
          </table:table-cell>
          <table:table-cell office:value-type="float" office:value="1.6851508131317" calcext:value-type="float">
            <text:p>1.69</text:p>
          </table:table-cell>
          <table:table-cell table:style-name="ce10" office:value-type="float" office:value="-0.0000112502034236427" calcext:value-type="float">
            <text:p>-1.13E-05</text:p>
          </table:table-cell>
          <table:table-cell table:style-name="ce10" office:value-type="float" office:value="0.000941854003107559" calcext:value-type="float">
            <text:p>9.42E-04</text:p>
          </table:table-cell>
          <table:table-cell office:value-type="float" office:value="0.00879788915101145" calcext:value-type="float">
            <text:p>0.008797889151011</text:p>
          </table:table-cell>
          <table:table-cell office:value-type="float" office:value="-0.15382850326142" calcext:value-type="float">
            <text:p>-0.15382850326142</text:p>
          </table:table-cell>
          <table:table-cell table:style-name="ce13" table:formula="of:=([.E30]*[.F30])&lt;0" office:value-type="boolean" office:boolean-value="true" calcext:value-type="boolean">
            <text:p>TRUE</text:p>
          </table:table-cell>
          <table:table-cell table:style-name="ce13" table:formula="of:=([.H30]-2*SQRT([.G30]))&gt;=0" office:value-type="boolean" office:boolean-value="false" calcext:value-type="boolean">
            <text:p>FALSE</text:p>
          </table:table-cell>
          <table:table-cell table:style-name="ce15" table:formula="of:=SQRT((-[.E30]+SQRT([.E30]^2-[.F30]*([.E30]*[.H30]-[.F30]*[.G30])))/([.F30]))" office:value-type="float" office:value="0.310201187402656" calcext:value-type="float">
            <text:p>0.310201187402656</text:p>
          </table:table-cell>
          <table:table-cell table:style-name="ce11" table:formula="of:=[.G30]^0.25" office:value-type="float" office:value="0.306263062837803" calcext:value-type="float">
            <text:p>0.306</text:p>
          </table:table-cell>
          <table:table-cell table:style-name="ce19" table:formula="of:=[.L30]-[.C30]" office:value-type="float" office:value="-0.0039381245349504" calcext:value-type="float">
            <text:p>-0.00393812453495</text:p>
          </table:table-cell>
          <table:table-cell table:style-name="ce21" table:formula="of:=([.F30]*[.G30])/([.E30]*[.H30])" office:value-type="float" office:value="4.78811843266822" calcext:value-type="float">
            <text:p>4.78811843266822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74361362207853" calcext:value-type="float">
            <text:p>4.74</text:p>
          </table:table-cell>
          <table:table-cell office:value-type="float" office:value="0.455992935378279" calcext:value-type="float">
            <text:p>0.456</text:p>
          </table:table-cell>
          <table:table-cell office:value-type="float" office:value="2.98262788659393" calcext:value-type="float">
            <text:p>2.98</text:p>
          </table:table-cell>
          <table:table-cell table:style-name="ce10" office:value-type="float" office:value="-0.000187220603248541" calcext:value-type="float">
            <text:p>-1.87E-04</text:p>
          </table:table-cell>
          <table:table-cell table:style-name="ce10" office:value-type="float" office:value="0.00353967612799031" calcext:value-type="float">
            <text:p>3.54E-03</text:p>
          </table:table-cell>
          <table:table-cell office:value-type="float" office:value="0.041581977012453" calcext:value-type="float">
            <text:p>0.041581977012453</text:p>
          </table:table-cell>
          <table:table-cell office:value-type="float" office:value="-0.38461198348844" calcext:value-type="float">
            <text:p>-0.38461198348844</text:p>
          </table:table-cell>
          <table:table-cell table:style-name="ce13" table:formula="of:=([.E31]*[.F31])&lt;0" office:value-type="boolean" office:boolean-value="true" calcext:value-type="boolean">
            <text:p>TRUE</text:p>
          </table:table-cell>
          <table:table-cell table:style-name="ce13" table:formula="of:=([.H31]-2*SQRT([.G31]))&gt;=0" office:value-type="boolean" office:boolean-value="false" calcext:value-type="boolean">
            <text:p>FALSE</text:p>
          </table:table-cell>
          <table:table-cell table:style-name="ce15" table:formula="of:=SQRT((-[.E31]+SQRT([.E31]^2-[.F31]*([.E31]*[.H31]-[.F31]*[.G31])))/([.F31]))" office:value-type="float" office:value="0.455992935384615" calcext:value-type="float">
            <text:p>0.455992935384615</text:p>
          </table:table-cell>
          <table:table-cell table:style-name="ce11" table:formula="of:=[.G31]^0.25" office:value-type="float" office:value="0.451571249388121" calcext:value-type="float">
            <text:p>0.452</text:p>
          </table:table-cell>
          <table:table-cell table:style-name="ce19" table:formula="of:=[.L31]-[.C31]" office:value-type="float" office:value="-0.00442168599015796" calcext:value-type="float">
            <text:p>-0.004421685990158</text:p>
          </table:table-cell>
          <table:table-cell table:style-name="ce21" table:formula="of:=([.F31]*[.G31])/([.E31]*[.H31])" office:value-type="float" office:value="2.04405326685992" calcext:value-type="float">
            <text:p>2.04405326685992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9457209983096" calcext:value-type="float">
            <text:p>2.19</text:p>
          </table:table-cell>
          <table:table-cell office:value-type="float" office:value="0.327042896743911" calcext:value-type="float">
            <text:p>0.327</text:p>
          </table:table-cell>
          <table:table-cell office:value-type="float" office:value="2.4284676847767" calcext:value-type="float">
            <text:p>2.43</text:p>
          </table:table-cell>
          <table:table-cell table:style-name="ce10" office:value-type="float" office:value="-0.0000172815078560116" calcext:value-type="float">
            <text:p>-1.73E-05</text:p>
          </table:table-cell>
          <table:table-cell table:style-name="ce10" office:value-type="float" office:value="0.000541202601508395" calcext:value-type="float">
            <text:p>5.41E-04</text:p>
          </table:table-cell>
          <table:table-cell office:value-type="float" office:value="0.0106202487295295" calcext:value-type="float">
            <text:p>0.01062024872953</text:p>
          </table:table-cell>
          <table:table-cell office:value-type="float" office:value="-0.188247964028686" calcext:value-type="float">
            <text:p>-0.188247964028686</text:p>
          </table:table-cell>
          <table:table-cell table:style-name="ce13" table:formula="of:=([.E32]*[.F32])&lt;0" office:value-type="boolean" office:boolean-value="true" calcext:value-type="boolean">
            <text:p>TRUE</text:p>
          </table:table-cell>
          <table:table-cell table:style-name="ce13" table:formula="of:=([.H32]-2*SQRT([.G32]))&gt;=0" office:value-type="boolean" office:boolean-value="false" calcext:value-type="boolean">
            <text:p>FALSE</text:p>
          </table:table-cell>
          <table:table-cell table:style-name="ce15" table:formula="of:=SQRT((-[.E32]+SQRT([.E32]^2-[.F32]*([.E32]*[.H32]-[.F32]*[.G32])))/([.F32]))" office:value-type="float" office:value="0.327042897336546" calcext:value-type="float">
            <text:p>0.327042897336546</text:p>
          </table:table-cell>
          <table:table-cell table:style-name="ce11" table:formula="of:=[.G32]^0.25" office:value-type="float" office:value="0.321021169109242" calcext:value-type="float">
            <text:p>0.321</text:p>
          </table:table-cell>
          <table:table-cell table:style-name="ce19" table:formula="of:=[.L32]-[.C32]" office:value-type="float" office:value="-0.0060217276346694" calcext:value-type="float">
            <text:p>-0.006021727634669</text:p>
          </table:table-cell>
          <table:table-cell table:style-name="ce21" table:formula="of:=([.F32]*[.G32])/([.E32]*[.H32])" office:value-type="float" office:value="1.76678068499998" calcext:value-type="float">
            <text:p>1.76678068499998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96224886953425" calcext:value-type="float">
            <text:p>0.90</text:p>
          </table:table-cell>
          <table:table-cell office:value-type="float" office:value="0.721552854070114" calcext:value-type="float">
            <text:p>0.722</text:p>
          </table:table-cell>
          <table:table-cell office:value-type="float" office:value="0.470488841026725" calcext:value-type="float">
            <text:p>0.47</text:p>
          </table:table-cell>
          <table:table-cell table:style-name="ce10" office:value-type="float" office:value="-0.00000764970649181173" calcext:value-type="float">
            <text:p>-7.65E-06</text:p>
          </table:table-cell>
          <table:table-cell table:style-name="ce10" office:value-type="float" office:value="0.000965472321422264" calcext:value-type="float">
            <text:p>9.65E-04</text:p>
          </table:table-cell>
          <table:table-cell office:value-type="float" office:value="0.252145848940202" calcext:value-type="float">
            <text:p>0.252145848940202</text:p>
          </table:table-cell>
          <table:table-cell office:value-type="float" office:value="1.34644923939227" calcext:value-type="float">
            <text:p>1.34644923939227</text:p>
          </table:table-cell>
          <table:table-cell table:style-name="ce13" table:formula="of:=([.E33]*[.F33])&lt;0" office:value-type="boolean" office:boolean-value="true" calcext:value-type="boolean">
            <text:p>TRUE</text:p>
          </table:table-cell>
          <table:table-cell table:style-name="ce13" table:formula="of:=([.H33]-2*SQRT([.G33]))&gt;=0" office:value-type="boolean" office:boolean-value="true" calcext:value-type="boolean">
            <text:p>TRUE</text:p>
          </table:table-cell>
          <table:table-cell table:style-name="ce15" table:formula="of:=SQRT((-[.E33]+SQRT([.E33]^2-[.F33]*([.E33]*[.H33]-[.F33]*[.G33])))/([.F33]))" office:value-type="float" office:value="0.721552854394548" calcext:value-type="float">
            <text:p>0.721552854394548</text:p>
          </table:table-cell>
          <table:table-cell table:style-name="ce11" table:formula="of:=[.G33]^0.25" office:value-type="float" office:value="0.70861926584661" calcext:value-type="float">
            <text:p>0.709</text:p>
          </table:table-cell>
          <table:table-cell table:style-name="ce19" table:formula="of:=[.L33]-[.C33]" office:value-type="float" office:value="-0.0129335882235041" calcext:value-type="float">
            <text:p>-0.012933588223504</text:p>
          </table:table-cell>
          <table:table-cell table:style-name="ce21" table:formula="of:=([.F33]*[.G33])/([.E33]*[.H33])" office:value-type="float" office:value="-23.6350700059158" calcext:value-type="float">
            <text:p>-23.6350700059158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5122691628033" calcext:value-type="float">
            <text:p>1.75</text:p>
          </table:table-cell>
          <table:table-cell office:value-type="float" office:value="0.623385655621994" calcext:value-type="float">
            <text:p>0.623</text:p>
          </table:table-cell>
          <table:table-cell office:value-type="float" office:value="0.770502927197019" calcext:value-type="float">
            <text:p>0.77</text:p>
          </table:table-cell>
          <table:table-cell table:style-name="ce10" office:value-type="float" office:value="-0.000020087242177157" calcext:value-type="float">
            <text:p>-2.01E-05</text:p>
          </table:table-cell>
          <table:table-cell table:style-name="ce10" office:value-type="float" office:value="0.00122644744796095" calcext:value-type="float">
            <text:p>1.23E-03</text:p>
          </table:table-cell>
          <table:table-cell office:value-type="float" office:value="0.1398335068271" calcext:value-type="float">
            <text:p>0.1398335068271</text:p>
          </table:table-cell>
          <table:table-cell office:value-type="float" office:value="-0.0943704169537476" calcext:value-type="float">
            <text:p>-0.094370416953748</text:p>
          </table:table-cell>
          <table:table-cell table:style-name="ce13" table:formula="of:=([.E34]*[.F34])&lt;0" office:value-type="boolean" office:boolean-value="true" calcext:value-type="boolean">
            <text:p>TRUE</text:p>
          </table:table-cell>
          <table:table-cell table:style-name="ce13" table:formula="of:=([.H34]-2*SQRT([.G34]))&gt;=0" office:value-type="boolean" office:boolean-value="false" calcext:value-type="boolean">
            <text:p>FALSE</text:p>
          </table:table-cell>
          <table:table-cell table:style-name="ce15" table:formula="of:=SQRT((-[.E34]+SQRT([.E34]^2-[.F34]*([.E34]*[.H34]-[.F34]*[.G34])))/([.F34]))" office:value-type="float" office:value="0.623385652601259" calcext:value-type="float">
            <text:p>0.623385652601259</text:p>
          </table:table-cell>
          <table:table-cell table:style-name="ce11" table:formula="of:=[.G34]^0.25" office:value-type="float" office:value="0.611508942395886" calcext:value-type="float">
            <text:p>0.612</text:p>
          </table:table-cell>
          <table:table-cell table:style-name="ce19" table:formula="of:=[.L34]-[.C34]" office:value-type="float" office:value="-0.011876713226108" calcext:value-type="float">
            <text:p>-0.011876713226108</text:p>
          </table:table-cell>
          <table:table-cell table:style-name="ce21" table:formula="of:=([.F34]*[.G34])/([.E34]*[.H34])" office:value-type="float" office:value="90.4698777967378" calcext:value-type="float">
            <text:p>90.4698777967378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70795444948324" calcext:value-type="float">
            <text:p>2.71</text:p>
          </table:table-cell>
          <table:table-cell office:value-type="float" office:value="0.345357832474285" calcext:value-type="float">
            <text:p>0.345</text:p>
          </table:table-cell>
          <table:table-cell office:value-type="float" office:value="1.61265269708949" calcext:value-type="float">
            <text:p>1.61</text:p>
          </table:table-cell>
          <table:table-cell table:style-name="ce10" office:value-type="float" office:value="-0.0000360111241366849" calcext:value-type="float">
            <text:p>-3.60E-05</text:p>
          </table:table-cell>
          <table:table-cell table:style-name="ce10" office:value-type="float" office:value="0.00132454039855796" calcext:value-type="float">
            <text:p>1.32E-03</text:p>
          </table:table-cell>
          <table:table-cell office:value-type="float" office:value="0.0126234084870431" calcext:value-type="float">
            <text:p>0.012623408487043</text:p>
          </table:table-cell>
          <table:table-cell office:value-type="float" office:value="-0.179605151607408" calcext:value-type="float">
            <text:p>-0.179605151607408</text:p>
          </table:table-cell>
          <table:table-cell table:style-name="ce13" table:formula="of:=([.E35]*[.F35])&lt;0" office:value-type="boolean" office:boolean-value="true" calcext:value-type="boolean">
            <text:p>TRUE</text:p>
          </table:table-cell>
          <table:table-cell table:style-name="ce13" table:formula="of:=([.H35]-2*SQRT([.G35]))&gt;=0" office:value-type="boolean" office:boolean-value="false" calcext:value-type="boolean">
            <text:p>FALSE</text:p>
          </table:table-cell>
          <table:table-cell table:style-name="ce15" table:formula="of:=SQRT((-[.E35]+SQRT([.E35]^2-[.F35]*([.E35]*[.H35]-[.F35]*[.G35])))/([.F35]))" office:value-type="float" office:value="0.345357836939555" calcext:value-type="float">
            <text:p>0.345357836939555</text:p>
          </table:table-cell>
          <table:table-cell table:style-name="ce11" table:formula="of:=[.G35]^0.25" office:value-type="float" office:value="0.33519239685337" calcext:value-type="float">
            <text:p>0.335</text:p>
          </table:table-cell>
          <table:table-cell table:style-name="ce19" table:formula="of:=[.L35]-[.C35]" office:value-type="float" office:value="-0.0101654356209152" calcext:value-type="float">
            <text:p>-0.010165435620915</text:p>
          </table:table-cell>
          <table:table-cell table:style-name="ce21" table:formula="of:=([.F35]*[.G35])/([.E35]*[.H35])" office:value-type="float" office:value="2.58515374562788" calcext:value-type="float">
            <text:p>2.58515374562788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63987325232491" calcext:value-type="float">
            <text:p>0.96</text:p>
          </table:table-cell>
          <table:table-cell office:value-type="float" office:value="0.329027184690407" calcext:value-type="float">
            <text:p>0.329</text:p>
          </table:table-cell>
          <table:table-cell office:value-type="float" office:value="2.05686995962973" calcext:value-type="float">
            <text:p>2.06</text:p>
          </table:table-cell>
          <table:table-cell table:style-name="ce10" office:value-type="float" office:value="-0.00000159581183104799" calcext:value-type="float">
            <text:p>-1.60E-06</text:p>
          </table:table-cell>
          <table:table-cell table:style-name="ce10" office:value-type="float" office:value="0.000124428771754688" calcext:value-type="float">
            <text:p>1.24E-04</text:p>
          </table:table-cell>
          <table:table-cell office:value-type="float" office:value="0.0113480951431614" calcext:value-type="float">
            <text:p>0.011348095143161</text:p>
          </table:table-cell>
          <table:table-cell office:value-type="float" office:value="-0.187520597714281" calcext:value-type="float">
            <text:p>-0.187520597714281</text:p>
          </table:table-cell>
          <table:table-cell table:style-name="ce13" table:formula="of:=([.E36]*[.F36])&lt;0" office:value-type="boolean" office:boolean-value="true" calcext:value-type="boolean">
            <text:p>TRUE</text:p>
          </table:table-cell>
          <table:table-cell table:style-name="ce13" table:formula="of:=([.H36]-2*SQRT([.G36]))&gt;=0" office:value-type="boolean" office:boolean-value="false" calcext:value-type="boolean">
            <text:p>FALSE</text:p>
          </table:table-cell>
          <table:table-cell table:style-name="ce15" table:formula="of:=SQRT((-[.E36]+SQRT([.E36]^2-[.F36]*([.E36]*[.H36]-[.F36]*[.G36])))/([.F36]))" office:value-type="float" office:value="0.329027185197922" calcext:value-type="float">
            <text:p>0.329027185197922</text:p>
          </table:table-cell>
          <table:table-cell table:style-name="ce11" table:formula="of:=[.G36]^0.25" office:value-type="float" office:value="0.326385413969556" calcext:value-type="float">
            <text:p>0.326</text:p>
          </table:table-cell>
          <table:table-cell table:style-name="ce19" table:formula="of:=[.L36]-[.C36]" office:value-type="float" office:value="-0.00264177072085076" calcext:value-type="float">
            <text:p>-0.002641770720851</text:p>
          </table:table-cell>
          <table:table-cell table:style-name="ce21" table:formula="of:=([.F36]*[.G36])/([.E36]*[.H36])" office:value-type="float" office:value="4.71859956492818" calcext:value-type="float">
            <text:p>4.71859956492818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67928555847551" calcext:value-type="float">
            <text:p>1.68</text:p>
          </table:table-cell>
          <table:table-cell office:value-type="float" office:value="0.815368678647994" calcext:value-type="float">
            <text:p>0.815</text:p>
          </table:table-cell>
          <table:table-cell office:value-type="float" office:value="0.580380299749938" calcext:value-type="float">
            <text:p>0.58</text:p>
          </table:table-cell>
          <table:table-cell table:style-name="ce10" office:value-type="float" office:value="-0.0000537724193752552" calcext:value-type="float">
            <text:p>-5.38E-05</text:p>
          </table:table-cell>
          <table:table-cell table:style-name="ce10" office:value-type="float" office:value="0.00342040132547533" calcext:value-type="float">
            <text:p>3.42E-03</text:p>
          </table:table-cell>
          <table:table-cell office:value-type="float" office:value="0.410226731972498" calcext:value-type="float">
            <text:p>0.410226731972498</text:p>
          </table:table-cell>
          <table:table-cell office:value-type="float" office:value="0.69100841275429" calcext:value-type="float">
            <text:p>0.69100841275429</text:p>
          </table:table-cell>
          <table:table-cell table:style-name="ce13" table:formula="of:=([.E37]*[.F37])&lt;0" office:value-type="boolean" office:boolean-value="true" calcext:value-type="boolean">
            <text:p>TRUE</text:p>
          </table:table-cell>
          <table:table-cell table:style-name="ce13" table:formula="of:=([.H37]-2*SQRT([.G37]))&gt;=0" office:value-type="boolean" office:boolean-value="false" calcext:value-type="boolean">
            <text:p>FALSE</text:p>
          </table:table-cell>
          <table:table-cell table:style-name="ce15" table:formula="of:=SQRT((-[.E37]+SQRT([.E37]^2-[.F37]*([.E37]*[.H37]-[.F37]*[.G37])))/([.F37]))" office:value-type="float" office:value="0.815368673376403" calcext:value-type="float">
            <text:p>0.815368673376403</text:p>
          </table:table-cell>
          <table:table-cell table:style-name="ce11" table:formula="of:=[.G37]^0.25" office:value-type="float" office:value="0.80030584603537" calcext:value-type="float">
            <text:p>0.800</text:p>
          </table:table-cell>
          <table:table-cell table:style-name="ce19" table:formula="of:=[.L37]-[.C37]" office:value-type="float" office:value="-0.0150628326126243" calcext:value-type="float">
            <text:p>-0.015062832612624</text:p>
          </table:table-cell>
          <table:table-cell table:style-name="ce21" table:formula="of:=([.F37]*[.G37])/([.E37]*[.H37])" office:value-type="float" office:value="-37.762271598053" calcext:value-type="float">
            <text:p>-37.762271598053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9046824699057" calcext:value-type="float">
            <text:p>0.79</text:p>
          </table:table-cell>
          <table:table-cell office:value-type="float" office:value="0.306085264589138" calcext:value-type="float">
            <text:p>0.306</text:p>
          </table:table-cell>
          <table:table-cell office:value-type="float" office:value="12.7355418172405" calcext:value-type="float">
            <text:p>12.74</text:p>
          </table:table-cell>
          <table:table-cell table:style-name="ce10" office:value-type="float" office:value="-0.000000251454265729331" calcext:value-type="float">
            <text:p>-2.51E-07</text:p>
          </table:table-cell>
          <table:table-cell table:style-name="ce10" office:value-type="float" office:value="0.0000107903814836265" calcext:value-type="float">
            <text:p>1.08E-05</text:p>
          </table:table-cell>
          <table:table-cell office:value-type="float" office:value="0.00875956238714111" calcext:value-type="float">
            <text:p>0.008759562387141</text:p>
          </table:table-cell>
          <table:table-cell office:value-type="float" office:value="-0.18660763244004" calcext:value-type="float">
            <text:p>-0.18660763244004</text:p>
          </table:table-cell>
          <table:table-cell table:style-name="ce13" table:formula="of:=([.E38]*[.F38])&lt;0" office:value-type="boolean" office:boolean-value="true" calcext:value-type="boolean">
            <text:p>TRUE</text:p>
          </table:table-cell>
          <table:table-cell table:style-name="ce13" table:formula="of:=([.H38]-2*SQRT([.G38]))&gt;=0" office:value-type="boolean" office:boolean-value="false" calcext:value-type="boolean">
            <text:p>FALSE</text:p>
          </table:table-cell>
          <table:table-cell table:style-name="ce15" table:formula="of:=SQRT((-[.E38]+SQRT([.E38]^2-[.F38]*([.E38]*[.H38]-[.F38]*[.G38])))/([.F38]))" office:value-type="float" office:value="0.306085265827994" calcext:value-type="float">
            <text:p>0.306085265827994</text:p>
          </table:table-cell>
          <table:table-cell table:style-name="ce11" table:formula="of:=[.G38]^0.25" office:value-type="float" office:value="0.305928968588407" calcext:value-type="float">
            <text:p>0.306</text:p>
          </table:table-cell>
          <table:table-cell table:style-name="ce19" table:formula="of:=[.L38]-[.C38]" office:value-type="float" office:value="-0.000156296000730694" calcext:value-type="float">
            <text:p>-0.000156296000731</text:p>
          </table:table-cell>
          <table:table-cell table:style-name="ce21" table:formula="of:=([.F38]*[.G38])/([.E38]*[.H38])" office:value-type="float" office:value="2.01433082519031" calcext:value-type="float">
            <text:p>2.01433082519031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3510850506041" calcext:value-type="float">
            <text:p>1.44</text:p>
          </table:table-cell>
          <table:table-cell office:value-type="float" office:value="0.345272049671869" calcext:value-type="float">
            <text:p>0.345</text:p>
          </table:table-cell>
          <table:table-cell office:value-type="float" office:value="1.55286342470759" calcext:value-type="float">
            <text:p>1.55</text:p>
          </table:table-cell>
          <table:table-cell table:style-name="ce10" office:value-type="float" office:value="-0.00000512867997100698" calcext:value-type="float">
            <text:p>-5.13E-06</text:p>
          </table:table-cell>
          <table:table-cell table:style-name="ce10" office:value-type="float" office:value="0.000336195000598759" calcext:value-type="float">
            <text:p>3.36E-04</text:p>
          </table:table-cell>
          <table:table-cell office:value-type="float" office:value="0.0133487130005222" calcext:value-type="float">
            <text:p>0.013348713000522</text:p>
          </table:table-cell>
          <table:table-cell office:value-type="float" office:value="-0.181855820359463" calcext:value-type="float">
            <text:p>-0.181855820359463</text:p>
          </table:table-cell>
          <table:table-cell table:style-name="ce13" table:formula="of:=([.E39]*[.F39])&lt;0" office:value-type="boolean" office:boolean-value="true" calcext:value-type="boolean">
            <text:p>TRUE</text:p>
          </table:table-cell>
          <table:table-cell table:style-name="ce13" table:formula="of:=([.H39]-2*SQRT([.G39]))&gt;=0" office:value-type="boolean" office:boolean-value="false" calcext:value-type="boolean">
            <text:p>FALSE</text:p>
          </table:table-cell>
          <table:table-cell table:style-name="ce15" table:formula="of:=SQRT((-[.E39]+SQRT([.E39]^2-[.F39]*([.E39]*[.H39]-[.F39]*[.G39])))/([.F39]))" office:value-type="float" office:value="0.345272049584007" calcext:value-type="float">
            <text:p>0.345272049584007</text:p>
          </table:table-cell>
          <table:table-cell table:style-name="ce11" table:formula="of:=[.G39]^0.25" office:value-type="float" office:value="0.339906796868272" calcext:value-type="float">
            <text:p>0.340</text:p>
          </table:table-cell>
          <table:table-cell table:style-name="ce19" table:formula="of:=[.L39]-[.C39]" office:value-type="float" office:value="-0.0053652528035969" calcext:value-type="float">
            <text:p>-0.005365252803597</text:p>
          </table:table-cell>
          <table:table-cell table:style-name="ce21" table:formula="of:=([.F39]*[.G39])/([.E39]*[.H39])" office:value-type="float" office:value="4.811692236254" calcext:value-type="float">
            <text:p>4.811692236254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3468728700321" calcext:value-type="float">
            <text:p>1.35</text:p>
          </table:table-cell>
          <table:table-cell office:value-type="float" office:value="0.334779586671498" calcext:value-type="float">
            <text:p>0.335</text:p>
          </table:table-cell>
          <table:table-cell office:value-type="float" office:value="1.38801354927413" calcext:value-type="float">
            <text:p>1.39</text:p>
          </table:table-cell>
          <table:table-cell table:style-name="ce10" office:value-type="float" office:value="-0.00000324155154537195" calcext:value-type="float">
            <text:p>-3.24E-06</text:p>
          </table:table-cell>
          <table:table-cell table:style-name="ce10" office:value-type="float" office:value="0.000355332392375431" calcext:value-type="float">
            <text:p>3.55E-04</text:p>
          </table:table-cell>
          <table:table-cell office:value-type="float" office:value="0.0119841879758202" calcext:value-type="float">
            <text:p>0.01198418797582</text:p>
          </table:table-cell>
          <table:table-cell office:value-type="float" office:value="-0.160888797965474" calcext:value-type="float">
            <text:p>-0.160888797965474</text:p>
          </table:table-cell>
          <table:table-cell table:style-name="ce13" table:formula="of:=([.E40]*[.F40])&lt;0" office:value-type="boolean" office:boolean-value="true" calcext:value-type="boolean">
            <text:p>TRUE</text:p>
          </table:table-cell>
          <table:table-cell table:style-name="ce13" table:formula="of:=([.H40]-2*SQRT([.G40]))&gt;=0" office:value-type="boolean" office:boolean-value="false" calcext:value-type="boolean">
            <text:p>FALSE</text:p>
          </table:table-cell>
          <table:table-cell table:style-name="ce15" table:formula="of:=SQRT((-[.E40]+SQRT([.E40]^2-[.F40]*([.E40]*[.H40]-[.F40]*[.G40])))/([.F40]))" office:value-type="float" office:value="0.334779586576766" calcext:value-type="float">
            <text:p>0.334779586576766</text:p>
          </table:table-cell>
          <table:table-cell table:style-name="ce11" table:formula="of:=[.G40]^0.25" office:value-type="float" office:value="0.330866009170991" calcext:value-type="float">
            <text:p>0.331</text:p>
          </table:table-cell>
          <table:table-cell table:style-name="ce19" table:formula="of:=[.L40]-[.C40]" office:value-type="float" office:value="-0.00391357750050686" calcext:value-type="float">
            <text:p>-0.003913577500507</text:p>
          </table:table-cell>
          <table:table-cell table:style-name="ce21" table:formula="of:=([.F40]*[.G40])/([.E40]*[.H40])" office:value-type="float" office:value="8.16515951350959" calcext:value-type="float">
            <text:p>8.16515951350959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0993193242993" calcext:value-type="float">
            <text:p>1.11</text:p>
          </table:table-cell>
          <table:table-cell office:value-type="float" office:value="0.504302371440033" calcext:value-type="float">
            <text:p>0.504</text:p>
          </table:table-cell>
          <table:table-cell office:value-type="float" office:value="0.508588364244382" calcext:value-type="float">
            <text:p>0.51</text:p>
          </table:table-cell>
          <table:table-cell table:style-name="ce10" office:value-type="float" office:value="-0.00000418795982536233" calcext:value-type="float">
            <text:p>-4.19E-06</text:p>
          </table:table-cell>
          <table:table-cell table:style-name="ce10" office:value-type="float" office:value="0.00171764308267279" calcext:value-type="float">
            <text:p>1.72E-03</text:p>
          </table:table-cell>
          <table:table-cell office:value-type="float" office:value="0.062258839470972" calcext:value-type="float">
            <text:p>0.062258839470972</text:p>
          </table:table-cell>
          <table:table-cell office:value-type="float" office:value="0.484003993986236" calcext:value-type="float">
            <text:p>0.484003993986236</text:p>
          </table:table-cell>
          <table:table-cell table:style-name="ce13" table:formula="of:=([.E41]*[.F41])&lt;0" office:value-type="boolean" office:boolean-value="true" calcext:value-type="boolean">
            <text:p>TRUE</text:p>
          </table:table-cell>
          <table:table-cell table:style-name="ce13" table:formula="of:=([.H41]-2*SQRT([.G41]))&gt;=0" office:value-type="boolean" office:boolean-value="false" calcext:value-type="boolean">
            <text:p>FALSE</text:p>
          </table:table-cell>
          <table:table-cell table:style-name="ce15" table:formula="of:=SQRT((-[.E41]+SQRT([.E41]^2-[.F41]*([.E41]*[.H41]-[.F41]*[.G41])))/([.F41]))" office:value-type="float" office:value="0.504302369156561" calcext:value-type="float">
            <text:p>0.504302369156561</text:p>
          </table:table-cell>
          <table:table-cell table:style-name="ce11" table:formula="of:=[.G41]^0.25" office:value-type="float" office:value="0.499516979466099" calcext:value-type="float">
            <text:p>0.500</text:p>
          </table:table-cell>
          <table:table-cell table:style-name="ce19" table:formula="of:=[.L41]-[.C41]" office:value-type="float" office:value="-0.00478539197393463" calcext:value-type="float">
            <text:p>-0.004785391973935</text:p>
          </table:table-cell>
          <table:table-cell table:style-name="ce21" table:formula="of:=([.F41]*[.G41])/([.E41]*[.H41])" office:value-type="float" office:value="-52.7572917604263" calcext:value-type="float">
            <text:p>-52.7572917604263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6169600572408" calcext:value-type="float">
            <text:p>1.56</text:p>
          </table:table-cell>
          <table:table-cell office:value-type="float" office:value="0.521257571177454" calcext:value-type="float">
            <text:p>0.521</text:p>
          </table:table-cell>
          <table:table-cell office:value-type="float" office:value="4.77385712220357" calcext:value-type="float">
            <text:p>4.77</text:p>
          </table:table-cell>
          <table:table-cell table:style-name="ce10" office:value-type="float" office:value="0.0000247978814449601" calcext:value-type="float">
            <text:p>2.48E-05</text:p>
          </table:table-cell>
          <table:table-cell table:style-name="ce10" office:value-type="float" office:value="0.000110738655871957" calcext:value-type="float">
            <text:p>1.11E-04</text:p>
          </table:table-cell>
          <table:table-cell office:value-type="float" office:value="0.0752863206659253" calcext:value-type="float">
            <text:p>0.075286320665925</text:p>
          </table:table-cell>
          <table:table-cell office:value-type="float" office:value="-0.536897756046027" calcext:value-type="float">
            <text:p>-0.536897756046027</text:p>
          </table:table-cell>
          <table:table-cell table:style-name="ce13" table:formula="of:=([.E42]*[.F42])&lt;0" office:value-type="boolean" office:boolean-value="false" calcext:value-type="boolean">
            <text:p>FALSE</text:p>
          </table:table-cell>
          <table:table-cell table:style-name="ce13" table:formula="of:=([.H42]-2*SQRT([.G42]))&gt;=0" office:value-type="boolean" office:boolean-value="false" calcext:value-type="boolean">
            <text:p>FALSE</text:p>
          </table:table-cell>
          <table:table-cell table:style-name="ce15" table:formula="of:=SQRT((-[.E42]+SQRT([.E42]^2-[.F42]*([.E42]*[.H42]-[.F42]*[.G42])))/([.F42]))" office:value-type="float" office:value="0.521257571137679" calcext:value-type="float">
            <text:p>0.521257571137679</text:p>
          </table:table-cell>
          <table:table-cell table:style-name="ce11" table:formula="of:=[.G42]^0.25" office:value-type="float" office:value="0.523816311712263" calcext:value-type="float">
            <text:p>0.524</text:p>
          </table:table-cell>
          <table:table-cell table:style-name="ce19" table:formula="of:=[.L42]-[.C42]" office:value-type="float" office:value="0.00255874053480887" calcext:value-type="float">
            <text:p>0.002558740534809</text:p>
          </table:table-cell>
          <table:table-cell table:style-name="ce21" table:formula="of:=([.F42]*[.G42])/([.E42]*[.H42])" office:value-type="float" office:value="-0.626194361524373" calcext:value-type="float">
            <text:p>-0.626194361524373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33197453823361" calcext:value-type="float">
            <text:p>2.33</text:p>
          </table:table-cell>
          <table:table-cell office:value-type="float" office:value="0.333722252175916" calcext:value-type="float">
            <text:p>0.334</text:p>
          </table:table-cell>
          <table:table-cell office:value-type="float" office:value="2.3253421645811" calcext:value-type="float">
            <text:p>2.33</text:p>
          </table:table-cell>
          <table:table-cell table:style-name="ce10" office:value-type="float" office:value="-0.0000286061186657494" calcext:value-type="float">
            <text:p>-2.86E-05</text:p>
          </table:table-cell>
          <table:table-cell table:style-name="ce10" office:value-type="float" office:value="0.000929424596315628" calcext:value-type="float">
            <text:p>9.29E-04</text:p>
          </table:table-cell>
          <table:table-cell office:value-type="float" office:value="0.0115330039364083" calcext:value-type="float">
            <text:p>0.011533003936408</text:p>
          </table:table-cell>
          <table:table-cell office:value-type="float" office:value="-0.194461635807739" calcext:value-type="float">
            <text:p>-0.194461635807739</text:p>
          </table:table-cell>
          <table:table-cell table:style-name="ce13" table:formula="of:=([.E43]*[.F43])&lt;0" office:value-type="boolean" office:boolean-value="true" calcext:value-type="boolean">
            <text:p>TRUE</text:p>
          </table:table-cell>
          <table:table-cell table:style-name="ce13" table:formula="of:=([.H43]-2*SQRT([.G43]))&gt;=0" office:value-type="boolean" office:boolean-value="false" calcext:value-type="boolean">
            <text:p>FALSE</text:p>
          </table:table-cell>
          <table:table-cell table:style-name="ce15" table:formula="of:=SQRT((-[.E43]+SQRT([.E43]^2-[.F43]*([.E43]*[.H43]-[.F43]*[.G43])))/([.F43]))" office:value-type="float" office:value="0.33372225225698" calcext:value-type="float">
            <text:p>0.33372225225698</text:p>
          </table:table-cell>
          <table:table-cell table:style-name="ce11" table:formula="of:=[.G43]^0.25" office:value-type="float" office:value="0.327706918367945" calcext:value-type="float">
            <text:p>0.328</text:p>
          </table:table-cell>
          <table:table-cell table:style-name="ce19" table:formula="of:=[.L43]-[.C43]" office:value-type="float" office:value="-0.00601533380797092" calcext:value-type="float">
            <text:p>-0.006015333807971</text:p>
          </table:table-cell>
          <table:table-cell table:style-name="ce21" table:formula="of:=([.F43]*[.G43])/([.E43]*[.H43])" office:value-type="float" office:value="1.9269202073758" calcext:value-type="float">
            <text:p>1.9269202073758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82070654176331" calcext:value-type="float">
            <text:p>1.82</text:p>
          </table:table-cell>
          <table:table-cell office:value-type="float" office:value="0.494687428396031" calcext:value-type="float">
            <text:p>0.495</text:p>
          </table:table-cell>
          <table:table-cell office:value-type="float" office:value="1.57219926588749" calcext:value-type="float">
            <text:p>1.57</text:p>
          </table:table-cell>
          <table:table-cell table:style-name="ce10" office:value-type="float" office:value="-0.0000255631919842513" calcext:value-type="float">
            <text:p>-2.56E-05</text:p>
          </table:table-cell>
          <table:table-cell table:style-name="ce10" office:value-type="float" office:value="0.000816181551649117" calcext:value-type="float">
            <text:p>8.16E-04</text:p>
          </table:table-cell>
          <table:table-cell office:value-type="float" office:value="0.0563373246134937" calcext:value-type="float">
            <text:p>0.056337324613494</text:p>
          </table:table-cell>
          <table:table-cell office:value-type="float" office:value="-0.376137170471689" calcext:value-type="float">
            <text:p>-0.376137170471689</text:p>
          </table:table-cell>
          <table:table-cell table:style-name="ce13" table:formula="of:=([.E44]*[.F44])&lt;0" office:value-type="boolean" office:boolean-value="true" calcext:value-type="boolean">
            <text:p>TRUE</text:p>
          </table:table-cell>
          <table:table-cell table:style-name="ce13" table:formula="of:=([.H44]-2*SQRT([.G44]))&gt;=0" office:value-type="boolean" office:boolean-value="false" calcext:value-type="boolean">
            <text:p>FALSE</text:p>
          </table:table-cell>
          <table:table-cell table:style-name="ce15" table:formula="of:=SQRT((-[.E44]+SQRT([.E44]^2-[.F44]*([.E44]*[.H44]-[.F44]*[.G44])))/([.F44]))" office:value-type="float" office:value="0.494687428804828" calcext:value-type="float">
            <text:p>0.494687428804828</text:p>
          </table:table-cell>
          <table:table-cell table:style-name="ce11" table:formula="of:=[.G44]^0.25" office:value-type="float" office:value="0.487190773278904" calcext:value-type="float">
            <text:p>0.487</text:p>
          </table:table-cell>
          <table:table-cell table:style-name="ce19" table:formula="of:=[.L44]-[.C44]" office:value-type="float" office:value="-0.00749665511712699" calcext:value-type="float">
            <text:p>-0.007496655117127</text:p>
          </table:table-cell>
          <table:table-cell table:style-name="ce21" table:formula="of:=([.F44]*[.G44])/([.E44]*[.H44])" office:value-type="float" office:value="4.7821330856225" calcext:value-type="float">
            <text:p>4.7821330856225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2269707873797" calcext:value-type="float">
            <text:p>1.52</text:p>
          </table:table-cell>
          <table:table-cell office:value-type="float" office:value="0.900646393650026" calcext:value-type="float">
            <text:p>0.901</text:p>
          </table:table-cell>
          <table:table-cell office:value-type="float" office:value="8.43647280262377" calcext:value-type="float">
            <text:p>8.44</text:p>
          </table:table-cell>
          <table:table-cell table:style-name="ce10" office:value-type="float" office:value="0.000147194952957874" calcext:value-type="float">
            <text:p>1.47E-04</text:p>
          </table:table-cell>
          <table:table-cell table:style-name="ce10" office:value-type="float" office:value="-0.0000730634495574126" calcext:value-type="float">
            <text:p>-7.31E-05</text:p>
          </table:table-cell>
          <table:table-cell office:value-type="float" office:value="0.673311797949667" calcext:value-type="float">
            <text:p>0.673311797949667</text:p>
          </table:table-cell>
          <table:table-cell office:value-type="float" office:value="-1.62993471468744" calcext:value-type="float">
            <text:p>-1.62993471468744</text:p>
          </table:table-cell>
          <table:table-cell table:style-name="ce13" table:formula="of:=([.E45]*[.F45])&lt;0" office:value-type="boolean" office:boolean-value="true" calcext:value-type="boolean">
            <text:p>TRUE</text:p>
          </table:table-cell>
          <table:table-cell table:style-name="ce13" table:formula="of:=([.H45]-2*SQRT([.G45]))&gt;=0" office:value-type="boolean" office:boolean-value="false" calcext:value-type="boolean">
            <text:p>FALSE</text:p>
          </table:table-cell>
          <table:table-cell table:style-name="ce15" table:formula="of:=SQRT((-[.E45]+SQRT([.E45]^2-[.F45]*([.E45]*[.H45]-[.F45]*[.G45])))/([.F45]))" office:value-type="float" office:value="0.900646402811951" calcext:value-type="float">
            <text:p>0.900646402811951</text:p>
          </table:table-cell>
          <table:table-cell table:style-name="ce11" table:formula="of:=[.G45]^0.25" office:value-type="float" office:value="0.905845343315879" calcext:value-type="float">
            <text:p>0.906</text:p>
          </table:table-cell>
          <table:table-cell table:style-name="ce19" table:formula="of:=[.L45]-[.C45]" office:value-type="float" office:value="0.00519894966585244" calcext:value-type="float">
            <text:p>0.005198949665852</text:p>
          </table:table-cell>
          <table:table-cell table:style-name="ce21" table:formula="of:=([.F45]*[.G45])/([.E45]*[.H45])" office:value-type="float" office:value="0.205046928656447" calcext:value-type="float">
            <text:p>0.205046928656447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60366145983799" calcext:value-type="float">
            <text:p>1.60</text:p>
          </table:table-cell>
          <table:table-cell office:value-type="float" office:value="0.361509728027065" calcext:value-type="float">
            <text:p>0.362</text:p>
          </table:table-cell>
          <table:table-cell office:value-type="float" office:value="1.59248303484144" calcext:value-type="float">
            <text:p>1.59</text:p>
          </table:table-cell>
          <table:table-cell table:style-name="ce10" office:value-type="float" office:value="-0.000007848513522015" calcext:value-type="float">
            <text:p>-7.85E-06</text:p>
          </table:table-cell>
          <table:table-cell table:style-name="ce10" office:value-type="float" office:value="0.000275504591754527" calcext:value-type="float">
            <text:p>2.76E-04</text:p>
          </table:table-cell>
          <table:table-cell office:value-type="float" office:value="0.015215846940605" calcext:value-type="float">
            <text:p>0.015215846940605</text:p>
          </table:table-cell>
          <table:table-cell office:value-type="float" office:value="-0.195952550965911" calcext:value-type="float">
            <text:p>-0.195952550965911</text:p>
          </table:table-cell>
          <table:table-cell table:style-name="ce13" table:formula="of:=([.E46]*[.F46])&lt;0" office:value-type="boolean" office:boolean-value="true" calcext:value-type="boolean">
            <text:p>TRUE</text:p>
          </table:table-cell>
          <table:table-cell table:style-name="ce13" table:formula="of:=([.H46]-2*SQRT([.G46]))&gt;=0" office:value-type="boolean" office:boolean-value="false" calcext:value-type="boolean">
            <text:p>FALSE</text:p>
          </table:table-cell>
          <table:table-cell table:style-name="ce15" table:formula="of:=SQRT((-[.E46]+SQRT([.E46]^2-[.F46]*([.E46]*[.H46]-[.F46]*[.G46])))/([.F46]))" office:value-type="float" office:value="0.361509727470304" calcext:value-type="float">
            <text:p>0.361509727470304</text:p>
          </table:table-cell>
          <table:table-cell table:style-name="ce11" table:formula="of:=[.G46]^0.25" office:value-type="float" office:value="0.351215790003733" calcext:value-type="float">
            <text:p>0.351</text:p>
          </table:table-cell>
          <table:table-cell table:style-name="ce19" table:formula="of:=[.L46]-[.C46]" office:value-type="float" office:value="-0.0102939380233323" calcext:value-type="float">
            <text:p>-0.010293938023332</text:p>
          </table:table-cell>
          <table:table-cell table:style-name="ce21" table:formula="of:=([.F46]*[.G46])/([.E46]*[.H46])" office:value-type="float" office:value="2.72575388652586" calcext:value-type="float">
            <text:p>2.72575388652586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8319636698214" calcext:value-type="float">
            <text:p>1.48</text:p>
          </table:table-cell>
          <table:table-cell office:value-type="float" office:value="0.791784029642186" calcext:value-type="float">
            <text:p>0.792</text:p>
          </table:table-cell>
          <table:table-cell office:value-type="float" office:value="4.46649980454985" calcext:value-type="float">
            <text:p>4.47</text:p>
          </table:table-cell>
          <table:table-cell table:style-name="ce10" office:value-type="float" office:value="0.0000819233571525015" calcext:value-type="float">
            <text:p>8.19E-05</text:p>
          </table:table-cell>
          <table:table-cell table:style-name="ce10" office:value-type="float" office:value="0.0000341679387233737" calcext:value-type="float">
            <text:p>3.42E-05</text:p>
          </table:table-cell>
          <table:table-cell office:value-type="float" office:value="0.408525252485346" calcext:value-type="float">
            <text:p>0.408525252485346</text:p>
          </table:table-cell>
          <table:table-cell office:value-type="float" office:value="-1.2473817347508" calcext:value-type="float">
            <text:p>-1.2473817347508</text:p>
          </table:table-cell>
          <table:table-cell table:style-name="ce13" table:formula="of:=([.E47]*[.F47])&lt;0" office:value-type="boolean" office:boolean-value="false" calcext:value-type="boolean">
            <text:p>FALSE</text:p>
          </table:table-cell>
          <table:table-cell table:style-name="ce13" table:formula="of:=([.H47]-2*SQRT([.G47]))&gt;=0" office:value-type="boolean" office:boolean-value="false" calcext:value-type="boolean">
            <text:p>FALSE</text:p>
          </table:table-cell>
          <table:table-cell table:style-name="ce15" table:formula="of:=SQRT((-[.E47]+SQRT([.E47]^2-[.F47]*([.E47]*[.H47]-[.F47]*[.G47])))/([.F47]))" office:value-type="float" office:value="0.791784029617205" calcext:value-type="float">
            <text:p>0.791784029617205</text:p>
          </table:table-cell>
          <table:table-cell table:style-name="ce11" table:formula="of:=[.G47]^0.25" office:value-type="float" office:value="0.799474703786345" calcext:value-type="float">
            <text:p>0.799</text:p>
          </table:table-cell>
          <table:table-cell table:style-name="ce19" table:formula="of:=[.L47]-[.C47]" office:value-type="float" office:value="0.00769067414415847" calcext:value-type="float">
            <text:p>0.007690674144158</text:p>
          </table:table-cell>
          <table:table-cell table:style-name="ce21" table:formula="of:=([.F47]*[.G47])/([.E47]*[.H47])" office:value-type="float" office:value="-0.136593667278459" calcext:value-type="float">
            <text:p>-0.136593667278459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25136741266307" calcext:value-type="float">
            <text:p>2.25</text:p>
          </table:table-cell>
          <table:table-cell office:value-type="float" office:value="0.643773286855014" calcext:value-type="float">
            <text:p>0.644</text:p>
          </table:table-cell>
          <table:table-cell office:value-type="float" office:value="2.17600065124021" calcext:value-type="float">
            <text:p>2.18</text:p>
          </table:table-cell>
          <table:table-cell table:style-name="ce10" office:value-type="float" office:value="0.0000300463718052892" calcext:value-type="float">
            <text:p>3.00E-05</text:p>
          </table:table-cell>
          <table:table-cell table:style-name="ce10" office:value-type="float" office:value="0.000695293378225293" calcext:value-type="float">
            <text:p>6.95E-04</text:p>
          </table:table-cell>
          <table:table-cell office:value-type="float" office:value="0.175187524684391" calcext:value-type="float">
            <text:p>0.175187524684391</text:p>
          </table:table-cell>
          <table:table-cell office:value-type="float" office:value="-0.749662342834989" calcext:value-type="float">
            <text:p>-0.749662342834989</text:p>
          </table:table-cell>
          <table:table-cell table:style-name="ce13" table:formula="of:=([.E48]*[.F48])&lt;0" office:value-type="boolean" office:boolean-value="false" calcext:value-type="boolean">
            <text:p>FALSE</text:p>
          </table:table-cell>
          <table:table-cell table:style-name="ce13" table:formula="of:=([.H48]-2*SQRT([.G48]))&gt;=0" office:value-type="boolean" office:boolean-value="false" calcext:value-type="boolean">
            <text:p>FALSE</text:p>
          </table:table-cell>
          <table:table-cell table:style-name="ce15" table:formula="of:=SQRT((-[.E48]+SQRT([.E48]^2-[.F48]*([.E48]*[.H48]-[.F48]*[.G48])))/([.F48]))" office:value-type="float" office:value="0.643773287755056" calcext:value-type="float">
            <text:p>0.643773287755056</text:p>
          </table:table-cell>
          <table:table-cell table:style-name="ce11" table:formula="of:=[.G48]^0.25" office:value-type="float" office:value="0.64695756284543" calcext:value-type="float">
            <text:p>0.647</text:p>
          </table:table-cell>
          <table:table-cell table:style-name="ce19" table:formula="of:=[.L48]-[.C48]" office:value-type="float" office:value="0.00318427599041593" calcext:value-type="float">
            <text:p>0.003184275990416</text:p>
          </table:table-cell>
          <table:table-cell table:style-name="ce21" table:formula="of:=([.F48]*[.G48])/([.E48]*[.H48])" office:value-type="float" office:value="-5.40771178195476" calcext:value-type="float">
            <text:p>-5.40771178195476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651492963024" calcext:value-type="float">
            <text:p>1.47</text:p>
          </table:table-cell>
          <table:table-cell office:value-type="float" office:value="0.564520567600015" calcext:value-type="float">
            <text:p>0.565</text:p>
          </table:table-cell>
          <table:table-cell office:value-type="float" office:value="0.429758152202767" calcext:value-type="float">
            <text:p>0.43</text:p>
          </table:table-cell>
          <table:table-cell table:style-name="ce10" office:value-type="float" office:value="-0.0000122731000581553" calcext:value-type="float">
            <text:p>-1.23E-05</text:p>
          </table:table-cell>
          <table:table-cell table:style-name="ce10" office:value-type="float" office:value="0.00278356166758868" calcext:value-type="float">
            <text:p>2.78E-03</text:p>
          </table:table-cell>
          <table:table-cell office:value-type="float" office:value="0.0938465061706363" calcext:value-type="float">
            <text:p>0.093846506170636</text:p>
          </table:table-cell>
          <table:table-cell office:value-type="float" office:value="1.11187724533769" calcext:value-type="float">
            <text:p>1.11187724533769</text:p>
          </table:table-cell>
          <table:table-cell table:style-name="ce13" table:formula="of:=([.E49]*[.F49])&lt;0" office:value-type="boolean" office:boolean-value="true" calcext:value-type="boolean">
            <text:p>TRUE</text:p>
          </table:table-cell>
          <table:table-cell table:style-name="ce13" table:formula="of:=([.H49]-2*SQRT([.G49]))&gt;=0" office:value-type="boolean" office:boolean-value="true" calcext:value-type="boolean">
            <text:p>TRUE</text:p>
          </table:table-cell>
          <table:table-cell table:style-name="ce15" table:formula="of:=SQRT((-[.E49]+SQRT([.E49]^2-[.F49]*([.E49]*[.H49]-[.F49]*[.G49])))/([.F49]))" office:value-type="float" office:value="0.564520575568731" calcext:value-type="float">
            <text:p>0.564520575568731</text:p>
          </table:table-cell>
          <table:table-cell table:style-name="ce11" table:formula="of:=[.G49]^0.25" office:value-type="float" office:value="0.553483307091301" calcext:value-type="float">
            <text:p>0.553</text:p>
          </table:table-cell>
          <table:table-cell table:style-name="ce19" table:formula="of:=[.L49]-[.C49]" office:value-type="float" office:value="-0.0110372605087142" calcext:value-type="float">
            <text:p>-0.011037260508714</text:p>
          </table:table-cell>
          <table:table-cell table:style-name="ce21" table:formula="of:=([.F49]*[.G49])/([.E49]*[.H49])" office:value-type="float" office:value="-19.1429047625054" calcext:value-type="float">
            <text:p>-19.1429047625054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12293355023532" calcext:value-type="float">
            <text:p>2.12</text:p>
          </table:table-cell>
          <table:table-cell office:value-type="float" office:value="0.326036670120775" calcext:value-type="float">
            <text:p>0.326</text:p>
          </table:table-cell>
          <table:table-cell office:value-type="float" office:value="4.87592773363971" calcext:value-type="float">
            <text:p>4.88</text:p>
          </table:table-cell>
          <table:table-cell table:style-name="ce10" office:value-type="float" office:value="-0.00000573736309647889" calcext:value-type="float">
            <text:p>-5.74E-06</text:p>
          </table:table-cell>
          <table:table-cell table:style-name="ce10" office:value-type="float" office:value="0.000218682151206956" calcext:value-type="float">
            <text:p>2.19E-04</text:p>
          </table:table-cell>
          <table:table-cell office:value-type="float" office:value="0.0111440993689229" calcext:value-type="float">
            <text:p>0.011144099368923</text:p>
          </table:table-cell>
          <table:table-cell office:value-type="float" office:value="-0.206670166886814" calcext:value-type="float">
            <text:p>-0.206670166886814</text:p>
          </table:table-cell>
          <table:table-cell table:style-name="ce13" table:formula="of:=([.E50]*[.F50])&lt;0" office:value-type="boolean" office:boolean-value="true" calcext:value-type="boolean">
            <text:p>TRUE</text:p>
          </table:table-cell>
          <table:table-cell table:style-name="ce13" table:formula="of:=([.H50]-2*SQRT([.G50]))&gt;=0" office:value-type="boolean" office:boolean-value="false" calcext:value-type="boolean">
            <text:p>FALSE</text:p>
          </table:table-cell>
          <table:table-cell table:style-name="ce15" table:formula="of:=SQRT((-[.E50]+SQRT([.E50]^2-[.F50]*([.E50]*[.H50]-[.F50]*[.G50])))/([.F50]))" office:value-type="float" office:value="0.326036663729887" calcext:value-type="float">
            <text:p>0.326036663729887</text:p>
          </table:table-cell>
          <table:table-cell table:style-name="ce11" table:formula="of:=[.G50]^0.25" office:value-type="float" office:value="0.324908627792894" calcext:value-type="float">
            <text:p>0.325</text:p>
          </table:table-cell>
          <table:table-cell table:style-name="ce19" table:formula="of:=[.L50]-[.C50]" office:value-type="float" office:value="-0.0011280423278815" calcext:value-type="float">
            <text:p>-0.001128042327882</text:p>
          </table:table-cell>
          <table:table-cell table:style-name="ce21" table:formula="of:=([.F50]*[.G50])/([.E50]*[.H50])" office:value-type="float" office:value="2.05526670866197" calcext:value-type="float">
            <text:p>2.05526670866197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94198935921642" calcext:value-type="float">
            <text:p>1.94</text:p>
          </table:table-cell>
          <table:table-cell office:value-type="float" office:value="0.339965975420828" calcext:value-type="float">
            <text:p>0.340</text:p>
          </table:table-cell>
          <table:table-cell office:value-type="float" office:value="2.12778855600555" calcext:value-type="float">
            <text:p>2.13</text:p>
          </table:table-cell>
          <table:table-cell table:style-name="ce10" office:value-type="float" office:value="-0.00000542298096810303" calcext:value-type="float">
            <text:p>-5.42E-06</text:p>
          </table:table-cell>
          <table:table-cell table:style-name="ce10" office:value-type="float" office:value="0.000199482441265459" calcext:value-type="float">
            <text:p>1.99E-04</text:p>
          </table:table-cell>
          <table:table-cell office:value-type="float" office:value="0.0124551377251295" calcext:value-type="float">
            <text:p>0.01245513772513</text:p>
          </table:table-cell>
          <table:table-cell office:value-type="float" office:value="-0.197941726955341" calcext:value-type="float">
            <text:p>-0.197941726955341</text:p>
          </table:table-cell>
          <table:table-cell table:style-name="ce13" table:formula="of:=([.E51]*[.F51])&lt;0" office:value-type="boolean" office:boolean-value="true" calcext:value-type="boolean">
            <text:p>TRUE</text:p>
          </table:table-cell>
          <table:table-cell table:style-name="ce13" table:formula="of:=([.H51]-2*SQRT([.G51]))&gt;=0" office:value-type="boolean" office:boolean-value="false" calcext:value-type="boolean">
            <text:p>FALSE</text:p>
          </table:table-cell>
          <table:table-cell table:style-name="ce15" table:formula="of:=SQRT((-[.E51]+SQRT([.E51]^2-[.F51]*([.E51]*[.H51]-[.F51]*[.G51])))/([.F51]))" office:value-type="float" office:value="0.339965999223624" calcext:value-type="float">
            <text:p>0.339965999223624</text:p>
          </table:table-cell>
          <table:table-cell table:style-name="ce11" table:formula="of:=[.G51]^0.25" office:value-type="float" office:value="0.334069735750218" calcext:value-type="float">
            <text:p>0.334</text:p>
          </table:table-cell>
          <table:table-cell table:style-name="ce19" table:formula="of:=[.L51]-[.C51]" office:value-type="float" office:value="-0.00589623967061026" calcext:value-type="float">
            <text:p>-0.00589623967061</text:p>
          </table:table-cell>
          <table:table-cell table:style-name="ce21" table:formula="of:=([.F51]*[.G51])/([.E51]*[.H51])" office:value-type="float" office:value="2.31460972444899" calcext:value-type="float">
            <text:p>2.31460972444899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48306026992861" calcext:value-type="float">
            <text:p>2.48</text:p>
          </table:table-cell>
          <table:table-cell office:value-type="float" office:value="0.330238101950111" calcext:value-type="float">
            <text:p>0.330</text:p>
          </table:table-cell>
          <table:table-cell office:value-type="float" office:value="2.5979979158282" calcext:value-type="float">
            <text:p>2.60</text:p>
          </table:table-cell>
          <table:table-cell table:style-name="ce10" office:value-type="float" office:value="-0.0000303530026401481" calcext:value-type="float">
            <text:p>-3.04E-05</text:p>
          </table:table-cell>
          <table:table-cell table:style-name="ce10" office:value-type="float" office:value="0.000892360150628953" calcext:value-type="float">
            <text:p>8.92E-04</text:p>
          </table:table-cell>
          <table:table-cell office:value-type="float" office:value="0.0111005732317859" calcext:value-type="float">
            <text:p>0.011100573231786</text:p>
          </table:table-cell>
          <table:table-cell office:value-type="float" office:value="-0.19480360730425" calcext:value-type="float">
            <text:p>-0.19480360730425</text:p>
          </table:table-cell>
          <table:table-cell table:style-name="ce13" table:formula="of:=([.E52]*[.F52])&lt;0" office:value-type="boolean" office:boolean-value="true" calcext:value-type="boolean">
            <text:p>TRUE</text:p>
          </table:table-cell>
          <table:table-cell table:style-name="ce13" table:formula="of:=([.H52]-2*SQRT([.G52]))&gt;=0" office:value-type="boolean" office:boolean-value="false" calcext:value-type="boolean">
            <text:p>FALSE</text:p>
          </table:table-cell>
          <table:table-cell table:style-name="ce15" table:formula="of:=SQRT((-[.E52]+SQRT([.E52]^2-[.F52]*([.E52]*[.H52]-[.F52]*[.G52])))/([.F52]))" office:value-type="float" office:value="0.330238101690258" calcext:value-type="float">
            <text:p>0.330238101690258</text:p>
          </table:table-cell>
          <table:table-cell table:style-name="ce11" table:formula="of:=[.G52]^0.25" office:value-type="float" office:value="0.324590908577352" calcext:value-type="float">
            <text:p>0.325</text:p>
          </table:table-cell>
          <table:table-cell table:style-name="ce19" table:formula="of:=[.L52]-[.C52]" office:value-type="float" office:value="-0.00564719337275921" calcext:value-type="float">
            <text:p>-0.005647193372759</text:p>
          </table:table-cell>
          <table:table-cell table:style-name="ce21" table:formula="of:=([.F52]*[.G52])/([.E52]*[.H52])" office:value-type="float" office:value="1.67527813372208" calcext:value-type="float">
            <text:p>1.67527813372208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05394757481337" calcext:value-type="float">
            <text:p>4.05</text:p>
          </table:table-cell>
          <table:table-cell office:value-type="float" office:value="0.407663415212149" calcext:value-type="float">
            <text:p>0.408</text:p>
          </table:table-cell>
          <table:table-cell office:value-type="float" office:value="2.45571683302675" calcext:value-type="float">
            <text:p>2.46</text:p>
          </table:table-cell>
          <table:table-cell table:style-name="ce10" office:value-type="float" office:value="0.0000662054683297544" calcext:value-type="float">
            <text:p>6.62E-05</text:p>
          </table:table-cell>
          <table:table-cell table:style-name="ce10" office:value-type="float" office:value="0.00163881894030045" calcext:value-type="float">
            <text:p>1.64E-03</text:p>
          </table:table-cell>
          <table:table-cell office:value-type="float" office:value="0.0285130870103093" calcext:value-type="float">
            <text:p>0.028513087010309</text:p>
          </table:table-cell>
          <table:table-cell office:value-type="float" office:value="-0.310245543545131" calcext:value-type="float">
            <text:p>-0.310245543545131</text:p>
          </table:table-cell>
          <table:table-cell table:style-name="ce13" table:formula="of:=([.E53]*[.F53])&lt;0" office:value-type="boolean" office:boolean-value="false" calcext:value-type="boolean">
            <text:p>FALSE</text:p>
          </table:table-cell>
          <table:table-cell table:style-name="ce13" table:formula="of:=([.H53]-2*SQRT([.G53]))&gt;=0" office:value-type="boolean" office:boolean-value="false" calcext:value-type="boolean">
            <text:p>FALSE</text:p>
          </table:table-cell>
          <table:table-cell table:style-name="ce15" table:formula="of:=SQRT((-[.E53]+SQRT([.E53]^2-[.F53]*([.E53]*[.H53]-[.F53]*[.G53])))/([.F53]))" office:value-type="float" office:value="0.407663415175718" calcext:value-type="float">
            <text:p>0.407663415175718</text:p>
          </table:table-cell>
          <table:table-cell table:style-name="ce11" table:formula="of:=[.G53]^0.25" office:value-type="float" office:value="0.410923576948421" calcext:value-type="float">
            <text:p>0.411</text:p>
          </table:table-cell>
          <table:table-cell table:style-name="ce19" table:formula="of:=[.L53]-[.C53]" office:value-type="float" office:value="0.00326016173627242" calcext:value-type="float">
            <text:p>0.003260161736272</text:p>
          </table:table-cell>
          <table:table-cell table:style-name="ce21" table:formula="of:=([.F53]*[.G53])/([.E53]*[.H53])" office:value-type="float" office:value="-2.27497066006139" calcext:value-type="float">
            <text:p>-2.27497066006139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39241296310542" calcext:value-type="float">
            <text:p>2.39</text:p>
          </table:table-cell>
          <table:table-cell office:value-type="float" office:value="0.646498065391" calcext:value-type="float">
            <text:p>0.646</text:p>
          </table:table-cell>
          <table:table-cell office:value-type="float" office:value="0.567724263586687" calcext:value-type="float">
            <text:p>0.57</text:p>
          </table:table-cell>
          <table:table-cell table:style-name="ce10" office:value-type="float" office:value="-0.0000630038807682675" calcext:value-type="float">
            <text:p>-6.30E-05</text:p>
          </table:table-cell>
          <table:table-cell table:style-name="ce10" office:value-type="float" office:value="0.00442398052333217" calcext:value-type="float">
            <text:p>4.42E-03</text:p>
          </table:table-cell>
          <table:table-cell office:value-type="float" office:value="0.155588630995397" calcext:value-type="float">
            <text:p>0.155588630995397</text:p>
          </table:table-cell>
          <table:table-cell office:value-type="float" office:value="0.505357251773472" calcext:value-type="float">
            <text:p>0.505357251773472</text:p>
          </table:table-cell>
          <table:table-cell table:style-name="ce13" table:formula="of:=([.E54]*[.F54])&lt;0" office:value-type="boolean" office:boolean-value="true" calcext:value-type="boolean">
            <text:p>TRUE</text:p>
          </table:table-cell>
          <table:table-cell table:style-name="ce13" table:formula="of:=([.H54]-2*SQRT([.G54]))&gt;=0" office:value-type="boolean" office:boolean-value="false" calcext:value-type="boolean">
            <text:p>FALSE</text:p>
          </table:table-cell>
          <table:table-cell table:style-name="ce15" table:formula="of:=SQRT((-[.E54]+SQRT([.E54]^2-[.F54]*([.E54]*[.H54]-[.F54]*[.G54])))/([.F54]))" office:value-type="float" office:value="0.646498065668242" calcext:value-type="float">
            <text:p>0.646498065668242</text:p>
          </table:table-cell>
          <table:table-cell table:style-name="ce11" table:formula="of:=[.G54]^0.25" office:value-type="float" office:value="0.628050354205533" calcext:value-type="float">
            <text:p>0.628</text:p>
          </table:table-cell>
          <table:table-cell table:style-name="ce19" table:formula="of:=[.L54]-[.C54]" office:value-type="float" office:value="-0.0184477111854666" calcext:value-type="float">
            <text:p>-0.018447711185467</text:p>
          </table:table-cell>
          <table:table-cell table:style-name="ce21" table:formula="of:=([.F54]*[.G54])/([.E54]*[.H54])" office:value-type="float" office:value="-21.6184853463882" calcext:value-type="float">
            <text:p>-21.6184853463882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32609830940372" calcext:value-type="float">
            <text:p>1.33</text:p>
          </table:table-cell>
          <table:table-cell office:value-type="float" office:value="0.409082107550267" calcext:value-type="float">
            <text:p>0.409</text:p>
          </table:table-cell>
          <table:table-cell office:value-type="float" office:value="1.06175442971847" calcext:value-type="float">
            <text:p>1.06</text:p>
          </table:table-cell>
          <table:table-cell table:style-name="ce10" office:value-type="float" office:value="-0.000011210148722835" calcext:value-type="float">
            <text:p>-1.12E-05</text:p>
          </table:table-cell>
          <table:table-cell table:style-name="ce10" office:value-type="float" office:value="0.000623172240528067" calcext:value-type="float">
            <text:p>6.23E-04</text:p>
          </table:table-cell>
          <table:table-cell office:value-type="float" office:value="0.0250224779888576" calcext:value-type="float">
            <text:p>0.025022477988858</text:p>
          </table:table-cell>
          <table:table-cell office:value-type="float" office:value="-0.168875090365616" calcext:value-type="float">
            <text:p>-0.168875090365616</text:p>
          </table:table-cell>
          <table:table-cell table:style-name="ce13" table:formula="of:=([.E55]*[.F55])&lt;0" office:value-type="boolean" office:boolean-value="true" calcext:value-type="boolean">
            <text:p>TRUE</text:p>
          </table:table-cell>
          <table:table-cell table:style-name="ce13" table:formula="of:=([.H55]-2*SQRT([.G55]))&gt;=0" office:value-type="boolean" office:boolean-value="false" calcext:value-type="boolean">
            <text:p>FALSE</text:p>
          </table:table-cell>
          <table:table-cell table:style-name="ce15" table:formula="of:=SQRT((-[.E55]+SQRT([.E55]^2-[.F55]*([.E55]*[.H55]-[.F55]*[.G55])))/([.F55]))" office:value-type="float" office:value="0.409082109585689" calcext:value-type="float">
            <text:p>0.409082109585689</text:p>
          </table:table-cell>
          <table:table-cell table:style-name="ce11" table:formula="of:=[.G55]^0.25" office:value-type="float" office:value="0.397724714695836" calcext:value-type="float">
            <text:p>0.398</text:p>
          </table:table-cell>
          <table:table-cell table:style-name="ce19" table:formula="of:=[.L55]-[.C55]" office:value-type="float" office:value="-0.0113573928544309" calcext:value-type="float">
            <text:p>-0.011357392854431</text:p>
          </table:table-cell>
          <table:table-cell table:style-name="ce21" table:formula="of:=([.F55]*[.G55])/([.E55]*[.H55])" office:value-type="float" office:value="8.23685548526814" calcext:value-type="float">
            <text:p>8.23685548526814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80189004566833" calcext:value-type="float">
            <text:p>1.80</text:p>
          </table:table-cell>
          <table:table-cell office:value-type="float" office:value="0.529694565546055" calcext:value-type="float">
            <text:p>0.530</text:p>
          </table:table-cell>
          <table:table-cell office:value-type="float" office:value="0.55346479277478" calcext:value-type="float">
            <text:p>0.55</text:p>
          </table:table-cell>
          <table:table-cell table:style-name="ce10" office:value-type="float" office:value="0.0000123695598594446" calcext:value-type="float">
            <text:p>1.24E-05</text:p>
          </table:table-cell>
          <table:table-cell table:style-name="ce10" office:value-type="float" office:value="0.00272076013148746" calcext:value-type="float">
            <text:p>2.72E-03</text:p>
          </table:table-cell>
          <table:table-cell office:value-type="float" office:value="0.0828200385408098" calcext:value-type="float">
            <text:p>0.08282003854081</text:p>
          </table:table-cell>
          <table:table-cell office:value-type="float" office:value="0.339998755889131" calcext:value-type="float">
            <text:p>0.339998755889131</text:p>
          </table:table-cell>
          <table:table-cell table:style-name="ce13" table:formula="of:=([.E56]*[.F56])&lt;0" office:value-type="boolean" office:boolean-value="false" calcext:value-type="boolean">
            <text:p>FALSE</text:p>
          </table:table-cell>
          <table:table-cell table:style-name="ce13" table:formula="of:=([.H56]-2*SQRT([.G56]))&gt;=0" office:value-type="boolean" office:boolean-value="false" calcext:value-type="boolean">
            <text:p>FALSE</text:p>
          </table:table-cell>
          <table:table-cell table:style-name="ce15" table:formula="of:=SQRT((-[.E56]+SQRT([.E56]^2-[.F56]*([.E56]*[.H56]-[.F56]*[.G56])))/([.F56]))" office:value-type="float" office:value="0.5296945649754" calcext:value-type="float">
            <text:p>0.5296945649754</text:p>
          </table:table-cell>
          <table:table-cell table:style-name="ce11" table:formula="of:=[.G56]^0.25" office:value-type="float" office:value="0.536455691240177" calcext:value-type="float">
            <text:p>0.536</text:p>
          </table:table-cell>
          <table:table-cell table:style-name="ce19" table:formula="of:=[.L56]-[.C56]" office:value-type="float" office:value="0.00676112569412224" calcext:value-type="float">
            <text:p>0.006761125694122</text:p>
          </table:table-cell>
          <table:table-cell table:style-name="ce21" table:formula="of:=([.F56]*[.G56])/([.E56]*[.H56])" office:value-type="float" office:value="53.5789389537518" calcext:value-type="float">
            <text:p>53.5789389537518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3288329069072" calcext:value-type="float">
            <text:p>1.03</text:p>
          </table:table-cell>
          <table:table-cell office:value-type="float" office:value="0.446728243116154" calcext:value-type="float">
            <text:p>0.447</text:p>
          </table:table-cell>
          <table:table-cell office:value-type="float" office:value="2.34891389882769" calcext:value-type="float">
            <text:p>2.35</text:p>
          </table:table-cell>
          <table:table-cell table:style-name="ce10" office:value-type="float" office:value="-0.00000625385819439819" calcext:value-type="float">
            <text:p>-6.25E-06</text:p>
          </table:table-cell>
          <table:table-cell table:style-name="ce10" office:value-type="float" office:value="0.000181705284488792" calcext:value-type="float">
            <text:p>1.82E-04</text:p>
          </table:table-cell>
          <table:table-cell office:value-type="float" office:value="0.0383251951941683" calcext:value-type="float">
            <text:p>0.038325195194168</text:p>
          </table:table-cell>
          <table:table-cell office:value-type="float" office:value="-0.355507972808419" calcext:value-type="float">
            <text:p>-0.355507972808419</text:p>
          </table:table-cell>
          <table:table-cell table:style-name="ce13" table:formula="of:=([.E57]*[.F57])&lt;0" office:value-type="boolean" office:boolean-value="true" calcext:value-type="boolean">
            <text:p>TRUE</text:p>
          </table:table-cell>
          <table:table-cell table:style-name="ce13" table:formula="of:=([.H57]-2*SQRT([.G57]))&gt;=0" office:value-type="boolean" office:boolean-value="false" calcext:value-type="boolean">
            <text:p>FALSE</text:p>
          </table:table-cell>
          <table:table-cell table:style-name="ce15" table:formula="of:=SQRT((-[.E57]+SQRT([.E57]^2-[.F57]*([.E57]*[.H57]-[.F57]*[.G57])))/([.F57]))" office:value-type="float" office:value="0.446728243384857" calcext:value-type="float">
            <text:p>0.446728243384857</text:p>
          </table:table-cell>
          <table:table-cell table:style-name="ce11" table:formula="of:=[.G57]^0.25" office:value-type="float" office:value="0.442457023945837" calcext:value-type="float">
            <text:p>0.442</text:p>
          </table:table-cell>
          <table:table-cell table:style-name="ce19" table:formula="of:=[.L57]-[.C57]" office:value-type="float" office:value="-0.0042712191703167" calcext:value-type="float">
            <text:p>-0.004271219170317</text:p>
          </table:table-cell>
          <table:table-cell table:style-name="ce21" table:formula="of:=([.F57]*[.G57])/([.E57]*[.H57])" office:value-type="float" office:value="3.13223659364992" calcext:value-type="float">
            <text:p>3.13223659364992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16228687004002" calcext:value-type="float">
            <text:p>1.16</text:p>
          </table:table-cell>
          <table:table-cell office:value-type="float" office:value="0.908960050496384" calcext:value-type="float">
            <text:p>0.909</text:p>
          </table:table-cell>
          <table:table-cell office:value-type="float" office:value="5.64262166067343" calcext:value-type="float">
            <text:p>5.64</text:p>
          </table:table-cell>
          <table:table-cell table:style-name="ce10" office:value-type="float" office:value="0.000165291775737617" calcext:value-type="float">
            <text:p>1.65E-04</text:p>
          </table:table-cell>
          <table:table-cell table:style-name="ce10" office:value-type="float" office:value="-0.0000929437859103307" calcext:value-type="float">
            <text:p>-9.29E-05</text:p>
          </table:table-cell>
          <table:table-cell office:value-type="float" office:value="0.721593080207418" calcext:value-type="float">
            <text:p>0.721593080207418</text:p>
          </table:table-cell>
          <table:table-cell office:value-type="float" office:value="-1.67433120645078" calcext:value-type="float">
            <text:p>-1.67433120645078</text:p>
          </table:table-cell>
          <table:table-cell table:style-name="ce13" table:formula="of:=([.E58]*[.F58])&lt;0" office:value-type="boolean" office:boolean-value="true" calcext:value-type="boolean">
            <text:p>TRUE</text:p>
          </table:table-cell>
          <table:table-cell table:style-name="ce13" table:formula="of:=([.H58]-2*SQRT([.G58]))&gt;=0" office:value-type="boolean" office:boolean-value="false" calcext:value-type="boolean">
            <text:p>FALSE</text:p>
          </table:table-cell>
          <table:table-cell table:style-name="ce15" table:formula="of:=SQRT((-[.E58]+SQRT([.E58]^2-[.F58]*([.E58]*[.H58]-[.F58]*[.G58])))/([.F58]))" office:value-type="float" office:value="0.908960050513139" calcext:value-type="float">
            <text:p>0.908960050513139</text:p>
          </table:table-cell>
          <table:table-cell table:style-name="ce11" table:formula="of:=[.G58]^0.25" office:value-type="float" office:value="0.921664988078756" calcext:value-type="float">
            <text:p>0.922</text:p>
          </table:table-cell>
          <table:table-cell table:style-name="ce19" table:formula="of:=[.L58]-[.C58]" office:value-type="float" office:value="0.0127049375823719" calcext:value-type="float">
            <text:p>0.012704937582372</text:p>
          </table:table-cell>
          <table:table-cell table:style-name="ce21" table:formula="of:=([.F58]*[.G58])/([.E58]*[.H58])" office:value-type="float" office:value="0.242337208830844" calcext:value-type="float">
            <text:p>0.242337208830844</text:p>
          </table:table-cell>
          <table:table-cell table:number-columns-repeated="101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float" office:value="0.534851891819171" calcext:value-type="float">
            <text:p>0.53</text:p>
          </table:table-cell>
          <table:table-cell table:style-name="ce11" office:value-type="float" office:value="37.67194060321" calcext:value-type="float">
            <text:p>37.672</text:p>
          </table:table-cell>
          <table:table-cell table:style-name="ce3" office:value-type="float" office:value="122333018.500594" calcext:value-type="float">
            <text:p>122,333,018.50</text:p>
          </table:table-cell>
          <table:table-cell table:style-name="ce5" office:value-type="float" office:value="-10.6664082461928" calcext:value-type="float">
            <text:p>-1.07E+01</text:p>
          </table:table-cell>
          <table:table-cell table:style-name="ce5" office:value-type="float" office:value="12010.7568207823" calcext:value-type="float">
            <text:p>1.20E+04</text:p>
          </table:table-cell>
          <table:table-cell table:style-name="ce1" office:value-type="float" office:value="1860216.8673383" calcext:value-type="float">
            <text:p>1860216.8673383</text:p>
          </table:table-cell>
          <table:table-cell table:style-name="ce1" office:value-type="float" office:value="173214810.872461" calcext:value-type="float">
            <text:p>173214810.872461</text:p>
          </table:table-cell>
          <table:table-cell table:style-name="ce13" table:formula="of:=([.E59]*[.F59])&lt;0" office:value-type="boolean" office:boolean-value="true" calcext:value-type="boolean">
            <text:p>TRUE</text:p>
          </table:table-cell>
          <table:table-cell table:style-name="ce13" table:formula="of:=([.H59]-2*SQRT([.G59]))&gt;=0" office:value-type="boolean" office:boolean-value="true" calcext:value-type="boolean">
            <text:p>TRUE</text:p>
          </table:table-cell>
          <table:table-cell table:style-name="ce15" table:formula="of:=SQRT((-[.E59]+SQRT([.E59]^2-[.F59]*([.E59]*[.H59]-[.F59]*[.G59])))/([.F59]))" office:value-type="float" office:value="37.6718868193749" calcext:value-type="float">
            <text:p>37.6718868193749</text:p>
          </table:table-cell>
          <table:table-cell table:style-name="ce11" table:formula="of:=[.G59]^0.25" office:value-type="float" office:value="36.9309852942611" calcext:value-type="float">
            <text:p>36.931</text:p>
          </table:table-cell>
          <table:table-cell table:style-name="ce19" table:formula="of:=[.L59]-[.C59]" office:value-type="float" office:value="-0.740955308948863" calcext:value-type="float">
            <text:p>-0.740955308948863</text:p>
          </table:table-cell>
          <table:table-cell table:style-name="ce21" table:formula="of:=([.F59]*[.G59])/([.E59]*[.H59])" office:value-type="float" office:value="-12.0929073671389" calcext:value-type="float">
            <text:p>-12.0929073671389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7713237408628" calcext:value-type="float">
            <text:p>0.73</text:p>
          </table:table-cell>
          <table:table-cell office:value-type="float" office:value="0.891158221587981" calcext:value-type="float">
            <text:p>0.891</text:p>
          </table:table-cell>
          <table:table-cell office:value-type="float" office:value="4.59213732955235" calcext:value-type="float">
            <text:p>4.59</text:p>
          </table:table-cell>
          <table:table-cell table:style-name="ce10" office:value-type="float" office:value="0.0000785250434267811" calcext:value-type="float">
            <text:p>7.85E-05</text:p>
          </table:table-cell>
          <table:table-cell table:style-name="ce10" office:value-type="float" office:value="-0.0000492286361224904" calcext:value-type="float">
            <text:p>-4.92E-05</text:p>
          </table:table-cell>
          <table:table-cell office:value-type="float" office:value="0.687581091153998" calcext:value-type="float">
            <text:p>0.687581091153998</text:p>
          </table:table-cell>
          <table:table-cell office:value-type="float" office:value="-1.62398887342637" calcext:value-type="float">
            <text:p>-1.62398887342637</text:p>
          </table:table-cell>
          <table:table-cell table:style-name="ce13" table:formula="of:=([.E60]*[.F60])&lt;0" office:value-type="boolean" office:boolean-value="true" calcext:value-type="boolean">
            <text:p>TRUE</text:p>
          </table:table-cell>
          <table:table-cell table:style-name="ce13" table:formula="of:=([.H60]-2*SQRT([.G60]))&gt;=0" office:value-type="boolean" office:boolean-value="false" calcext:value-type="boolean">
            <text:p>FALSE</text:p>
          </table:table-cell>
          <table:table-cell table:style-name="ce15" table:formula="of:=SQRT((-[.E60]+SQRT([.E60]^2-[.F60]*([.E60]*[.H60]-[.F60]*[.G60])))/([.F60]))" office:value-type="float" office:value="0.891158218252297" calcext:value-type="float">
            <text:p>0.891158218252297</text:p>
          </table:table-cell>
          <table:table-cell table:style-name="ce11" table:formula="of:=[.G60]^0.25" office:value-type="float" office:value="0.910606993138502" calcext:value-type="float">
            <text:p>0.911</text:p>
          </table:table-cell>
          <table:table-cell table:style-name="ce19" table:formula="of:=[.L60]-[.C60]" office:value-type="float" office:value="0.0194487715505206" calcext:value-type="float">
            <text:p>0.019448771550521</text:p>
          </table:table-cell>
          <table:table-cell table:style-name="ce21" table:formula="of:=([.F60]*[.G60])/([.E60]*[.H60])" office:value-type="float" office:value="0.265430297620817" calcext:value-type="float">
            <text:p>0.265430297620817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3649557706493" calcext:value-type="float">
            <text:p>1.04</text:p>
          </table:table-cell>
          <table:table-cell office:value-type="float" office:value="0.38579693468703" calcext:value-type="float">
            <text:p>0.386</text:p>
          </table:table-cell>
          <table:table-cell office:value-type="float" office:value="5.53827298998496" calcext:value-type="float">
            <text:p>5.54</text:p>
          </table:table-cell>
          <table:table-cell table:style-name="ce10" office:value-type="float" office:value="0.000000782948298644787" calcext:value-type="float">
            <text:p>7.83E-07</text:p>
          </table:table-cell>
          <table:table-cell table:style-name="ce10" office:value-type="float" office:value="0.0000814318318889542" calcext:value-type="float">
            <text:p>8.14E-05</text:p>
          </table:table-cell>
          <table:table-cell office:value-type="float" office:value="0.0221969534180159" calcext:value-type="float">
            <text:p>0.022196953418016</text:p>
          </table:table-cell>
          <table:table-cell office:value-type="float" office:value="-0.293120595038087" calcext:value-type="float">
            <text:p>-0.293120595038087</text:p>
          </table:table-cell>
          <table:table-cell table:style-name="ce13" table:formula="of:=([.E61]*[.F61])&lt;0" office:value-type="boolean" office:boolean-value="false" calcext:value-type="boolean">
            <text:p>FALSE</text:p>
          </table:table-cell>
          <table:table-cell table:style-name="ce13" table:formula="of:=([.H61]-2*SQRT([.G61]))&gt;=0" office:value-type="boolean" office:boolean-value="false" calcext:value-type="boolean">
            <text:p>FALSE</text:p>
          </table:table-cell>
          <table:table-cell table:style-name="ce15" table:formula="of:=SQRT((-[.E61]+SQRT([.E61]^2-[.F61]*([.E61]*[.H61]-[.F61]*[.G61])))/([.F61]))" office:value-type="float" office:value="0.385796934719052" calcext:value-type="float">
            <text:p>0.385796934719052</text:p>
          </table:table-cell>
          <table:table-cell table:style-name="ce11" table:formula="of:=[.G61]^0.25" office:value-type="float" office:value="0.385987590794057" calcext:value-type="float">
            <text:p>0.386</text:p>
          </table:table-cell>
          <table:table-cell table:style-name="ce19" table:formula="of:=[.L61]-[.C61]" office:value-type="float" office:value="0.000190656107027343" calcext:value-type="float">
            <text:p>0.000190656107027</text:p>
          </table:table-cell>
          <table:table-cell table:style-name="ce21" table:formula="of:=([.F61]*[.G61])/([.E61]*[.H61])" office:value-type="float" office:value="-7.87604442450434" calcext:value-type="float">
            <text:p>-7.87604442450434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68883071791591" calcext:value-type="float">
            <text:p>1.69</text:p>
          </table:table-cell>
          <table:table-cell office:value-type="float" office:value="0.676712879945698" calcext:value-type="float">
            <text:p>0.677</text:p>
          </table:table-cell>
          <table:table-cell office:value-type="float" office:value="0.361845234663615" calcext:value-type="float">
            <text:p>0.36</text:p>
          </table:table-cell>
          <table:table-cell table:style-name="ce10" office:value-type="float" office:value="-0.0000291065227146708" calcext:value-type="float">
            <text:p>-2.91E-05</text:p>
          </table:table-cell>
          <table:table-cell table:style-name="ce10" office:value-type="float" office:value="0.00537008694884659" calcext:value-type="float">
            <text:p>5.37E-03</text:p>
          </table:table-cell>
          <table:table-cell office:value-type="float" office:value="0.190530190541017" calcext:value-type="float">
            <text:p>0.190530190541017</text:p>
          </table:table-cell>
          <table:table-cell office:value-type="float" office:value="2.62262840906418" calcext:value-type="float">
            <text:p>2.62262840906418</text:p>
          </table:table-cell>
          <table:table-cell table:style-name="ce13" table:formula="of:=([.E62]*[.F62])&lt;0" office:value-type="boolean" office:boolean-value="true" calcext:value-type="boolean">
            <text:p>TRUE</text:p>
          </table:table-cell>
          <table:table-cell table:style-name="ce13" table:formula="of:=([.H62]-2*SQRT([.G62]))&gt;=0" office:value-type="boolean" office:boolean-value="true" calcext:value-type="boolean">
            <text:p>TRUE</text:p>
          </table:table-cell>
          <table:table-cell table:style-name="ce15" table:formula="of:=SQRT((-[.E62]+SQRT([.E62]^2-[.F62]*([.E62]*[.H62]-[.F62]*[.G62])))/([.F62]))" office:value-type="float" office:value="0.676712880321821" calcext:value-type="float">
            <text:p>0.676712880321821</text:p>
          </table:table-cell>
          <table:table-cell table:style-name="ce11" table:formula="of:=[.G62]^0.25" office:value-type="float" office:value="0.660679681036189" calcext:value-type="float">
            <text:p>0.661</text:p>
          </table:table-cell>
          <table:table-cell table:style-name="ce19" table:formula="of:=[.L62]-[.C62]" office:value-type="float" office:value="-0.0160331989095094" calcext:value-type="float">
            <text:p>-0.016033198909509</text:p>
          </table:table-cell>
          <table:table-cell table:style-name="ce21" table:formula="of:=([.F62]*[.G62])/([.E62]*[.H62])" office:value-type="float" office:value="-13.4034942880801" calcext:value-type="float">
            <text:p>-13.4034942880801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74926097779504" calcext:value-type="float">
            <text:p>1.75</text:p>
          </table:table-cell>
          <table:table-cell office:value-type="float" office:value="0.410521195856864" calcext:value-type="float">
            <text:p>0.411</text:p>
          </table:table-cell>
          <table:table-cell office:value-type="float" office:value="0.686249525715455" calcext:value-type="float">
            <text:p>0.69</text:p>
          </table:table-cell>
          <table:table-cell table:style-name="ce10" office:value-type="float" office:value="0.00000764715991933858" calcext:value-type="float">
            <text:p>7.65E-06</text:p>
          </table:table-cell>
          <table:table-cell table:style-name="ce10" office:value-type="float" office:value="0.00162486363442565" calcext:value-type="float">
            <text:p>1.62E-03</text:p>
          </table:table-cell>
          <table:table-cell office:value-type="float" office:value="0.0300393406940088" calcext:value-type="float">
            <text:p>0.030039340694009</text:p>
          </table:table-cell>
          <table:table-cell office:value-type="float" office:value="0.0109372633699231" calcext:value-type="float">
            <text:p>0.010937263369923</text:p>
          </table:table-cell>
          <table:table-cell table:style-name="ce13" table:formula="of:=([.E63]*[.F63])&lt;0" office:value-type="boolean" office:boolean-value="false" calcext:value-type="boolean">
            <text:p>FALSE</text:p>
          </table:table-cell>
          <table:table-cell table:style-name="ce13" table:formula="of:=([.H63]-2*SQRT([.G63]))&gt;=0" office:value-type="boolean" office:boolean-value="false" calcext:value-type="boolean">
            <text:p>FALSE</text:p>
          </table:table-cell>
          <table:table-cell table:style-name="ce15" table:formula="of:=SQRT((-[.E63]+SQRT([.E63]^2-[.F63]*([.E63]*[.H63]-[.F63]*[.G63])))/([.F63]))" office:value-type="float" office:value="0.410521195684286" calcext:value-type="float">
            <text:p>0.410521195684286</text:p>
          </table:table-cell>
          <table:table-cell table:style-name="ce11" table:formula="of:=[.G63]^0.25" office:value-type="float" office:value="0.416315517787916" calcext:value-type="float">
            <text:p>0.416</text:p>
          </table:table-cell>
          <table:table-cell table:style-name="ce19" table:formula="of:=[.L63]-[.C63]" office:value-type="float" office:value="0.00579432193105162" calcext:value-type="float">
            <text:p>0.005794321931052</text:p>
          </table:table-cell>
          <table:table-cell table:style-name="ce21" table:formula="of:=([.F63]*[.G63])/([.E63]*[.H63])" office:value-type="float" office:value="583.577411111708" calcext:value-type="float">
            <text:p>583.577411111708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60944439786965" calcext:value-type="float">
            <text:p>0.86</text:p>
          </table:table-cell>
          <table:table-cell office:value-type="float" office:value="0.276193003262099" calcext:value-type="float">
            <text:p>0.276</text:p>
          </table:table-cell>
          <table:table-cell office:value-type="float" office:value="1.01260195641599" calcext:value-type="float">
            <text:p>1.01</text:p>
          </table:table-cell>
          <table:table-cell table:style-name="ce10" office:value-type="float" office:value="-0.000000733175285220309" calcext:value-type="float">
            <text:p>-7.33E-07</text:p>
          </table:table-cell>
          <table:table-cell table:style-name="ce10" office:value-type="float" office:value="0.000123476326717483" calcext:value-type="float">
            <text:p>1.23E-04</text:p>
          </table:table-cell>
          <table:table-cell office:value-type="float" office:value="0.00534079553431145" calcext:value-type="float">
            <text:p>0.005340795534311</text:p>
          </table:table-cell>
          <table:table-cell office:value-type="float" office:value="-0.0720239606447573" calcext:value-type="float">
            <text:p>-0.072023960644757</text:p>
          </table:table-cell>
          <table:table-cell table:style-name="ce13" table:formula="of:=([.E64]*[.F64])&lt;0" office:value-type="boolean" office:boolean-value="true" calcext:value-type="boolean">
            <text:p>TRUE</text:p>
          </table:table-cell>
          <table:table-cell table:style-name="ce13" table:formula="of:=([.H64]-2*SQRT([.G64]))&gt;=0" office:value-type="boolean" office:boolean-value="false" calcext:value-type="boolean">
            <text:p>FALSE</text:p>
          </table:table-cell>
          <table:table-cell table:style-name="ce15" table:formula="of:=SQRT((-[.E64]+SQRT([.E64]^2-[.F64]*([.E64]*[.H64]-[.F64]*[.G64])))/([.F64]))" office:value-type="float" office:value="0.276193005271631" calcext:value-type="float">
            <text:p>0.276193005271631</text:p>
          </table:table-cell>
          <table:table-cell table:style-name="ce11" table:formula="of:=[.G64]^0.25" office:value-type="float" office:value="0.270334508846343" calcext:value-type="float">
            <text:p>0.270</text:p>
          </table:table-cell>
          <table:table-cell table:style-name="ce19" table:formula="of:=[.L64]-[.C64]" office:value-type="float" office:value="-0.00585849441575642" calcext:value-type="float">
            <text:p>-0.005858494415756</text:p>
          </table:table-cell>
          <table:table-cell table:style-name="ce21" table:formula="of:=([.F64]*[.G64])/([.E64]*[.H64])" office:value-type="float" office:value="12.4883435198809" calcext:value-type="float">
            <text:p>12.4883435198809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74231265495095" calcext:value-type="float">
            <text:p>0.87</text:p>
          </table:table-cell>
          <table:table-cell office:value-type="float" office:value="0.349850453429063" calcext:value-type="float">
            <text:p>0.350</text:p>
          </table:table-cell>
          <table:table-cell office:value-type="float" office:value="2.85061126979032" calcext:value-type="float">
            <text:p>2.85</text:p>
          </table:table-cell>
          <table:table-cell table:style-name="ce10" office:value-type="float" office:value="-0.00000405083742746595" calcext:value-type="float">
            <text:p>-4.05E-06</text:p>
          </table:table-cell>
          <table:table-cell table:style-name="ce10" office:value-type="float" office:value="0.000134244421215967" calcext:value-type="float">
            <text:p>1.34E-04</text:p>
          </table:table-cell>
          <table:table-cell office:value-type="float" office:value="0.0143793342690744" calcext:value-type="float">
            <text:p>0.014379334269074</text:p>
          </table:table-cell>
          <table:table-cell office:value-type="float" office:value="-0.224864147579315" calcext:value-type="float">
            <text:p>-0.224864147579315</text:p>
          </table:table-cell>
          <table:table-cell table:style-name="ce13" table:formula="of:=([.E65]*[.F65])&lt;0" office:value-type="boolean" office:boolean-value="true" calcext:value-type="boolean">
            <text:p>TRUE</text:p>
          </table:table-cell>
          <table:table-cell table:style-name="ce13" table:formula="of:=([.H65]-2*SQRT([.G65]))&gt;=0" office:value-type="boolean" office:boolean-value="false" calcext:value-type="boolean">
            <text:p>FALSE</text:p>
          </table:table-cell>
          <table:table-cell table:style-name="ce15" table:formula="of:=SQRT((-[.E65]+SQRT([.E65]^2-[.F65]*([.E65]*[.H65]-[.F65]*[.G65])))/([.F65]))" office:value-type="float" office:value="0.349850453106448" calcext:value-type="float">
            <text:p>0.349850453106448</text:p>
          </table:table-cell>
          <table:table-cell table:style-name="ce11" table:formula="of:=[.G65]^0.25" office:value-type="float" office:value="0.346285809515885" calcext:value-type="float">
            <text:p>0.346</text:p>
          </table:table-cell>
          <table:table-cell table:style-name="ce19" table:formula="of:=[.L65]-[.C65]" office:value-type="float" office:value="-0.00356464391317751" calcext:value-type="float">
            <text:p>-0.003564643913178</text:p>
          </table:table-cell>
          <table:table-cell table:style-name="ce21" table:formula="of:=([.F65]*[.G65])/([.E65]*[.H65])" office:value-type="float" office:value="2.11919048629" calcext:value-type="float">
            <text:p>2.11919048629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08203633839579" calcext:value-type="float">
            <text:p>2.08</text:p>
          </table:table-cell>
          <table:table-cell office:value-type="float" office:value="0.802108025292744" calcext:value-type="float">
            <text:p>0.802</text:p>
          </table:table-cell>
          <table:table-cell office:value-type="float" office:value="7.70983414956844" calcext:value-type="float">
            <text:p>7.71</text:p>
          </table:table-cell>
          <table:table-cell table:style-name="ce10" office:value-type="float" office:value="0.000676454360684548" calcext:value-type="float">
            <text:p>6.76E-04</text:p>
          </table:table-cell>
          <table:table-cell table:style-name="ce10" office:value-type="float" office:value="-0.000718225337478957" calcext:value-type="float">
            <text:p>-7.18E-04</text:p>
          </table:table-cell>
          <table:table-cell office:value-type="float" office:value="0.435038058413828" calcext:value-type="float">
            <text:p>0.435038058413828</text:p>
          </table:table-cell>
          <table:table-cell office:value-type="float" office:value="-1.30916144533658" calcext:value-type="float">
            <text:p>-1.30916144533658</text:p>
          </table:table-cell>
          <table:table-cell table:style-name="ce13" table:formula="of:=([.E66]*[.F66])&lt;0" office:value-type="boolean" office:boolean-value="true" calcext:value-type="boolean">
            <text:p>TRUE</text:p>
          </table:table-cell>
          <table:table-cell table:style-name="ce13" table:formula="of:=([.H66]-2*SQRT([.G66]))&gt;=0" office:value-type="boolean" office:boolean-value="false" calcext:value-type="boolean">
            <text:p>FALSE</text:p>
          </table:table-cell>
          <table:table-cell table:style-name="ce15" table:formula="of:=SQRT((-[.E66]+SQRT([.E66]^2-[.F66]*([.E66]*[.H66]-[.F66]*[.G66])))/([.F66]))" office:value-type="float" office:value="0.802108020942847" calcext:value-type="float">
            <text:p>0.802108020942847</text:p>
          </table:table-cell>
          <table:table-cell table:style-name="ce11" table:formula="of:=[.G66]^0.25" office:value-type="float" office:value="0.812141705179378" calcext:value-type="float">
            <text:p>0.812</text:p>
          </table:table-cell>
          <table:table-cell table:style-name="ce19" table:formula="of:=[.L66]-[.C66]" office:value-type="float" office:value="0.0100336798866343" calcext:value-type="float">
            <text:p>0.010033679886634</text:p>
          </table:table-cell>
          <table:table-cell table:style-name="ce21" table:formula="of:=([.F66]*[.G66])/([.E66]*[.H66])" office:value-type="float" office:value="0.352822494682581" calcext:value-type="float">
            <text:p>0.352822494682581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2142272030631" calcext:value-type="float">
            <text:p>1.22</text:p>
          </table:table-cell>
          <table:table-cell office:value-type="float" office:value="0.66363174172439" calcext:value-type="float">
            <text:p>0.664</text:p>
          </table:table-cell>
          <table:table-cell office:value-type="float" office:value="3.97910725509605" calcext:value-type="float">
            <text:p>3.98</text:p>
          </table:table-cell>
          <table:table-cell table:style-name="ce10" office:value-type="float" office:value="0.00000961779812386572" calcext:value-type="float">
            <text:p>9.62E-06</text:p>
          </table:table-cell>
          <table:table-cell table:style-name="ce10" office:value-type="float" office:value="0.0000604836785783888" calcext:value-type="float">
            <text:p>6.05E-05</text:p>
          </table:table-cell>
          <table:table-cell office:value-type="float" office:value="0.197204461444649" calcext:value-type="float">
            <text:p>0.197204461444649</text:p>
          </table:table-cell>
          <table:table-cell office:value-type="float" office:value="-0.860400608290052" calcext:value-type="float">
            <text:p>-0.860400608290052</text:p>
          </table:table-cell>
          <table:table-cell table:style-name="ce13" table:formula="of:=([.E67]*[.F67])&lt;0" office:value-type="boolean" office:boolean-value="false" calcext:value-type="boolean">
            <text:p>FALSE</text:p>
          </table:table-cell>
          <table:table-cell table:style-name="ce13" table:formula="of:=([.H67]-2*SQRT([.G67]))&gt;=0" office:value-type="boolean" office:boolean-value="false" calcext:value-type="boolean">
            <text:p>FALSE</text:p>
          </table:table-cell>
          <table:table-cell table:style-name="ce15" table:formula="of:=SQRT((-[.E67]+SQRT([.E67]^2-[.F67]*([.E67]*[.H67]-[.F67]*[.G67])))/([.F67]))" office:value-type="float" office:value="0.66363174097021" calcext:value-type="float">
            <text:p>0.66363174097021</text:p>
          </table:table-cell>
          <table:table-cell table:style-name="ce11" table:formula="of:=[.G67]^0.25" office:value-type="float" office:value="0.666391093524752" calcext:value-type="float">
            <text:p>0.666</text:p>
          </table:table-cell>
          <table:table-cell table:style-name="ce19" table:formula="of:=[.L67]-[.C67]" office:value-type="float" office:value="0.00275935180036169" calcext:value-type="float">
            <text:p>0.002759351800362</text:p>
          </table:table-cell>
          <table:table-cell table:style-name="ce21" table:formula="of:=([.F67]*[.G67])/([.E67]*[.H67])" office:value-type="float" office:value="-1.44138024983501" calcext:value-type="float">
            <text:p>-1.44138024983501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71321306211262" calcext:value-type="float">
            <text:p>2.71</text:p>
          </table:table-cell>
          <table:table-cell office:value-type="float" office:value="0.314217267943354" calcext:value-type="float">
            <text:p>0.314</text:p>
          </table:table-cell>
          <table:table-cell office:value-type="float" office:value="1.39433236421623" calcext:value-type="float">
            <text:p>1.39</text:p>
          </table:table-cell>
          <table:table-cell table:style-name="ce10" office:value-type="float" office:value="-0.0000132107869778382" calcext:value-type="float">
            <text:p>-1.32E-05</text:p>
          </table:table-cell>
          <table:table-cell table:style-name="ce10" office:value-type="float" office:value="0.00197779659216735" calcext:value-type="float">
            <text:p>1.98E-03</text:p>
          </table:table-cell>
          <table:table-cell office:value-type="float" office:value="0.00938451759060376" calcext:value-type="float">
            <text:p>0.009384517590604</text:p>
          </table:table-cell>
          <table:table-cell office:value-type="float" office:value="-0.143032078527135" calcext:value-type="float">
            <text:p>-0.143032078527135</text:p>
          </table:table-cell>
          <table:table-cell table:style-name="ce13" table:formula="of:=([.E68]*[.F68])&lt;0" office:value-type="boolean" office:boolean-value="true" calcext:value-type="boolean">
            <text:p>TRUE</text:p>
          </table:table-cell>
          <table:table-cell table:style-name="ce13" table:formula="of:=([.H68]-2*SQRT([.G68]))&gt;=0" office:value-type="boolean" office:boolean-value="false" calcext:value-type="boolean">
            <text:p>FALSE</text:p>
          </table:table-cell>
          <table:table-cell table:style-name="ce15" table:formula="of:=SQRT((-[.E68]+SQRT([.E68]^2-[.F68]*([.E68]*[.H68]-[.F68]*[.G68])))/([.F68]))" office:value-type="float" office:value="0.314217267146048" calcext:value-type="float">
            <text:p>0.314217267146048</text:p>
          </table:table-cell>
          <table:table-cell table:style-name="ce11" table:formula="of:=[.G68]^0.25" office:value-type="float" office:value="0.311245433402664" calcext:value-type="float">
            <text:p>0.311</text:p>
          </table:table-cell>
          <table:table-cell table:style-name="ce19" table:formula="of:=[.L68]-[.C68]" office:value-type="float" office:value="-0.00297183454068978" calcext:value-type="float">
            <text:p>-0.00297183454069</text:p>
          </table:table-cell>
          <table:table-cell table:style-name="ce21" table:formula="of:=([.F68]*[.G68])/([.E68]*[.H68])" office:value-type="float" office:value="9.82271260302256" calcext:value-type="float">
            <text:p>9.82271260302256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21117834304026" calcext:value-type="float">
            <text:p>2.21</text:p>
          </table:table-cell>
          <table:table-cell office:value-type="float" office:value="0.572455624554101" calcext:value-type="float">
            <text:p>0.572</text:p>
          </table:table-cell>
          <table:table-cell office:value-type="float" office:value="0.941688191897288" calcext:value-type="float">
            <text:p>0.94</text:p>
          </table:table-cell>
          <table:table-cell table:style-name="ce10" office:value-type="float" office:value="-0.0000307818846902829" calcext:value-type="float">
            <text:p>-3.08E-05</text:p>
          </table:table-cell>
          <table:table-cell table:style-name="ce10" office:value-type="float" office:value="0.00262998535313064" calcext:value-type="float">
            <text:p>2.63E-03</text:p>
          </table:table-cell>
          <table:table-cell office:value-type="float" office:value="0.102907100856099" calcext:value-type="float">
            <text:p>0.102907100856099</text:p>
          </table:table-cell>
          <table:table-cell office:value-type="float" office:value="-0.272321753496366" calcext:value-type="float">
            <text:p>-0.272321753496366</text:p>
          </table:table-cell>
          <table:table-cell table:style-name="ce13" table:formula="of:=([.E69]*[.F69])&lt;0" office:value-type="boolean" office:boolean-value="true" calcext:value-type="boolean">
            <text:p>TRUE</text:p>
          </table:table-cell>
          <table:table-cell table:style-name="ce13" table:formula="of:=([.H69]-2*SQRT([.G69]))&gt;=0" office:value-type="boolean" office:boolean-value="false" calcext:value-type="boolean">
            <text:p>FALSE</text:p>
          </table:table-cell>
          <table:table-cell table:style-name="ce15" table:formula="of:=SQRT((-[.E69]+SQRT([.E69]^2-[.F69]*([.E69]*[.H69]-[.F69]*[.G69])))/([.F69]))" office:value-type="float" office:value="0.572455620908647" calcext:value-type="float">
            <text:p>0.572455620908647</text:p>
          </table:table-cell>
          <table:table-cell table:style-name="ce11" table:formula="of:=[.G69]^0.25" office:value-type="float" office:value="0.566384468850272" calcext:value-type="float">
            <text:p>0.566</text:p>
          </table:table-cell>
          <table:table-cell table:style-name="ce19" table:formula="of:=[.L69]-[.C69]" office:value-type="float" office:value="-0.0060711557038291" calcext:value-type="float">
            <text:p>-0.006071155703829</text:p>
          </table:table-cell>
          <table:table-cell table:style-name="ce21" table:formula="of:=([.F69]*[.G69])/([.E69]*[.H69])" office:value-type="float" office:value="32.2865121268508" calcext:value-type="float">
            <text:p>32.2865121268508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51565802435207" calcext:value-type="float">
            <text:p>2.52</text:p>
          </table:table-cell>
          <table:table-cell office:value-type="float" office:value="0.306170231597927" calcext:value-type="float">
            <text:p>0.306</text:p>
          </table:table-cell>
          <table:table-cell office:value-type="float" office:value="3.52988373070339" calcext:value-type="float">
            <text:p>3.53</text:p>
          </table:table-cell>
          <table:table-cell table:style-name="ce10" office:value-type="float" office:value="-0.00000753561402666053" calcext:value-type="float">
            <text:p>-7.54E-06</text:p>
          </table:table-cell>
          <table:table-cell table:style-name="ce10" office:value-type="float" office:value="0.00039118185675549" calcext:value-type="float">
            <text:p>3.91E-04</text:p>
          </table:table-cell>
          <table:table-cell office:value-type="float" office:value="0.0086050575262936" calcext:value-type="float">
            <text:p>0.008605057526294</text:p>
          </table:table-cell>
          <table:table-cell office:value-type="float" office:value="-0.178023801629024" calcext:value-type="float">
            <text:p>-0.178023801629024</text:p>
          </table:table-cell>
          <table:table-cell table:style-name="ce13" table:formula="of:=([.E70]*[.F70])&lt;0" office:value-type="boolean" office:boolean-value="true" calcext:value-type="boolean">
            <text:p>TRUE</text:p>
          </table:table-cell>
          <table:table-cell table:style-name="ce13" table:formula="of:=([.H70]-2*SQRT([.G70]))&gt;=0" office:value-type="boolean" office:boolean-value="false" calcext:value-type="boolean">
            <text:p>FALSE</text:p>
          </table:table-cell>
          <table:table-cell table:style-name="ce15" table:formula="of:=SQRT((-[.E70]+SQRT([.E70]^2-[.F70]*([.E70]*[.H70]-[.F70]*[.G70])))/([.F70]))" office:value-type="float" office:value="0.306170231674038" calcext:value-type="float">
            <text:p>0.306170231674038</text:p>
          </table:table-cell>
          <table:table-cell table:style-name="ce11" table:formula="of:=[.G70]^0.25" office:value-type="float" office:value="0.304570926553079" calcext:value-type="float">
            <text:p>0.305</text:p>
          </table:table-cell>
          <table:table-cell table:style-name="ce19" table:formula="of:=[.L70]-[.C70]" office:value-type="float" office:value="-0.00159930504484801" calcext:value-type="float">
            <text:p>-0.001599305044848</text:p>
          </table:table-cell>
          <table:table-cell table:style-name="ce21" table:formula="of:=([.F70]*[.G70])/([.E70]*[.H70])" office:value-type="float" office:value="2.50920280830573" calcext:value-type="float">
            <text:p>2.50920280830573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28425830459532" calcext:value-type="float">
            <text:p>2.28</text:p>
          </table:table-cell>
          <table:table-cell office:value-type="float" office:value="0.510309743878625" calcext:value-type="float">
            <text:p>0.510</text:p>
          </table:table-cell>
          <table:table-cell office:value-type="float" office:value="4.29642728780418" calcext:value-type="float">
            <text:p>4.30</text:p>
          </table:table-cell>
          <table:table-cell table:style-name="ce10" office:value-type="float" office:value="0.0000172071045044486" calcext:value-type="float">
            <text:p>1.72E-05</text:p>
          </table:table-cell>
          <table:table-cell table:style-name="ce10" office:value-type="float" office:value="0.000216803521859912" calcext:value-type="float">
            <text:p>2.17E-04</text:p>
          </table:table-cell>
          <table:table-cell office:value-type="float" office:value="0.068674018053875" calcext:value-type="float">
            <text:p>0.068674018053875</text:p>
          </table:table-cell>
          <table:table-cell office:value-type="float" office:value="-0.510027790672238" calcext:value-type="float">
            <text:p>-0.510027790672238</text:p>
          </table:table-cell>
          <table:table-cell table:style-name="ce13" table:formula="of:=([.E71]*[.F71])&lt;0" office:value-type="boolean" office:boolean-value="false" calcext:value-type="boolean">
            <text:p>FALSE</text:p>
          </table:table-cell>
          <table:table-cell table:style-name="ce13" table:formula="of:=([.H71]-2*SQRT([.G71]))&gt;=0" office:value-type="boolean" office:boolean-value="false" calcext:value-type="boolean">
            <text:p>FALSE</text:p>
          </table:table-cell>
          <table:table-cell table:style-name="ce15" table:formula="of:=SQRT((-[.E71]+SQRT([.E71]^2-[.F71]*([.E71]*[.H71]-[.F71]*[.G71])))/([.F71]))" office:value-type="float" office:value="0.510309744999652" calcext:value-type="float">
            <text:p>0.510309744999652</text:p>
          </table:table-cell>
          <table:table-cell table:style-name="ce11" table:formula="of:=[.G71]^0.25" office:value-type="float" office:value="0.511915305593501" calcext:value-type="float">
            <text:p>0.512</text:p>
          </table:table-cell>
          <table:table-cell table:style-name="ce19" table:formula="of:=[.L71]-[.C71]" office:value-type="float" office:value="0.00160556171487591" calcext:value-type="float">
            <text:p>0.001605561714876</text:p>
          </table:table-cell>
          <table:table-cell table:style-name="ce21" table:formula="of:=([.F71]*[.G71])/([.E71]*[.H71])" office:value-type="float" office:value="-1.69651285187072" calcext:value-type="float">
            <text:p>-1.69651285187072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5383156465912" calcext:value-type="float">
            <text:p>1.45</text:p>
          </table:table-cell>
          <table:table-cell office:value-type="float" office:value="0.3353303356501" calcext:value-type="float">
            <text:p>0.335</text:p>
          </table:table-cell>
          <table:table-cell office:value-type="float" office:value="2.79439846943054" calcext:value-type="float">
            <text:p>2.79</text:p>
          </table:table-cell>
          <table:table-cell table:style-name="ce10" office:value-type="float" office:value="-0.00000405893049700525" calcext:value-type="float">
            <text:p>-4.06E-06</text:p>
          </table:table-cell>
          <table:table-cell table:style-name="ce10" office:value-type="float" office:value="0.000118926792105999" calcext:value-type="float">
            <text:p>1.19E-04</text:p>
          </table:table-cell>
          <table:table-cell office:value-type="float" office:value="0.0119426730944028" calcext:value-type="float">
            <text:p>0.011942673094403</text:p>
          </table:table-cell>
          <table:table-cell office:value-type="float" office:value="-0.204338096309476" calcext:value-type="float">
            <text:p>-0.204338096309476</text:p>
          </table:table-cell>
          <table:table-cell table:style-name="ce13" table:formula="of:=([.E72]*[.F72])&lt;0" office:value-type="boolean" office:boolean-value="true" calcext:value-type="boolean">
            <text:p>TRUE</text:p>
          </table:table-cell>
          <table:table-cell table:style-name="ce13" table:formula="of:=([.H72]-2*SQRT([.G72]))&gt;=0" office:value-type="boolean" office:boolean-value="false" calcext:value-type="boolean">
            <text:p>FALSE</text:p>
          </table:table-cell>
          <table:table-cell table:style-name="ce15" table:formula="of:=SQRT((-[.E72]+SQRT([.E72]^2-[.F72]*([.E72]*[.H72]-[.F72]*[.G72])))/([.F72]))" office:value-type="float" office:value="0.335330334314955" calcext:value-type="float">
            <text:p>0.335330334314955</text:p>
          </table:table-cell>
          <table:table-cell table:style-name="ce11" table:formula="of:=[.G72]^0.25" office:value-type="float" office:value="0.330579094802987" calcext:value-type="float">
            <text:p>0.331</text:p>
          </table:table-cell>
          <table:table-cell table:style-name="ce19" table:formula="of:=[.L72]-[.C72]" office:value-type="float" office:value="-0.00475124084711331" calcext:value-type="float">
            <text:p>-0.004751240847113</text:p>
          </table:table-cell>
          <table:table-cell table:style-name="ce21" table:formula="of:=([.F72]*[.G72])/([.E72]*[.H72])" office:value-type="float" office:value="1.7124594297526" calcext:value-type="float">
            <text:p>1.7124594297526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18236880063526" calcext:value-type="float">
            <text:p>1.18</text:p>
          </table:table-cell>
          <table:table-cell office:value-type="float" office:value="0.320006012155715" calcext:value-type="float">
            <text:p>0.320</text:p>
          </table:table-cell>
          <table:table-cell office:value-type="float" office:value="0.569781791774943" calcext:value-type="float">
            <text:p>0.57</text:p>
          </table:table-cell>
          <table:table-cell table:style-name="ce10" office:value-type="float" office:value="-0.00000197052309102189" calcext:value-type="float">
            <text:p>-1.97E-06</text:p>
          </table:table-cell>
          <table:table-cell table:style-name="ce10" office:value-type="float" office:value="0.00060546797169206" calcext:value-type="float">
            <text:p>6.05E-04</text:p>
          </table:table-cell>
          <table:table-cell office:value-type="float" office:value="0.00942711551259626" calcext:value-type="float">
            <text:p>0.009427115512596</text:p>
          </table:table-cell>
          <table:table-cell office:value-type="float" office:value="0.120716259137173" calcext:value-type="float">
            <text:p>0.120716259137173</text:p>
          </table:table-cell>
          <table:table-cell table:style-name="ce13" table:formula="of:=([.E73]*[.F73])&lt;0" office:value-type="boolean" office:boolean-value="true" calcext:value-type="boolean">
            <text:p>TRUE</text:p>
          </table:table-cell>
          <table:table-cell table:style-name="ce13" table:formula="of:=([.H73]-2*SQRT([.G73]))&gt;=0" office:value-type="boolean" office:boolean-value="false" calcext:value-type="boolean">
            <text:p>FALSE</text:p>
          </table:table-cell>
          <table:table-cell table:style-name="ce15" table:formula="of:=SQRT((-[.E73]+SQRT([.E73]^2-[.F73]*([.E73]*[.H73]-[.F73]*[.G73])))/([.F73]))" office:value-type="float" office:value="0.320006012175374" calcext:value-type="float">
            <text:p>0.320006012175374</text:p>
          </table:table-cell>
          <table:table-cell table:style-name="ce11" table:formula="of:=[.G73]^0.25" office:value-type="float" office:value="0.311598032772362" calcext:value-type="float">
            <text:p>0.312</text:p>
          </table:table-cell>
          <table:table-cell table:style-name="ce19" table:formula="of:=[.L73]-[.C73]" office:value-type="float" office:value="-0.00840797938335308" calcext:value-type="float">
            <text:p>-0.008407979383353</text:p>
          </table:table-cell>
          <table:table-cell table:style-name="ce21" table:formula="of:=([.F73]*[.G73])/([.E73]*[.H73])" office:value-type="float" office:value="-23.9951078427315" calcext:value-type="float">
            <text:p>-23.9951078427315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71673694137191" calcext:value-type="float">
            <text:p>0.67</text:p>
          </table:table-cell>
          <table:table-cell office:value-type="float" office:value="0.363302065390529" calcext:value-type="float">
            <text:p>0.363</text:p>
          </table:table-cell>
          <table:table-cell office:value-type="float" office:value="0.636275727290906" calcext:value-type="float">
            <text:p>0.64</text:p>
          </table:table-cell>
          <table:table-cell table:style-name="ce10" office:value-type="float" office:value="-0.000000910047340694357" calcext:value-type="float">
            <text:p>-9.10E-07</text:p>
          </table:table-cell>
          <table:table-cell table:style-name="ce10" office:value-type="float" office:value="0.000170443081470546" calcext:value-type="float">
            <text:p>1.70E-04</text:p>
          </table:table-cell>
          <table:table-cell office:value-type="float" office:value="0.0156087164338824" calcext:value-type="float">
            <text:p>0.015608716433882</text:p>
          </table:table-cell>
          <table:table-cell office:value-type="float" office:value="0.0754343169262062" calcext:value-type="float">
            <text:p>0.075434316926206</text:p>
          </table:table-cell>
          <table:table-cell table:style-name="ce13" table:formula="of:=([.E74]*[.F74])&lt;0" office:value-type="boolean" office:boolean-value="true" calcext:value-type="boolean">
            <text:p>TRUE</text:p>
          </table:table-cell>
          <table:table-cell table:style-name="ce13" table:formula="of:=([.H74]-2*SQRT([.G74]))&gt;=0" office:value-type="boolean" office:boolean-value="false" calcext:value-type="boolean">
            <text:p>FALSE</text:p>
          </table:table-cell>
          <table:table-cell table:style-name="ce15" table:formula="of:=SQRT((-[.E74]+SQRT([.E74]^2-[.F74]*([.E74]*[.H74]-[.F74]*[.G74])))/([.F74]))" office:value-type="float" office:value="0.363302065465122" calcext:value-type="float">
            <text:p>0.363302065465122</text:p>
          </table:table-cell>
          <table:table-cell table:style-name="ce11" table:formula="of:=[.G74]^0.25" office:value-type="float" office:value="0.353461240812612" calcext:value-type="float">
            <text:p>0.353</text:p>
          </table:table-cell>
          <table:table-cell table:style-name="ce19" table:formula="of:=[.L74]-[.C74]" office:value-type="float" office:value="-0.00984082457791652" calcext:value-type="float">
            <text:p>-0.009840824577917</text:p>
          </table:table-cell>
          <table:table-cell table:style-name="ce21" table:formula="of:=([.F74]*[.G74])/([.E74]*[.H74])" office:value-type="float" office:value="-38.7537399860718" calcext:value-type="float">
            <text:p>-38.7537399860718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02717457950451" calcext:value-type="float">
            <text:p>0.90</text:p>
          </table:table-cell>
          <table:table-cell office:value-type="float" office:value="0.338277586713819" calcext:value-type="float">
            <text:p>0.338</text:p>
          </table:table-cell>
          <table:table-cell office:value-type="float" office:value="0.466744796847215" calcext:value-type="float">
            <text:p>0.47</text:p>
          </table:table-cell>
          <table:table-cell table:style-name="ce10" office:value-type="float" office:value="-0.00000122634555658132" calcext:value-type="float">
            <text:p>-1.23E-06</text:p>
          </table:table-cell>
          <table:table-cell table:style-name="ce10" office:value-type="float" office:value="0.000508641795702733" calcext:value-type="float">
            <text:p>5.09E-04</text:p>
          </table:table-cell>
          <table:table-cell office:value-type="float" office:value="0.0118015669339026" calcext:value-type="float">
            <text:p>0.011801566933903</text:p>
          </table:table-cell>
          <table:table-cell office:value-type="float" office:value="0.307446249322151" calcext:value-type="float">
            <text:p>0.307446249322151</text:p>
          </table:table-cell>
          <table:table-cell table:style-name="ce13" table:formula="of:=([.E75]*[.F75])&lt;0" office:value-type="boolean" office:boolean-value="true" calcext:value-type="boolean">
            <text:p>TRUE</text:p>
          </table:table-cell>
          <table:table-cell table:style-name="ce13" table:formula="of:=([.H75]-2*SQRT([.G75]))&gt;=0" office:value-type="boolean" office:boolean-value="true" calcext:value-type="boolean">
            <text:p>TRUE</text:p>
          </table:table-cell>
          <table:table-cell table:style-name="ce15" table:formula="of:=SQRT((-[.E75]+SQRT([.E75]^2-[.F75]*([.E75]*[.H75]-[.F75]*[.G75])))/([.F75]))" office:value-type="float" office:value="0.338277590164276" calcext:value-type="float">
            <text:p>0.338277590164276</text:p>
          </table:table-cell>
          <table:table-cell table:style-name="ce11" table:formula="of:=[.G75]^0.25" office:value-type="float" office:value="0.329598266182448" calcext:value-type="float">
            <text:p>0.330</text:p>
          </table:table-cell>
          <table:table-cell table:style-name="ce19" table:formula="of:=[.L75]-[.C75]" office:value-type="float" office:value="-0.00867932053137088" calcext:value-type="float">
            <text:p>-0.008679320531371</text:p>
          </table:table-cell>
          <table:table-cell table:style-name="ce21" table:formula="of:=([.F75]*[.G75])/([.E75]*[.H75])" office:value-type="float" office:value="-15.9209748603487" calcext:value-type="float">
            <text:p>-15.9209748603487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08870769833323" calcext:value-type="float">
            <text:p>0.71</text:p>
          </table:table-cell>
          <table:table-cell office:value-type="float" office:value="0.536422108207955" calcext:value-type="float">
            <text:p>0.536</text:p>
          </table:table-cell>
          <table:table-cell office:value-type="float" office:value="5.43484524632812" calcext:value-type="float">
            <text:p>5.43</text:p>
          </table:table-cell>
          <table:table-cell table:style-name="ce10" office:value-type="float" office:value="0.000000310565991300172" calcext:value-type="float">
            <text:p>3.11E-07</text:p>
          </table:table-cell>
          <table:table-cell table:style-name="ce10" office:value-type="float" office:value="0.0000166792780700014" calcext:value-type="float">
            <text:p>1.67E-05</text:p>
          </table:table-cell>
          <table:table-cell office:value-type="float" office:value="0.0829696635759454" calcext:value-type="float">
            <text:p>0.082969663575945</text:p>
          </table:table-cell>
          <table:table-cell office:value-type="float" office:value="-0.566347917132623" calcext:value-type="float">
            <text:p>-0.566347917132623</text:p>
          </table:table-cell>
          <table:table-cell table:style-name="ce13" table:formula="of:=([.E76]*[.F76])&lt;0" office:value-type="boolean" office:boolean-value="false" calcext:value-type="boolean">
            <text:p>FALSE</text:p>
          </table:table-cell>
          <table:table-cell table:style-name="ce13" table:formula="of:=([.H76]-2*SQRT([.G76]))&gt;=0" office:value-type="boolean" office:boolean-value="false" calcext:value-type="boolean">
            <text:p>FALSE</text:p>
          </table:table-cell>
          <table:table-cell table:style-name="ce15" table:formula="of:=SQRT((-[.E76]+SQRT([.E76]^2-[.F76]*([.E76]*[.H76]-[.F76]*[.G76])))/([.F76]))" office:value-type="float" office:value="0.536422108839362" calcext:value-type="float">
            <text:p>0.536422108839362</text:p>
          </table:table-cell>
          <table:table-cell table:style-name="ce11" table:formula="of:=[.G76]^0.25" office:value-type="float" office:value="0.536697821286311" calcext:value-type="float">
            <text:p>0.537</text:p>
          </table:table-cell>
          <table:table-cell table:style-name="ce19" table:formula="of:=[.L76]-[.C76]" office:value-type="float" office:value="0.000275713078356055" calcext:value-type="float">
            <text:p>0.000275713078356</text:p>
          </table:table-cell>
          <table:table-cell table:style-name="ce21" table:formula="of:=([.F76]*[.G76])/([.E76]*[.H76])" office:value-type="float" office:value="-7.86790983385768" calcext:value-type="float">
            <text:p>-7.86790983385768</text:p>
          </table:table-cell>
          <table:table-cell table:number-columns-repeated="101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office:value-type="float" office:value="0.59539224687266" calcext:value-type="float">
            <text:p>0.60</text:p>
          </table:table-cell>
          <table:table-cell table:style-name="ce11" office:value-type="float" office:value="1.64426449449125" calcext:value-type="float">
            <text:p>1.644</text:p>
          </table:table-cell>
          <table:table-cell table:style-name="ce3" office:value-type="float" office:value="68683236.4679536" calcext:value-type="float">
            <text:p>68,683,236.47</text:p>
          </table:table-cell>
          <table:table-cell table:style-name="ce5" office:value-type="float" office:value="-0.0000372964528657935" calcext:value-type="float">
            <text:p>-3.73E-05</text:p>
          </table:table-cell>
          <table:table-cell table:style-name="ce5" office:value-type="float" office:value="0.0153394595016385" calcext:value-type="float">
            <text:p>1.53E-02</text:p>
          </table:table-cell>
          <table:table-cell table:style-name="ce1" office:value-type="float" office:value="6.66015543985868" calcext:value-type="float">
            <text:p>6.66015543985868</text:p>
          </table:table-cell>
          <table:table-cell table:style-name="ce1" office:value-type="float" office:value="261.652056103267" calcext:value-type="float">
            <text:p>261.652056103267</text:p>
          </table:table-cell>
          <table:table-cell table:style-name="ce13" table:formula="of:=([.E77]*[.F77])&lt;0" office:value-type="boolean" office:boolean-value="true" calcext:value-type="boolean">
            <text:p>TRUE</text:p>
          </table:table-cell>
          <table:table-cell table:style-name="ce13" table:formula="of:=([.H77]-2*SQRT([.G77]))&gt;=0" office:value-type="boolean" office:boolean-value="true" calcext:value-type="boolean">
            <text:p>TRUE</text:p>
          </table:table-cell>
          <table:table-cell table:style-name="ce15" table:formula="of:=SQRT((-[.E77]+SQRT([.E77]^2-[.F77]*([.E77]*[.H77]-[.F77]*[.G77])))/([.F77]))" office:value-type="float" office:value="1.64426455056853" calcext:value-type="float">
            <text:p>1.64426455056853</text:p>
          </table:table-cell>
          <table:table-cell table:style-name="ce11" table:formula="of:=[.G77]^0.25" office:value-type="float" office:value="1.60646434625795" calcext:value-type="float">
            <text:p>1.606</text:p>
          </table:table-cell>
          <table:table-cell table:style-name="ce19" table:formula="of:=[.L77]-[.C77]" office:value-type="float" office:value="-0.037800148233305" calcext:value-type="float">
            <text:p>-0.037800148233305</text:p>
          </table:table-cell>
          <table:table-cell table:style-name="ce21" table:formula="of:=([.F77]*[.G77])/([.E77]*[.H77])" office:value-type="float" office:value="-10.4689407276662" calcext:value-type="float">
            <text:p>-10.4689407276662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94155064550551" calcext:value-type="float">
            <text:p>0.59</text:p>
          </table:table-cell>
          <table:table-cell office:value-type="float" office:value="0.286249269245816" calcext:value-type="float">
            <text:p>0.286</text:p>
          </table:table-cell>
          <table:table-cell office:value-type="float" office:value="3.53744937388175" calcext:value-type="float">
            <text:p>3.54</text:p>
          </table:table-cell>
          <table:table-cell table:style-name="ce10" office:value-type="float" office:value="-0.000000175615062783195" calcext:value-type="float">
            <text:p>-1.76E-07</text:p>
          </table:table-cell>
          <table:table-cell table:style-name="ce10" office:value-type="float" office:value="0.0000126572141587057" calcext:value-type="float">
            <text:p>1.27E-05</text:p>
          </table:table-cell>
          <table:table-cell office:value-type="float" office:value="0.0066046598597987" calcext:value-type="float">
            <text:p>0.006604659859799</text:p>
          </table:table-cell>
          <table:table-cell office:value-type="float" office:value="-0.15600097743263" calcext:value-type="float">
            <text:p>-0.15600097743263</text:p>
          </table:table-cell>
          <table:table-cell table:style-name="ce13" table:formula="of:=([.E78]*[.F78])&lt;0" office:value-type="boolean" office:boolean-value="true" calcext:value-type="boolean">
            <text:p>TRUE</text:p>
          </table:table-cell>
          <table:table-cell table:style-name="ce13" table:formula="of:=([.H78]-2*SQRT([.G78]))&gt;=0" office:value-type="boolean" office:boolean-value="false" calcext:value-type="boolean">
            <text:p>FALSE</text:p>
          </table:table-cell>
          <table:table-cell table:style-name="ce15" table:formula="of:=SQRT((-[.E78]+SQRT([.E78]^2-[.F78]*([.E78]*[.H78]-[.F78]*[.G78])))/([.F78]))" office:value-type="float" office:value="0.286249268146111" calcext:value-type="float">
            <text:p>0.286249268146111</text:p>
          </table:table-cell>
          <table:table-cell table:style-name="ce11" table:formula="of:=[.G78]^0.25" office:value-type="float" office:value="0.285077285030672" calcext:value-type="float">
            <text:p>0.285</text:p>
          </table:table-cell>
          <table:table-cell table:style-name="ce19" table:formula="of:=[.L78]-[.C78]" office:value-type="float" office:value="-0.00117198421514447" calcext:value-type="float">
            <text:p>-0.001171984215144</text:p>
          </table:table-cell>
          <table:table-cell table:style-name="ce21" table:formula="of:=([.F78]*[.G78])/([.E78]*[.H78])" office:value-type="float" office:value="3.0514025299325" calcext:value-type="float">
            <text:p>3.0514025299325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09546137824119" calcext:value-type="float">
            <text:p>1.10</text:p>
          </table:table-cell>
          <table:table-cell office:value-type="float" office:value="0.404867508759861" calcext:value-type="float">
            <text:p>0.405</text:p>
          </table:table-cell>
          <table:table-cell office:value-type="float" office:value="0.616183674292524" calcext:value-type="float">
            <text:p>0.62</text:p>
          </table:table-cell>
          <table:table-cell table:style-name="ce10" office:value-type="float" office:value="-0.00000353072968713275" calcext:value-type="float">
            <text:p>-3.53E-06</text:p>
          </table:table-cell>
          <table:table-cell table:style-name="ce10" office:value-type="float" office:value="0.000587321656535225" calcext:value-type="float">
            <text:p>5.87E-04</text:p>
          </table:table-cell>
          <table:table-cell office:value-type="float" office:value="0.0241773136476431" calcext:value-type="float">
            <text:p>0.024177313647643</text:p>
          </table:table-cell>
          <table:table-cell office:value-type="float" office:value="0.119917060443843" calcext:value-type="float">
            <text:p>0.119917060443843</text:p>
          </table:table-cell>
          <table:table-cell table:style-name="ce13" table:formula="of:=([.E79]*[.F79])&lt;0" office:value-type="boolean" office:boolean-value="true" calcext:value-type="boolean">
            <text:p>TRUE</text:p>
          </table:table-cell>
          <table:table-cell table:style-name="ce13" table:formula="of:=([.H79]-2*SQRT([.G79]))&gt;=0" office:value-type="boolean" office:boolean-value="false" calcext:value-type="boolean">
            <text:p>FALSE</text:p>
          </table:table-cell>
          <table:table-cell table:style-name="ce15" table:formula="of:=SQRT((-[.E79]+SQRT([.E79]^2-[.F79]*([.E79]*[.H79]-[.F79]*[.G79])))/([.F79]))" office:value-type="float" office:value="0.404867508860816" calcext:value-type="float">
            <text:p>0.404867508860816</text:p>
          </table:table-cell>
          <table:table-cell table:style-name="ce11" table:formula="of:=[.G79]^0.25" office:value-type="float" office:value="0.39432291090665" calcext:value-type="float">
            <text:p>0.394</text:p>
          </table:table-cell>
          <table:table-cell table:style-name="ce19" table:formula="of:=[.L79]-[.C79]" office:value-type="float" office:value="-0.010544597853211" calcext:value-type="float">
            <text:p>-0.010544597853211</text:p>
          </table:table-cell>
          <table:table-cell table:style-name="ce21" table:formula="of:=([.F79]*[.G79])/([.E79]*[.H79])" office:value-type="float" office:value="-33.5381124362169" calcext:value-type="float">
            <text:p>-33.5381124362169</text:p>
          </table:table-cell>
          <table:table-cell table:number-columns-repeated="1010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office:value-type="float" office:value="0.83333344300128" calcext:value-type="float">
            <text:p>0.83</text:p>
          </table:table-cell>
          <table:table-cell table:style-name="ce11" office:value-type="float" office:value="0.449015931059598" calcext:value-type="float">
            <text:p>0.449</text:p>
          </table:table-cell>
          <table:table-cell table:style-name="ce3" office:value-type="float" office:value="0.200395642288694" calcext:value-type="float">
            <text:p>0.20</text:p>
          </table:table-cell>
          <table:table-cell table:style-name="ce5" office:value-type="float" office:value="0.00000136229268787794" calcext:value-type="float">
            <text:p>1.36E-06</text:p>
          </table:table-cell>
          <table:table-cell table:style-name="ce5" office:value-type="float" office:value="0.00154285935291006" calcext:value-type="float">
            <text:p>1.54E-03</text:p>
          </table:table-cell>
          <table:table-cell table:style-name="ce1" office:value-type="float" office:value="0.0450617813829339" calcext:value-type="float">
            <text:p>0.045061781382934</text:p>
          </table:table-cell>
          <table:table-cell table:style-name="ce1" office:value-type="float" office:value="4.59475201299448" calcext:value-type="float">
            <text:p>4.59475201299448</text:p>
          </table:table-cell>
          <table:table-cell table:style-name="ce13" table:formula="of:=([.E80]*[.F80])&lt;0" office:value-type="boolean" office:boolean-value="false" calcext:value-type="boolean">
            <text:p>FALSE</text:p>
          </table:table-cell>
          <table:table-cell table:style-name="ce13" table:formula="of:=([.H80]-2*SQRT([.G80]))&gt;=0" office:value-type="boolean" office:boolean-value="true" calcext:value-type="boolean">
            <text:p>TRUE</text:p>
          </table:table-cell>
          <table:table-cell table:style-name="ce15" table:formula="of:=SQRT((-[.E80]+SQRT([.E80]^2-[.F80]*([.E80]*[.H80]-[.F80]*[.G80])))/([.F80]))" office:value-type="float" office:value="0.449015930545866" calcext:value-type="float">
            <text:p>0.449015930545866</text:p>
          </table:table-cell>
          <table:table-cell table:style-name="ce11" table:formula="of:=[.G80]^0.25" office:value-type="float" office:value="0.460735937957031" calcext:value-type="float">
            <text:p>0.461</text:p>
          </table:table-cell>
          <table:table-cell table:style-name="ce19" table:formula="of:=[.L80]-[.C80]" office:value-type="float" office:value="0.011720006897433" calcext:value-type="float">
            <text:p>0.011720006897433</text:p>
          </table:table-cell>
          <table:table-cell table:style-name="ce21" table:formula="of:=([.F80]*[.G80])/([.E80]*[.H80])" office:value-type="float" office:value="11.1071386091814" calcext:value-type="float">
            <text:p>11.1071386091814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43485286575154" calcext:value-type="float">
            <text:p>2.43</text:p>
          </table:table-cell>
          <table:table-cell office:value-type="float" office:value="0.531536227613642" calcext:value-type="float">
            <text:p>0.532</text:p>
          </table:table-cell>
          <table:table-cell office:value-type="float" office:value="0.339420209032988" calcext:value-type="float">
            <text:p>0.34</text:p>
          </table:table-cell>
          <table:table-cell table:style-name="ce10" office:value-type="float" office:value="-0.0000250332437742307" calcext:value-type="float">
            <text:p>-2.50E-05</text:p>
          </table:table-cell>
          <table:table-cell table:style-name="ce10" office:value-type="float" office:value="0.00703353375582901" calcext:value-type="float">
            <text:p>7.03E-03</text:p>
          </table:table-cell>
          <table:table-cell office:value-type="float" office:value="0.0709868477701533" calcext:value-type="float">
            <text:p>0.070986847770153</text:p>
          </table:table-cell>
          <table:table-cell office:value-type="float" office:value="1.91778950249991" calcext:value-type="float">
            <text:p>1.91778950249991</text:p>
          </table:table-cell>
          <table:table-cell table:style-name="ce13" table:formula="of:=([.E81]*[.F81])&lt;0" office:value-type="boolean" office:boolean-value="true" calcext:value-type="boolean">
            <text:p>TRUE</text:p>
          </table:table-cell>
          <table:table-cell table:style-name="ce13" table:formula="of:=([.H81]-2*SQRT([.G81]))&gt;=0" office:value-type="boolean" office:boolean-value="true" calcext:value-type="boolean">
            <text:p>TRUE</text:p>
          </table:table-cell>
          <table:table-cell table:style-name="ce15" table:formula="of:=SQRT((-[.E81]+SQRT([.E81]^2-[.F81]*([.E81]*[.H81]-[.F81]*[.G81])))/([.F81]))" office:value-type="float" office:value="0.531536227947497" calcext:value-type="float">
            <text:p>0.531536227947497</text:p>
          </table:table-cell>
          <table:table-cell table:style-name="ce11" table:formula="of:=[.G81]^0.25" office:value-type="float" office:value="0.516172036269802" calcext:value-type="float">
            <text:p>0.516</text:p>
          </table:table-cell>
          <table:table-cell table:style-name="ce19" table:formula="of:=[.L81]-[.C81]" office:value-type="float" office:value="-0.0153641913438405" calcext:value-type="float">
            <text:p>-0.015364191343841</text:p>
          </table:table-cell>
          <table:table-cell table:style-name="ce21" table:formula="of:=([.F81]*[.G81])/([.E81]*[.H81])" office:value-type="float" office:value="-10.4000014981592" calcext:value-type="float">
            <text:p>-10.4000014981592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0798650757053" calcext:value-type="float">
            <text:p>1.11</text:p>
          </table:table-cell>
          <table:table-cell office:value-type="float" office:value="0.414515476014779" calcext:value-type="float">
            <text:p>0.415</text:p>
          </table:table-cell>
          <table:table-cell office:value-type="float" office:value="4.14515476014779" calcext:value-type="float">
            <text:p>4.15</text:p>
          </table:table-cell>
          <table:table-cell table:style-name="ce10" office:value-type="float" office:value="0.000000881395692400207" calcext:value-type="float">
            <text:p>8.81E-07</text:p>
          </table:table-cell>
          <table:table-cell table:style-name="ce10" office:value-type="float" office:value="0.0000499372662617877" calcext:value-type="float">
            <text:p>4.99E-05</text:p>
          </table:table-cell>
          <table:table-cell office:value-type="float" office:value="0.0244365093308782" calcext:value-type="float">
            <text:p>0.024436509330878</text:p>
          </table:table-cell>
          <table:table-cell office:value-type="float" office:value="-0.314042095784188" calcext:value-type="float">
            <text:p>-0.314042095784188</text:p>
          </table:table-cell>
          <table:table-cell table:style-name="ce13" table:formula="of:=([.E82]*[.F82])&lt;0" office:value-type="boolean" office:boolean-value="false" calcext:value-type="boolean">
            <text:p>FALSE</text:p>
          </table:table-cell>
          <table:table-cell table:style-name="ce13" table:formula="of:=([.H82]-2*SQRT([.G82]))&gt;=0" office:value-type="boolean" office:boolean-value="false" calcext:value-type="boolean">
            <text:p>FALSE</text:p>
          </table:table-cell>
          <table:table-cell table:style-name="ce15" table:formula="of:=SQRT((-[.E82]+SQRT([.E82]^2-[.F82]*([.E82]*[.H82]-[.F82]*[.G82])))/([.F82]))" office:value-type="float" office:value="0.395465218070834" calcext:value-type="float">
            <text:p>0.395465218070834</text:p>
          </table:table-cell>
          <table:table-cell table:style-name="ce11" table:formula="of:=[.G82]^0.25" office:value-type="float" office:value="0.395375534594522" calcext:value-type="float">
            <text:p>0.395</text:p>
          </table:table-cell>
          <table:table-cell table:style-name="ce19" table:formula="of:=[.L82]-[.C82]" office:value-type="float" office:value="-0.0191399414202567" calcext:value-type="float">
            <text:p>-0.019139941420257</text:p>
          </table:table-cell>
          <table:table-cell table:style-name="ce21" table:formula="of:=([.F82]*[.G82])/([.E82]*[.H82])" office:value-type="float" office:value="-4.40864512699402" calcext:value-type="float">
            <text:p>-4.40864512699402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13882939465478" calcext:value-type="float">
            <text:p>1.14</text:p>
          </table:table-cell>
          <table:table-cell office:value-type="float" office:value="0.503702961092235" calcext:value-type="float">
            <text:p>0.504</text:p>
          </table:table-cell>
          <table:table-cell office:value-type="float" office:value="0.433599467908477" calcext:value-type="float">
            <text:p>0.43</text:p>
          </table:table-cell>
          <table:table-cell table:style-name="ce10" office:value-type="float" office:value="-0.00000820161211506922" calcext:value-type="float">
            <text:p>-8.20E-06</text:p>
          </table:table-cell>
          <table:table-cell table:style-name="ce10" office:value-type="float" office:value="0.00168963201327615" calcext:value-type="float">
            <text:p>1.69E-03</text:p>
          </table:table-cell>
          <table:table-cell office:value-type="float" office:value="0.0576970284891457" calcext:value-type="float">
            <text:p>0.057697028489146</text:p>
          </table:table-cell>
          <table:table-cell office:value-type="float" office:value="0.867722957589281" calcext:value-type="float">
            <text:p>0.867722957589281</text:p>
          </table:table-cell>
          <table:table-cell table:style-name="ce13" table:formula="of:=([.E83]*[.F83])&lt;0" office:value-type="boolean" office:boolean-value="true" calcext:value-type="boolean">
            <text:p>TRUE</text:p>
          </table:table-cell>
          <table:table-cell table:style-name="ce13" table:formula="of:=([.H83]-2*SQRT([.G83]))&gt;=0" office:value-type="boolean" office:boolean-value="true" calcext:value-type="boolean">
            <text:p>TRUE</text:p>
          </table:table-cell>
          <table:table-cell table:style-name="ce15" table:formula="of:=SQRT((-[.E83]+SQRT([.E83]^2-[.F83]*([.E83]*[.H83]-[.F83]*[.G83])))/([.F83]))" office:value-type="float" office:value="0.503702960294429" calcext:value-type="float">
            <text:p>0.503702960294429</text:p>
          </table:table-cell>
          <table:table-cell table:style-name="ce11" table:formula="of:=[.G83]^0.25" office:value-type="float" office:value="0.490104129373418" calcext:value-type="float">
            <text:p>0.490</text:p>
          </table:table-cell>
          <table:table-cell table:style-name="ce19" table:formula="of:=[.L83]-[.C83]" office:value-type="float" office:value="-0.0135988317188174" calcext:value-type="float">
            <text:p>-0.013598831718818</text:p>
          </table:table-cell>
          <table:table-cell table:style-name="ce21" table:formula="of:=([.F83]*[.G83])/([.E83]*[.H83])" office:value-type="float" office:value="-13.6982554961001" calcext:value-type="float">
            <text:p>-13.6982554961001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11524784860644" calcext:value-type="float">
            <text:p>1.12</text:p>
          </table:table-cell>
          <table:table-cell office:value-type="float" office:value="0.338736870462771" calcext:value-type="float">
            <text:p>0.339</text:p>
          </table:table-cell>
          <table:table-cell office:value-type="float" office:value="3.58592818948482" calcext:value-type="float">
            <text:p>3.59</text:p>
          </table:table-cell>
          <table:table-cell table:style-name="ce10" office:value-type="float" office:value="-0.00000099108235136319" calcext:value-type="float">
            <text:p>-9.91E-07</text:p>
          </table:table-cell>
          <table:table-cell table:style-name="ce10" office:value-type="float" office:value="0.0000663630796034296" calcext:value-type="float">
            <text:p>6.64E-05</text:p>
          </table:table-cell>
          <table:table-cell office:value-type="float" office:value="0.0130127448600048" calcext:value-type="float">
            <text:p>0.013012744860005</text:p>
          </table:table-cell>
          <table:table-cell office:value-type="float" office:value="-0.21923137587851" calcext:value-type="float">
            <text:p>-0.21923137587851</text:p>
          </table:table-cell>
          <table:table-cell table:style-name="ce13" table:formula="of:=([.E84]*[.F84])&lt;0" office:value-type="boolean" office:boolean-value="true" calcext:value-type="boolean">
            <text:p>TRUE</text:p>
          </table:table-cell>
          <table:table-cell table:style-name="ce13" table:formula="of:=([.H84]-2*SQRT([.G84]))&gt;=0" office:value-type="boolean" office:boolean-value="false" calcext:value-type="boolean">
            <text:p>FALSE</text:p>
          </table:table-cell>
          <table:table-cell table:style-name="ce15" table:formula="of:=SQRT((-[.E84]+SQRT([.E84]^2-[.F84]*([.E84]*[.H84]-[.F84]*[.G84])))/([.F84]))" office:value-type="float" office:value="0.33873687230497" calcext:value-type="float">
            <text:p>0.33873687230497</text:p>
          </table:table-cell>
          <table:table-cell table:style-name="ce11" table:formula="of:=[.G84]^0.25" office:value-type="float" office:value="0.337747566574112" calcext:value-type="float">
            <text:p>0.338</text:p>
          </table:table-cell>
          <table:table-cell table:style-name="ce19" table:formula="of:=[.L84]-[.C84]" office:value-type="float" office:value="-0.000989303888659254" calcext:value-type="float">
            <text:p>-0.000989303888659</text:p>
          </table:table-cell>
          <table:table-cell table:style-name="ce21" table:formula="of:=([.F84]*[.G84])/([.E84]*[.H84])" office:value-type="float" office:value="3.97450450979497" calcext:value-type="float">
            <text:p>3.97450450979497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13441959027929" calcext:value-type="float">
            <text:p>1.13</text:p>
          </table:table-cell>
          <table:table-cell office:value-type="float" office:value="0.568308575135393" calcext:value-type="float">
            <text:p>0.568</text:p>
          </table:table-cell>
          <table:table-cell office:value-type="float" office:value="0.391698494580229" calcext:value-type="float">
            <text:p>0.39</text:p>
          </table:table-cell>
          <table:table-cell table:style-name="ce10" office:value-type="float" office:value="-0.0000127579307063906" calcext:value-type="float">
            <text:p>-1.28E-05</text:p>
          </table:table-cell>
          <table:table-cell table:style-name="ce10" office:value-type="float" office:value="0.0020015993140224" calcext:value-type="float">
            <text:p>2.00E-03</text:p>
          </table:table-cell>
          <table:table-cell office:value-type="float" office:value="0.0906336019062189" calcext:value-type="float">
            <text:p>0.090633601906219</text:p>
          </table:table-cell>
          <table:table-cell office:value-type="float" office:value="1.50016029759342" calcext:value-type="float">
            <text:p>1.50016029759342</text:p>
          </table:table-cell>
          <table:table-cell table:style-name="ce13" table:formula="of:=([.E85]*[.F85])&lt;0" office:value-type="boolean" office:boolean-value="true" calcext:value-type="boolean">
            <text:p>TRUE</text:p>
          </table:table-cell>
          <table:table-cell table:style-name="ce13" table:formula="of:=([.H85]-2*SQRT([.G85]))&gt;=0" office:value-type="boolean" office:boolean-value="true" calcext:value-type="boolean">
            <text:p>TRUE</text:p>
          </table:table-cell>
          <table:table-cell table:style-name="ce15" table:formula="of:=SQRT((-[.E85]+SQRT([.E85]^2-[.F85]*([.E85]*[.H85]-[.F85]*[.G85])))/([.F85]))" office:value-type="float" office:value="0.568308583623179" calcext:value-type="float">
            <text:p>0.568308583623179</text:p>
          </table:table-cell>
          <table:table-cell table:style-name="ce11" table:formula="of:=[.G85]^0.25" office:value-type="float" office:value="0.548684017554178" calcext:value-type="float">
            <text:p>0.549</text:p>
          </table:table-cell>
          <table:table-cell table:style-name="ce19" table:formula="of:=[.L85]-[.C85]" office:value-type="float" office:value="-0.0196245575812146" calcext:value-type="float">
            <text:p>-0.019624557581215</text:p>
          </table:table-cell>
          <table:table-cell table:style-name="ce21" table:formula="of:=([.F85]*[.G85])/([.E85]*[.H85])" office:value-type="float" office:value="-9.47869342490633" calcext:value-type="float">
            <text:p>-9.47869342490633</text:p>
          </table:table-cell>
          <table:table-cell table:number-columns-repeated="1010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float" office:value="0.631980755652671" calcext:value-type="float">
            <text:p>0.63</text:p>
          </table:table-cell>
          <table:table-cell table:style-name="ce11" office:value-type="float" office:value="0.633383038876568" calcext:value-type="float">
            <text:p>0.633</text:p>
          </table:table-cell>
          <table:table-cell table:style-name="ce3" office:value-type="float" office:value="0.0952400726419464" calcext:value-type="float">
            <text:p>0.10</text:p>
          </table:table-cell>
          <table:table-cell table:style-name="ce5" office:value-type="float" office:value="0.000000251109894505452" calcext:value-type="float">
            <text:p>2.51E-07</text:p>
          </table:table-cell>
          <table:table-cell table:style-name="ce5" office:value-type="float" office:value="0.00464100159826371" calcext:value-type="float">
            <text:p>4.64E-03</text:p>
          </table:table-cell>
          <table:table-cell table:style-name="ce1" office:value-type="float" office:value="0.16333333756516" calcext:value-type="float">
            <text:p>0.16333333756516</text:p>
          </table:table-cell>
          <table:table-cell table:style-name="ce1" office:value-type="float" office:value="43.4192703348346" calcext:value-type="float">
            <text:p>43.4192703348346</text:p>
          </table:table-cell>
          <table:table-cell table:style-name="ce13" table:formula="of:=([.E86]*[.F86])&lt;0" office:value-type="boolean" office:boolean-value="false" calcext:value-type="boolean">
            <text:p>FALSE</text:p>
          </table:table-cell>
          <table:table-cell table:style-name="ce13" table:formula="of:=([.H86]-2*SQRT([.G86]))&gt;=0" office:value-type="boolean" office:boolean-value="true" calcext:value-type="boolean">
            <text:p>TRUE</text:p>
          </table:table-cell>
          <table:table-cell table:style-name="ce15" table:formula="of:=SQRT((-[.E86]+SQRT([.E86]^2-[.F86]*([.E86]*[.H86]-[.F86]*[.G86])))/([.F86]))" office:value-type="float" office:value="0.63338304701951" calcext:value-type="float">
            <text:p>0.63338304701951</text:p>
          </table:table-cell>
          <table:table-cell table:style-name="ce11" table:formula="of:=[.G86]^0.25" office:value-type="float" office:value="0.635724149036566" calcext:value-type="float">
            <text:p>0.636</text:p>
          </table:table-cell>
          <table:table-cell table:style-name="ce19" table:formula="of:=[.L86]-[.C86]" office:value-type="float" office:value="0.00234111015999783" calcext:value-type="float">
            <text:p>0.002341110159998</text:p>
          </table:table-cell>
          <table:table-cell table:style-name="ce21" table:formula="of:=([.F86]*[.G86])/([.E86]*[.H86])" office:value-type="float" office:value="69.5248736263086" calcext:value-type="float">
            <text:p>69.5248736263086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5508515651321" calcext:value-type="float">
            <text:p>1.06</text:p>
          </table:table-cell>
          <table:table-cell office:value-type="float" office:value="0.45073356770571" calcext:value-type="float">
            <text:p>0.451</text:p>
          </table:table-cell>
          <table:table-cell office:value-type="float" office:value="6.4760598567878" calcext:value-type="float">
            <text:p>6.48</text:p>
          </table:table-cell>
          <table:table-cell table:style-name="ce10" office:value-type="float" office:value="-0.000000216562284749896" calcext:value-type="float">
            <text:p>-2.17E-07</text:p>
          </table:table-cell>
          <table:table-cell table:style-name="ce10" office:value-type="float" office:value="0.0000253262672672362" calcext:value-type="float">
            <text:p>2.53E-05</text:p>
          </table:table-cell>
          <table:table-cell office:value-type="float" office:value="0.0412310493719306" calcext:value-type="float">
            <text:p>0.041231049371931</text:p>
          </table:table-cell>
          <table:table-cell office:value-type="float" office:value="-0.401264558827062" calcext:value-type="float">
            <text:p>-0.401264558827062</text:p>
          </table:table-cell>
          <table:table-cell table:style-name="ce13" table:formula="of:=([.E87]*[.F87])&lt;0" office:value-type="boolean" office:boolean-value="true" calcext:value-type="boolean">
            <text:p>TRUE</text:p>
          </table:table-cell>
          <table:table-cell table:style-name="ce13" table:formula="of:=([.H87]-2*SQRT([.G87]))&gt;=0" office:value-type="boolean" office:boolean-value="false" calcext:value-type="boolean">
            <text:p>FALSE</text:p>
          </table:table-cell>
          <table:table-cell table:style-name="ce15" table:formula="of:=SQRT((-[.E87]+SQRT([.E87]^2-[.F87]*([.E87]*[.H87]-[.F87]*[.G87])))/([.F87]))" office:value-type="float" office:value="0.450733569923102" calcext:value-type="float">
            <text:p>0.450733569923102</text:p>
          </table:table-cell>
          <table:table-cell table:style-name="ce11" table:formula="of:=[.G87]^0.25" office:value-type="float" office:value="0.450615469702447" calcext:value-type="float">
            <text:p>0.451</text:p>
          </table:table-cell>
          <table:table-cell table:style-name="ce19" table:formula="of:=[.L87]-[.C87]" office:value-type="float" office:value="-0.000118098003262568" calcext:value-type="float">
            <text:p>-0.000118098003263</text:p>
          </table:table-cell>
          <table:table-cell table:style-name="ce21" table:formula="of:=([.F87]*[.G87])/([.E87]*[.H87])" office:value-type="float" office:value="12.0166094447941" calcext:value-type="float">
            <text:p>12.0166094447941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4003098435858" calcext:value-type="float">
            <text:p>0.99</text:p>
          </table:table-cell>
          <table:table-cell office:value-type="float" office:value="0.337052175130913" calcext:value-type="float">
            <text:p>0.337</text:p>
          </table:table-cell>
          <table:table-cell office:value-type="float" office:value="2.11422815551507" calcext:value-type="float">
            <text:p>2.11</text:p>
          </table:table-cell>
          <table:table-cell table:style-name="ce10" office:value-type="float" office:value="-0.00000115951736283444" calcext:value-type="float">
            <text:p>-1.16E-06</text:p>
          </table:table-cell>
          <table:table-cell table:style-name="ce10" office:value-type="float" office:value="0.000127233895754224" calcext:value-type="float">
            <text:p>1.27E-04</text:p>
          </table:table-cell>
          <table:table-cell office:value-type="float" office:value="0.0126541986554119" calcext:value-type="float">
            <text:p>0.012654198655412</text:p>
          </table:table-cell>
          <table:table-cell office:value-type="float" office:value="-0.199588347751034" calcext:value-type="float">
            <text:p>-0.199588347751034</text:p>
          </table:table-cell>
          <table:table-cell table:style-name="ce13" table:formula="of:=([.E88]*[.F88])&lt;0" office:value-type="boolean" office:boolean-value="true" calcext:value-type="boolean">
            <text:p>TRUE</text:p>
          </table:table-cell>
          <table:table-cell table:style-name="ce13" table:formula="of:=([.H88]-2*SQRT([.G88]))&gt;=0" office:value-type="boolean" office:boolean-value="false" calcext:value-type="boolean">
            <text:p>FALSE</text:p>
          </table:table-cell>
          <table:table-cell table:style-name="ce15" table:formula="of:=SQRT((-[.E88]+SQRT([.E88]^2-[.F88]*([.E88]*[.H88]-[.F88]*[.G88])))/([.F88]))" office:value-type="float" office:value="0.337052175359483" calcext:value-type="float">
            <text:p>0.337052175359483</text:p>
          </table:table-cell>
          <table:table-cell table:style-name="ce11" table:formula="of:=[.G88]^0.25" office:value-type="float" office:value="0.335396604847878" calcext:value-type="float">
            <text:p>0.335</text:p>
          </table:table-cell>
          <table:table-cell table:style-name="ce19" table:formula="of:=[.L88]-[.C88]" office:value-type="float" office:value="-0.00165557028303454" calcext:value-type="float">
            <text:p>-0.001655570283035</text:p>
          </table:table-cell>
          <table:table-cell table:style-name="ce21" table:formula="of:=([.F88]*[.G88])/([.E88]*[.H88])" office:value-type="float" office:value="6.95704854580064" calcext:value-type="float">
            <text:p>6.95704854580064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76722994279545" calcext:value-type="float">
            <text:p>0.98</text:p>
          </table:table-cell>
          <table:table-cell office:value-type="float" office:value="0.640167079938537" calcext:value-type="float">
            <text:p>0.640</text:p>
          </table:table-cell>
          <table:table-cell office:value-type="float" office:value="0.34051317460656" calcext:value-type="float">
            <text:p>0.34</text:p>
          </table:table-cell>
          <table:table-cell table:style-name="ce10" office:value-type="float" office:value="-0.00000987256280128863" calcext:value-type="float">
            <text:p>-9.87E-06</text:p>
          </table:table-cell>
          <table:table-cell table:style-name="ce10" office:value-type="float" office:value="0.00174746833780071" calcext:value-type="float">
            <text:p>1.75E-03</text:p>
          </table:table-cell>
          <table:table-cell office:value-type="float" office:value="0.147708123589917" calcext:value-type="float">
            <text:p>0.147708123589917</text:p>
          </table:table-cell>
          <table:table-cell office:value-type="float" office:value="2.76277984308051" calcext:value-type="float">
            <text:p>2.76277984308051</text:p>
          </table:table-cell>
          <table:table-cell table:style-name="ce13" table:formula="of:=([.E89]*[.F89])&lt;0" office:value-type="boolean" office:boolean-value="true" calcext:value-type="boolean">
            <text:p>TRUE</text:p>
          </table:table-cell>
          <table:table-cell table:style-name="ce13" table:formula="of:=([.H89]-2*SQRT([.G89]))&gt;=0" office:value-type="boolean" office:boolean-value="true" calcext:value-type="boolean">
            <text:p>TRUE</text:p>
          </table:table-cell>
          <table:table-cell table:style-name="ce15" table:formula="of:=SQRT((-[.E89]+SQRT([.E89]^2-[.F89]*([.E89]*[.H89]-[.F89]*[.G89])))/([.F89]))" office:value-type="float" office:value="0.640167083529606" calcext:value-type="float">
            <text:p>0.640167083529606</text:p>
          </table:table-cell>
          <table:table-cell table:style-name="ce11" table:formula="of:=[.G89]^0.25" office:value-type="float" office:value="0.619942050289012" calcext:value-type="float">
            <text:p>0.620</text:p>
          </table:table-cell>
          <table:table-cell table:style-name="ce19" table:formula="of:=[.L89]-[.C89]" office:value-type="float" office:value="-0.020225029649525" calcext:value-type="float">
            <text:p>-0.020225029649525</text:p>
          </table:table-cell>
          <table:table-cell table:style-name="ce21" table:formula="of:=([.F89]*[.G89])/([.E89]*[.H89])" office:value-type="float" office:value="-9.46318897545395" calcext:value-type="float">
            <text:p>-9.46318897545395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33917426719365" calcext:value-type="float">
            <text:p>0.53</text:p>
          </table:table-cell>
          <table:table-cell office:value-type="float" office:value="1.00142557490346" calcext:value-type="float">
            <text:p>1.001</text:p>
          </table:table-cell>
          <table:table-cell office:value-type="float" office:value="7.06422004811918" calcext:value-type="float">
            <text:p>7.06</text:p>
          </table:table-cell>
          <table:table-cell table:style-name="ce10" office:value-type="float" office:value="0.0000337500508793619" calcext:value-type="float">
            <text:p>3.38E-05</text:p>
          </table:table-cell>
          <table:table-cell table:style-name="ce10" office:value-type="float" office:value="-0.0000124911468842411" calcext:value-type="float">
            <text:p>-1.25E-05</text:p>
          </table:table-cell>
          <table:table-cell office:value-type="float" office:value="1.03736082422481" calcext:value-type="float">
            <text:p>1.03736082422481</text:p>
          </table:table-cell>
          <table:table-cell office:value-type="float" office:value="-2.01741890587108" calcext:value-type="float">
            <text:p>-2.01741890587108</text:p>
          </table:table-cell>
          <table:table-cell table:style-name="ce13" table:formula="of:=([.E90]*[.F90])&lt;0" office:value-type="boolean" office:boolean-value="true" calcext:value-type="boolean">
            <text:p>TRUE</text:p>
          </table:table-cell>
          <table:table-cell table:style-name="ce13" table:formula="of:=([.H90]-2*SQRT([.G90]))&gt;=0" office:value-type="boolean" office:boolean-value="false" calcext:value-type="boolean">
            <text:p>FALSE</text:p>
          </table:table-cell>
          <table:table-cell table:style-name="ce15" table:formula="of:=SQRT((-[.E90]+SQRT([.E90]^2-[.F90]*([.E90]*[.H90]-[.F90]*[.G90])))/([.F90]))" office:value-type="float" office:value="1.0014255755491" calcext:value-type="float">
            <text:p>1.0014255755491</text:p>
          </table:table-cell>
          <table:table-cell table:style-name="ce11" table:formula="of:=[.G90]^0.25" office:value-type="float" office:value="1.00921212754346" calcext:value-type="float">
            <text:p>1.009</text:p>
          </table:table-cell>
          <table:table-cell table:style-name="ce19" table:formula="of:=[.L90]-[.C90]" office:value-type="float" office:value="0.00778655263999561" calcext:value-type="float">
            <text:p>0.007786552639996</text:p>
          </table:table-cell>
          <table:table-cell table:style-name="ce21" table:formula="of:=([.F90]*[.G90])/([.E90]*[.H90])" office:value-type="float" office:value="0.190310013420592" calcext:value-type="float">
            <text:p>0.190310013420592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56019721148972" calcext:value-type="float">
            <text:p>0.66</text:p>
          </table:table-cell>
          <table:table-cell office:value-type="float" office:value="0.530344065316277" calcext:value-type="float">
            <text:p>0.530</text:p>
          </table:table-cell>
          <table:table-cell office:value-type="float" office:value="4.03466141617036" calcext:value-type="float">
            <text:p>4.03</text:p>
          </table:table-cell>
          <table:table-cell table:style-name="ce10" office:value-type="float" office:value="0.00000556293142020721" calcext:value-type="float">
            <text:p>5.56E-06</text:p>
          </table:table-cell>
          <table:table-cell table:style-name="ce10" office:value-type="float" office:value="-0.00000084683914840614" calcext:value-type="float">
            <text:p>-8.47E-07</text:p>
          </table:table-cell>
          <table:table-cell office:value-type="float" office:value="0.0841020877179261" calcext:value-type="float">
            <text:p>0.084102087717926</text:p>
          </table:table-cell>
          <table:table-cell office:value-type="float" office:value="-0.563289610202834" calcext:value-type="float">
            <text:p>-0.563289610202834</text:p>
          </table:table-cell>
          <table:table-cell table:style-name="ce13" table:formula="of:=([.E91]*[.F91])&lt;0" office:value-type="boolean" office:boolean-value="true" calcext:value-type="boolean">
            <text:p>TRUE</text:p>
          </table:table-cell>
          <table:table-cell table:style-name="ce13" table:formula="of:=([.H91]-2*SQRT([.G91]))&gt;=0" office:value-type="boolean" office:boolean-value="false" calcext:value-type="boolean">
            <text:p>FALSE</text:p>
          </table:table-cell>
          <table:table-cell table:style-name="ce15" table:formula="of:=SQRT((-[.E91]+SQRT([.E91]^2-[.F91]*([.E91]*[.H91]-[.F91]*[.G91])))/([.F91]))" office:value-type="float" office:value="0.530344065328926" calcext:value-type="float">
            <text:p>0.530344065328926</text:p>
          </table:table-cell>
          <table:table-cell table:style-name="ce11" table:formula="of:=[.G91]^0.25" office:value-type="float" office:value="0.538519822746876" calcext:value-type="float">
            <text:p>0.539</text:p>
          </table:table-cell>
          <table:table-cell table:style-name="ce19" table:formula="of:=[.L91]-[.C91]" office:value-type="float" office:value="0.00817575743059928" calcext:value-type="float">
            <text:p>0.008175757430599</text:p>
          </table:table-cell>
          <table:table-cell table:style-name="ce21" table:formula="of:=([.F91]*[.G91])/([.E91]*[.H91])" office:value-type="float" office:value="0.0227285775519925" calcext:value-type="float">
            <text:p>0.022728577551993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16833023087412" calcext:value-type="float">
            <text:p>0.72</text:p>
          </table:table-cell>
          <table:table-cell office:value-type="float" office:value="0.247874084535319" calcext:value-type="float">
            <text:p>0.248</text:p>
          </table:table-cell>
          <table:table-cell office:value-type="float" office:value="0.993876450053315" calcext:value-type="float">
            <text:p>0.99</text:p>
          </table:table-cell>
          <table:table-cell table:style-name="ce10" office:value-type="float" office:value="-0.0000000933086310987947" calcext:value-type="float">
            <text:p>-9.33E-08</text:p>
          </table:table-cell>
          <table:table-cell table:style-name="ce10" office:value-type="float" office:value="0.0000649205460285511" calcext:value-type="float">
            <text:p>6.49E-05</text:p>
          </table:table-cell>
          <table:table-cell office:value-type="float" office:value="0.00368353724978587" calcext:value-type="float">
            <text:p>0.003683537249786</text:p>
          </table:table-cell>
          <table:table-cell office:value-type="float" office:value="-0.0592013538365939" calcext:value-type="float">
            <text:p>-0.059201353836594</text:p>
          </table:table-cell>
          <table:table-cell table:style-name="ce13" table:formula="of:=([.E92]*[.F92])&lt;0" office:value-type="boolean" office:boolean-value="true" calcext:value-type="boolean">
            <text:p>TRUE</text:p>
          </table:table-cell>
          <table:table-cell table:style-name="ce13" table:formula="of:=([.H92]-2*SQRT([.G92]))&gt;=0" office:value-type="boolean" office:boolean-value="false" calcext:value-type="boolean">
            <text:p>FALSE</text:p>
          </table:table-cell>
          <table:table-cell table:style-name="ce15" table:formula="of:=SQRT((-[.E92]+SQRT([.E92]^2-[.F92]*([.E92]*[.H92]-[.F92]*[.G92])))/([.F92]))" office:value-type="float" office:value="0.247874082940023" calcext:value-type="float">
            <text:p>0.247874082940023</text:p>
          </table:table-cell>
          <table:table-cell table:style-name="ce11" table:formula="of:=[.G92]^0.25" office:value-type="float" office:value="0.246357771275361" calcext:value-type="float">
            <text:p>0.246</text:p>
          </table:table-cell>
          <table:table-cell table:style-name="ce19" table:formula="of:=[.L92]-[.C92]" office:value-type="float" office:value="-0.00151631325995846" calcext:value-type="float">
            <text:p>-0.001516313259958</text:p>
          </table:table-cell>
          <table:table-cell table:style-name="ce21" table:formula="of:=([.F92]*[.G92])/([.E92]*[.H92])" office:value-type="float" office:value="43.2906167771268" calcext:value-type="float">
            <text:p>43.2906167771268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36962113362846" calcext:value-type="float">
            <text:p>0.84</text:p>
          </table:table-cell>
          <table:table-cell office:value-type="float" office:value="0.348357291067521" calcext:value-type="float">
            <text:p>0.348</text:p>
          </table:table-cell>
          <table:table-cell office:value-type="float" office:value="1.31725075464842" calcext:value-type="float">
            <text:p>1.32</text:p>
          </table:table-cell>
          <table:table-cell table:style-name="ce10" office:value-type="float" office:value="-0.000000212171722379873" calcext:value-type="float">
            <text:p>-2.12E-07</text:p>
          </table:table-cell>
          <table:table-cell table:style-name="ce10" office:value-type="float" office:value="0.000133461014119298" calcext:value-type="float">
            <text:p>1.33E-04</text:p>
          </table:table-cell>
          <table:table-cell office:value-type="float" office:value="0.0146138446372649" calcext:value-type="float">
            <text:p>0.014613844637265</text:p>
          </table:table-cell>
          <table:table-cell office:value-type="float" office:value="-0.171841072528106" calcext:value-type="float">
            <text:p>-0.171841072528106</text:p>
          </table:table-cell>
          <table:table-cell table:style-name="ce13" table:formula="of:=([.E93]*[.F93])&lt;0" office:value-type="boolean" office:boolean-value="true" calcext:value-type="boolean">
            <text:p>TRUE</text:p>
          </table:table-cell>
          <table:table-cell table:style-name="ce13" table:formula="of:=([.H93]-2*SQRT([.G93]))&gt;=0" office:value-type="boolean" office:boolean-value="false" calcext:value-type="boolean">
            <text:p>FALSE</text:p>
          </table:table-cell>
          <table:table-cell table:style-name="ce15" table:formula="of:=SQRT((-[.E93]+SQRT([.E93]^2-[.F93]*([.E93]*[.H93]-[.F93]*[.G93])))/([.F93]))" office:value-type="float" office:value="0.348357291171368" calcext:value-type="float">
            <text:p>0.348357291171368</text:p>
          </table:table-cell>
          <table:table-cell table:style-name="ce11" table:formula="of:=[.G93]^0.25" office:value-type="float" office:value="0.34768913655395" calcext:value-type="float">
            <text:p>0.348</text:p>
          </table:table-cell>
          <table:table-cell table:style-name="ce19" table:formula="of:=[.L93]-[.C93]" office:value-type="float" office:value="-0.000668154513570718" calcext:value-type="float">
            <text:p>-0.000668154513571</text:p>
          </table:table-cell>
          <table:table-cell table:style-name="ce21" table:formula="of:=([.F93]*[.G93])/([.E93]*[.H93])" office:value-type="float" office:value="53.4939207485303" calcext:value-type="float">
            <text:p>53.4939207485303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68510151020092" calcext:value-type="float">
            <text:p>0.87</text:p>
          </table:table-cell>
          <table:table-cell office:value-type="float" office:value="0.429186725698071" calcext:value-type="float">
            <text:p>0.429</text:p>
          </table:table-cell>
          <table:table-cell office:value-type="float" office:value="1.98275464230599" calcext:value-type="float">
            <text:p>1.98</text:p>
          </table:table-cell>
          <table:table-cell table:style-name="ce10" office:value-type="float" office:value="-0.00000188712107438857" calcext:value-type="float">
            <text:p>-1.89E-06</text:p>
          </table:table-cell>
          <table:table-cell table:style-name="ce10" office:value-type="float" office:value="0.000162018719331651" calcext:value-type="float">
            <text:p>1.62E-04</text:p>
          </table:table-cell>
          <table:table-cell office:value-type="float" office:value="0.0333476836403329" calcext:value-type="float">
            <text:p>0.033347683640333</text:p>
          </table:table-cell>
          <table:table-cell office:value-type="float" office:value="-0.318399245878518" calcext:value-type="float">
            <text:p>-0.318399245878518</text:p>
          </table:table-cell>
          <table:table-cell table:style-name="ce13" table:formula="of:=([.E94]*[.F94])&lt;0" office:value-type="boolean" office:boolean-value="true" calcext:value-type="boolean">
            <text:p>TRUE</text:p>
          </table:table-cell>
          <table:table-cell table:style-name="ce13" table:formula="of:=([.H94]-2*SQRT([.G94]))&gt;=0" office:value-type="boolean" office:boolean-value="false" calcext:value-type="boolean">
            <text:p>FALSE</text:p>
          </table:table-cell>
          <table:table-cell table:style-name="ce15" table:formula="of:=SQRT((-[.E94]+SQRT([.E94]^2-[.F94]*([.E94]*[.H94]-[.F94]*[.G94])))/([.F94]))" office:value-type="float" office:value="0.429186725935942" calcext:value-type="float">
            <text:p>0.429186725935942</text:p>
          </table:table-cell>
          <table:table-cell table:style-name="ce11" table:formula="of:=[.G94]^0.25" office:value-type="float" office:value="0.427332986721682" calcext:value-type="float">
            <text:p>0.427</text:p>
          </table:table-cell>
          <table:table-cell table:style-name="ce19" table:formula="of:=[.L94]-[.C94]" office:value-type="float" office:value="-0.00185373897638857" calcext:value-type="float">
            <text:p>-0.001853738976389</text:p>
          </table:table-cell>
          <table:table-cell table:style-name="ce21" table:formula="of:=([.F94]*[.G94])/([.E94]*[.H94])" office:value-type="float" office:value="8.99205744585693" calcext:value-type="float">
            <text:p>8.99205744585693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28102229730255" calcext:value-type="float">
            <text:p>0.83</text:p>
          </table:table-cell>
          <table:table-cell office:value-type="float" office:value="0.341224483550075" calcext:value-type="float">
            <text:p>0.341</text:p>
          </table:table-cell>
          <table:table-cell office:value-type="float" office:value="2.10606790741744" calcext:value-type="float">
            <text:p>2.11</text:p>
          </table:table-cell>
          <table:table-cell table:style-name="ce10" office:value-type="float" office:value="-0.00000230716289688316" calcext:value-type="float">
            <text:p>-2.31E-06</text:p>
          </table:table-cell>
          <table:table-cell table:style-name="ce10" office:value-type="float" office:value="0.0000738995377692465" calcext:value-type="float">
            <text:p>7.39E-05</text:p>
          </table:table-cell>
          <table:table-cell office:value-type="float" office:value="0.0124451253397223" calcext:value-type="float">
            <text:p>0.012445125339722</text:p>
          </table:table-cell>
          <table:table-cell office:value-type="float" office:value="-0.197257418827479" calcext:value-type="float">
            <text:p>-0.197257418827479</text:p>
          </table:table-cell>
          <table:table-cell table:style-name="ce13" table:formula="of:=([.E95]*[.F95])&lt;0" office:value-type="boolean" office:boolean-value="true" calcext:value-type="boolean">
            <text:p>TRUE</text:p>
          </table:table-cell>
          <table:table-cell table:style-name="ce13" table:formula="of:=([.H95]-2*SQRT([.G95]))&gt;=0" office:value-type="boolean" office:boolean-value="false" calcext:value-type="boolean">
            <text:p>FALSE</text:p>
          </table:table-cell>
          <table:table-cell table:style-name="ce15" table:formula="of:=SQRT((-[.E95]+SQRT([.E95]^2-[.F95]*([.E95]*[.H95]-[.F95]*[.G95])))/([.F95]))" office:value-type="float" office:value="0.341224443901932" calcext:value-type="float">
            <text:p>0.341224443901932</text:p>
          </table:table-cell>
          <table:table-cell table:style-name="ce11" table:formula="of:=[.G95]^0.25" office:value-type="float" office:value="0.334002577847065" calcext:value-type="float">
            <text:p>0.334</text:p>
          </table:table-cell>
          <table:table-cell table:style-name="ce19" table:formula="of:=[.L95]-[.C95]" office:value-type="float" office:value="-0.0072219057030104" calcext:value-type="float">
            <text:p>-0.00722190570301</text:p>
          </table:table-cell>
          <table:table-cell table:style-name="ce21" table:formula="of:=([.F95]*[.G95])/([.E95]*[.H95])" office:value-type="float" office:value="2.02082819222622" calcext:value-type="float">
            <text:p>2.02082819222622</text:p>
          </table:table-cell>
          <table:table-cell table:number-columns-repeated="1010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office:value-type="float" office:value="0.531977721157517" calcext:value-type="float">
            <text:p>0.53</text:p>
          </table:table-cell>
          <table:table-cell table:style-name="ce11" office:value-type="float" office:value="36.0951718653263" calcext:value-type="float">
            <text:p>36.095</text:p>
          </table:table-cell>
          <table:table-cell table:style-name="ce3" office:value-type="float" office:value="202646295.891114" calcext:value-type="float">
            <text:p>202,646,295.89</text:p>
          </table:table-cell>
          <table:table-cell table:style-name="ce5" office:value-type="float" office:value="-4.28327949597321" calcext:value-type="float">
            <text:p>-4.28E+00</text:p>
          </table:table-cell>
          <table:table-cell table:style-name="ce5" office:value-type="float" office:value="3986.10120843321" calcext:value-type="float">
            <text:p>3.99E+03</text:p>
          </table:table-cell>
          <table:table-cell table:style-name="ce1" office:value-type="float" office:value="1618972.60413599" calcext:value-type="float">
            <text:p>1618972.60413599</text:p>
          </table:table-cell>
          <table:table-cell table:style-name="ce1" office:value-type="float" office:value="73027181.5705911" calcext:value-type="float">
            <text:p>73027181.5705911</text:p>
          </table:table-cell>
          <table:table-cell table:style-name="ce13" table:formula="of:=([.E96]*[.F96])&lt;0" office:value-type="boolean" office:boolean-value="true" calcext:value-type="boolean">
            <text:p>TRUE</text:p>
          </table:table-cell>
          <table:table-cell table:style-name="ce13" table:formula="of:=([.H96]-2*SQRT([.G96]))&gt;=0" office:value-type="boolean" office:boolean-value="true" calcext:value-type="boolean">
            <text:p>TRUE</text:p>
          </table:table-cell>
          <table:table-cell table:style-name="ce15" table:formula="of:=SQRT((-[.E96]+SQRT([.E96]^2-[.F96]*([.E96]*[.H96]-[.F96]*[.G96])))/([.F96]))" office:value-type="float" office:value="36.0951671643712" calcext:value-type="float">
            <text:p>36.0951671643712</text:p>
          </table:table-cell>
          <table:table-cell table:style-name="ce11" table:formula="of:=[.G96]^0.25" office:value-type="float" office:value="35.6705556855075" calcext:value-type="float">
            <text:p>35.671</text:p>
          </table:table-cell>
          <table:table-cell table:style-name="ce19" table:formula="of:=[.L96]-[.C96]" office:value-type="float" office:value="-0.424616179818806" calcext:value-type="float">
            <text:p>-0.424616179818806</text:p>
          </table:table-cell>
          <table:table-cell table:style-name="ce21" table:formula="of:=([.F96]*[.G96])/([.E96]*[.H96])" office:value-type="float" office:value="-20.6313129708308" calcext:value-type="float">
            <text:p>-20.6313129708308</text:p>
          </table:table-cell>
          <table:table-cell table:number-columns-repeated="101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office:value-type="float" office:value="0.471227587589724" calcext:value-type="float">
            <text:p>0.47</text:p>
          </table:table-cell>
          <table:table-cell table:style-name="ce11" office:value-type="float" office:value="38.197499203256" calcext:value-type="float">
            <text:p>38.197</text:p>
          </table:table-cell>
          <table:table-cell table:style-name="ce3" office:value-type="float" office:value="10358518.9895135" calcext:value-type="float">
            <text:p>10,358,518.99</text:p>
          </table:table-cell>
          <table:table-cell table:style-name="ce5" office:value-type="float" office:value="-10.2550832190563" calcext:value-type="float">
            <text:p>-1.03E+01</text:p>
          </table:table-cell>
          <table:table-cell table:style-name="ce5" office:value-type="float" office:value="9794.41007346387" calcext:value-type="float">
            <text:p>9.79E+03</text:p>
          </table:table-cell>
          <table:table-cell table:style-name="ce1" office:value-type="float" office:value="1941899.08326907" calcext:value-type="float">
            <text:p>1941899.08326907</text:p>
          </table:table-cell>
          <table:table-cell table:style-name="ce1" office:value-type="float" office:value="178519295.67047" calcext:value-type="float">
            <text:p>178519295.67047</text:p>
          </table:table-cell>
          <table:table-cell table:style-name="ce13" table:formula="of:=([.E97]*[.F97])&lt;0" office:value-type="boolean" office:boolean-value="true" calcext:value-type="boolean">
            <text:p>TRUE</text:p>
          </table:table-cell>
          <table:table-cell table:style-name="ce13" table:formula="of:=([.H97]-2*SQRT([.G97]))&gt;=0" office:value-type="boolean" office:boolean-value="true" calcext:value-type="boolean">
            <text:p>TRUE</text:p>
          </table:table-cell>
          <table:table-cell table:style-name="ce15" table:formula="of:=SQRT((-[.E97]+SQRT([.E97]^2-[.F97]*([.E97]*[.H97]-[.F97]*[.G97])))/([.F97]))" office:value-type="float" office:value="38.1974729076735" calcext:value-type="float">
            <text:p>38.1974729076735</text:p>
          </table:table-cell>
          <table:table-cell table:style-name="ce11" table:formula="of:=[.G97]^0.25" office:value-type="float" office:value="37.3298860449012" calcext:value-type="float">
            <text:p>37.330</text:p>
          </table:table-cell>
          <table:table-cell table:style-name="ce19" table:formula="of:=[.L97]-[.C97]" office:value-type="float" office:value="-0.867613158354828" calcext:value-type="float">
            <text:p>-0.867613158354828</text:p>
          </table:table-cell>
          <table:table-cell table:style-name="ce21" table:formula="of:=([.F97]*[.G97])/([.E97]*[.H97])" office:value-type="float" office:value="-10.3891636226784" calcext:value-type="float">
            <text:p>-10.3891636226784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1366691297836" calcext:value-type="float">
            <text:p>0.71</text:p>
          </table:table-cell>
          <table:table-cell office:value-type="float" office:value="0.36640337566607" calcext:value-type="float">
            <text:p>0.366</text:p>
          </table:table-cell>
          <table:table-cell office:value-type="float" office:value="1.42215357682758" calcext:value-type="float">
            <text:p>1.42</text:p>
          </table:table-cell>
          <table:table-cell table:style-name="ce10" office:value-type="float" office:value="-0.00000191768640151807" calcext:value-type="float">
            <text:p>-1.92E-06</text:p>
          </table:table-cell>
          <table:table-cell table:style-name="ce10" office:value-type="float" office:value="0.0000980458448212003" calcext:value-type="float">
            <text:p>9.80E-05</text:p>
          </table:table-cell>
          <table:table-cell office:value-type="float" office:value="0.0165089531181843" calcext:value-type="float">
            <text:p>0.016508953118184</text:p>
          </table:table-cell>
          <table:table-cell office:value-type="float" office:value="-0.191071088073541" calcext:value-type="float">
            <text:p>-0.191071088073541</text:p>
          </table:table-cell>
          <table:table-cell table:style-name="ce13" table:formula="of:=([.E98]*[.F98])&lt;0" office:value-type="boolean" office:boolean-value="true" calcext:value-type="boolean">
            <text:p>TRUE</text:p>
          </table:table-cell>
          <table:table-cell table:style-name="ce13" table:formula="of:=([.H98]-2*SQRT([.G98]))&gt;=0" office:value-type="boolean" office:boolean-value="false" calcext:value-type="boolean">
            <text:p>FALSE</text:p>
          </table:table-cell>
          <table:table-cell table:style-name="ce15" table:formula="of:=SQRT((-[.E98]+SQRT([.E98]^2-[.F98]*([.E98]*[.H98]-[.F98]*[.G98])))/([.F98]))" office:value-type="float" office:value="0.366403375300909" calcext:value-type="float">
            <text:p>0.366403375300909</text:p>
          </table:table-cell>
          <table:table-cell table:style-name="ce11" table:formula="of:=[.G98]^0.25" office:value-type="float" office:value="0.358451072010794" calcext:value-type="float">
            <text:p>0.358</text:p>
          </table:table-cell>
          <table:table-cell table:style-name="ce19" table:formula="of:=[.L98]-[.C98]" office:value-type="float" office:value="-0.00795230365527572" calcext:value-type="float">
            <text:p>-0.007952303655276</text:p>
          </table:table-cell>
          <table:table-cell table:style-name="ce21" table:formula="of:=([.F98]*[.G98])/([.E98]*[.H98])" office:value-type="float" office:value="4.41749596874911" calcext:value-type="float">
            <text:p>4.41749596874911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87092424725065" calcext:value-type="float">
            <text:p>0.69</text:p>
          </table:table-cell>
          <table:table-cell office:value-type="float" office:value="0.385165555690753" calcext:value-type="float">
            <text:p>0.385</text:p>
          </table:table-cell>
          <table:table-cell office:value-type="float" office:value="3.62717366412736" calcext:value-type="float">
            <text:p>3.63</text:p>
          </table:table-cell>
          <table:table-cell table:style-name="ce10" office:value-type="float" office:value="-0.0000000525019807691263" calcext:value-type="float">
            <text:p>-5.25E-08</text:p>
          </table:table-cell>
          <table:table-cell table:style-name="ce10" office:value-type="float" office:value="0.0000216721387619058" calcext:value-type="float">
            <text:p>2.17E-05</text:p>
          </table:table-cell>
          <table:table-cell office:value-type="float" office:value="0.021980695494937" calcext:value-type="float">
            <text:p>0.021980695494937</text:p>
          </table:table-cell>
          <table:table-cell office:value-type="float" office:value="-0.285241797100573" calcext:value-type="float">
            <text:p>-0.285241797100573</text:p>
          </table:table-cell>
          <table:table-cell table:style-name="ce13" table:formula="of:=([.E99]*[.F99])&lt;0" office:value-type="boolean" office:boolean-value="true" calcext:value-type="boolean">
            <text:p>TRUE</text:p>
          </table:table-cell>
          <table:table-cell table:style-name="ce13" table:formula="of:=([.H99]-2*SQRT([.G99]))&gt;=0" office:value-type="boolean" office:boolean-value="false" calcext:value-type="boolean">
            <text:p>FALSE</text:p>
          </table:table-cell>
          <table:table-cell table:style-name="ce15" table:formula="of:=SQRT((-[.E99]+SQRT([.E99]^2-[.F99]*([.E99]*[.H99]-[.F99]*[.G99])))/([.F99]))" office:value-type="float" office:value="0.38516555547438" calcext:value-type="float">
            <text:p>0.38516555547438</text:p>
          </table:table-cell>
          <table:table-cell table:style-name="ce11" table:formula="of:=[.G99]^0.25" office:value-type="float" office:value="0.385043997468846" calcext:value-type="float">
            <text:p>0.385</text:p>
          </table:table-cell>
          <table:table-cell table:style-name="ce19" table:formula="of:=[.L99]-[.C99]" office:value-type="float" office:value="-0.000121558221907014" calcext:value-type="float">
            <text:p>-0.000121558221907</text:p>
          </table:table-cell>
          <table:table-cell table:style-name="ce21" table:formula="of:=([.F99]*[.G99])/([.E99]*[.H99])" office:value-type="float" office:value="31.8093174339828" calcext:value-type="float">
            <text:p>31.8093174339828</text:p>
          </table:table-cell>
          <table:table-cell table:number-columns-repeated="1010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office:value-type="float" office:value="0.624359061260966" calcext:value-type="float">
            <text:p>0.62</text:p>
          </table:table-cell>
          <table:table-cell table:style-name="ce11" office:value-type="float" office:value="48.4071594107795" calcext:value-type="float">
            <text:p>48.407</text:p>
          </table:table-cell>
          <table:table-cell table:style-name="ce3" office:value-type="float" office:value="228426270.105914" calcext:value-type="float">
            <text:p>228,426,270.11</text:p>
          </table:table-cell>
          <table:table-cell table:style-name="ce5" office:value-type="float" office:value="14.2923452469484" calcext:value-type="float">
            <text:p>1.43E+01</text:p>
          </table:table-cell>
          <table:table-cell table:style-name="ce5" office:value-type="float" office:value="22235.1585215868" calcext:value-type="float">
            <text:p>2.22E+04</text:p>
          </table:table-cell>
          <table:table-cell table:style-name="ce1" office:value-type="float" office:value="5744486.49846667" calcext:value-type="float">
            <text:p>5744486.49846667</text:p>
          </table:table-cell>
          <table:table-cell table:style-name="ce1" office:value-type="float" office:value="394598587.94042" calcext:value-type="float">
            <text:p>394598587.94042</text:p>
          </table:table-cell>
          <table:table-cell table:style-name="ce13" table:formula="of:=([.E100]*[.F100])&lt;0" office:value-type="boolean" office:boolean-value="false" calcext:value-type="boolean">
            <text:p>FALSE</text:p>
          </table:table-cell>
          <table:table-cell table:style-name="ce13" table:formula="of:=([.H100]-2*SQRT([.G100]))&gt;=0" office:value-type="boolean" office:boolean-value="true" calcext:value-type="boolean">
            <text:p>TRUE</text:p>
          </table:table-cell>
          <table:table-cell table:style-name="ce15" table:formula="of:=SQRT((-[.E100]+SQRT([.E100]^2-[.F100]*([.E100]*[.H100]-[.F100]*[.G100])))/([.F100]))" office:value-type="float" office:value="48.4071767453124" calcext:value-type="float">
            <text:p>48.4071767453124</text:p>
          </table:table-cell>
          <table:table-cell table:style-name="ce11" table:formula="of:=[.G100]^0.25" office:value-type="float" office:value="48.9567752348198" calcext:value-type="float">
            <text:p>48.957</text:p>
          </table:table-cell>
          <table:table-cell table:style-name="ce19" table:formula="of:=[.L100]-[.C100]" office:value-type="float" office:value="0.549615824040252" calcext:value-type="float">
            <text:p>0.549615824040252</text:p>
          </table:table-cell>
          <table:table-cell table:style-name="ce21" table:formula="of:=([.F100]*[.G100])/([.E100]*[.H100])" office:value-type="float" office:value="22.6481335737362" calcext:value-type="float">
            <text:p>22.6481335737362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5330858181828" calcext:value-type="float">
            <text:p>1.55</text:p>
          </table:table-cell>
          <table:table-cell office:value-type="float" office:value="0.517865128298186" calcext:value-type="float">
            <text:p>0.518</text:p>
          </table:table-cell>
          <table:table-cell office:value-type="float" office:value="0.454631506028874" calcext:value-type="float">
            <text:p>0.45</text:p>
          </table:table-cell>
          <table:table-cell table:style-name="ce10" office:value-type="float" office:value="-0.0000111136980314581" calcext:value-type="float">
            <text:p>-1.11E-05</text:p>
          </table:table-cell>
          <table:table-cell table:style-name="ce10" office:value-type="float" office:value="0.00179940946595203" calcext:value-type="float">
            <text:p>1.80E-03</text:p>
          </table:table-cell>
          <table:table-cell office:value-type="float" office:value="0.0637252358796229" calcext:value-type="float">
            <text:p>0.063725235879623</text:p>
          </table:table-cell>
          <table:table-cell office:value-type="float" office:value="0.790894397553261" calcext:value-type="float">
            <text:p>0.790894397553261</text:p>
          </table:table-cell>
          <table:table-cell table:style-name="ce13" table:formula="of:=([.E101]*[.F101])&lt;0" office:value-type="boolean" office:boolean-value="true" calcext:value-type="boolean">
            <text:p>TRUE</text:p>
          </table:table-cell>
          <table:table-cell table:style-name="ce13" table:formula="of:=([.H101]-2*SQRT([.G101]))&gt;=0" office:value-type="boolean" office:boolean-value="true" calcext:value-type="boolean">
            <text:p>TRUE</text:p>
          </table:table-cell>
          <table:table-cell table:style-name="ce15" table:formula="of:=SQRT((-[.E101]+SQRT([.E101]^2-[.F101]*([.E101]*[.H101]-[.F101]*[.G101])))/([.F101]))" office:value-type="float" office:value="0.517865128609141" calcext:value-type="float">
            <text:p>0.517865128609141</text:p>
          </table:table-cell>
          <table:table-cell table:style-name="ce11" table:formula="of:=[.G101]^0.25" office:value-type="float" office:value="0.502432660592173" calcext:value-type="float">
            <text:p>0.502</text:p>
          </table:table-cell>
          <table:table-cell table:style-name="ce19" table:formula="of:=[.L101]-[.C101]" office:value-type="float" office:value="-0.0154324677060129" calcext:value-type="float">
            <text:p>-0.015432467706013</text:p>
          </table:table-cell>
          <table:table-cell table:style-name="ce21" table:formula="of:=([.F101]*[.G101])/([.E101]*[.H101])" office:value-type="float" office:value="-13.0456090921323" calcext:value-type="float">
            <text:p>-13.0456090921323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3100589320693" calcext:value-type="float">
            <text:p>1.63</text:p>
          </table:table-cell>
          <table:table-cell office:value-type="float" office:value="0.576486426810173" calcext:value-type="float">
            <text:p>0.576</text:p>
          </table:table-cell>
          <table:table-cell office:value-type="float" office:value="0.645321610530004" calcext:value-type="float">
            <text:p>0.65</text:p>
          </table:table-cell>
          <table:table-cell table:style-name="ce10" office:value-type="float" office:value="-0.00000710458715763251" calcext:value-type="float">
            <text:p>-7.10E-06</text:p>
          </table:table-cell>
          <table:table-cell table:style-name="ce10" office:value-type="float" office:value="0.00157030372568679" calcext:value-type="float">
            <text:p>1.57E-03</text:p>
          </table:table-cell>
          <table:table-cell office:value-type="float" office:value="0.106787582252008" calcext:value-type="float">
            <text:p>0.106787582252008</text:p>
          </table:table-cell>
          <table:table-cell office:value-type="float" office:value="0.14429208651464" calcext:value-type="float">
            <text:p>0.14429208651464</text:p>
          </table:table-cell>
          <table:table-cell table:style-name="ce13" table:formula="of:=([.E102]*[.F102])&lt;0" office:value-type="boolean" office:boolean-value="true" calcext:value-type="boolean">
            <text:p>TRUE</text:p>
          </table:table-cell>
          <table:table-cell table:style-name="ce13" table:formula="of:=([.H102]-2*SQRT([.G102]))&gt;=0" office:value-type="boolean" office:boolean-value="false" calcext:value-type="boolean">
            <text:p>FALSE</text:p>
          </table:table-cell>
          <table:table-cell table:style-name="ce15" table:formula="of:=SQRT((-[.E102]+SQRT([.E102]^2-[.F102]*([.E102]*[.H102]-[.F102]*[.G102])))/([.F102]))" office:value-type="float" office:value="0.576486426744126" calcext:value-type="float">
            <text:p>0.576486426744126</text:p>
          </table:table-cell>
          <table:table-cell table:style-name="ce11" table:formula="of:=[.G102]^0.25" office:value-type="float" office:value="0.571649974520413" calcext:value-type="float">
            <text:p>0.572</text:p>
          </table:table-cell>
          <table:table-cell table:style-name="ce19" table:formula="of:=[.L102]-[.C102]" office:value-type="float" office:value="-0.00483645228976004" calcext:value-type="float">
            <text:p>-0.00483645228976</text:p>
          </table:table-cell>
          <table:table-cell table:style-name="ce21" table:formula="of:=([.F102]*[.G102])/([.E102]*[.H102])" office:value-type="float" office:value="-163.577307357705" calcext:value-type="float">
            <text:p>-163.577307357705</text:p>
          </table:table-cell>
          <table:table-cell table:number-columns-repeated="1010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3" office:value-type="float" office:value="0.562664252070365" calcext:value-type="float">
            <text:p>0.56</text:p>
          </table:table-cell>
          <table:table-cell table:style-name="ce11" office:value-type="float" office:value="1.02236728804174" calcext:value-type="float">
            <text:p>1.022</text:p>
          </table:table-cell>
          <table:table-cell table:style-name="ce3" office:value-type="float" office:value="0.224390136870316" calcext:value-type="float">
            <text:p>0.22</text:p>
          </table:table-cell>
          <table:table-cell table:style-name="ce5" office:value-type="float" office:value="-0.0000203220577823881" calcext:value-type="float">
            <text:p>-2.03E-05</text:p>
          </table:table-cell>
          <table:table-cell table:style-name="ce5" office:value-type="float" office:value="0.003009013474638" calcext:value-type="float">
            <text:p>3.01E-03</text:p>
          </table:table-cell>
          <table:table-cell table:style-name="ce1" office:value-type="float" office:value="0.951431301179684" calcext:value-type="float">
            <text:p>0.951431301179684</text:p>
          </table:table-cell>
          <table:table-cell table:style-name="ce1" office:value-type="float" office:value="18.7994088533271" calcext:value-type="float">
            <text:p>18.7994088533271</text:p>
          </table:table-cell>
          <table:table-cell table:style-name="ce13" table:formula="of:=([.E103]*[.F103])&lt;0" office:value-type="boolean" office:boolean-value="true" calcext:value-type="boolean">
            <text:p>TRUE</text:p>
          </table:table-cell>
          <table:table-cell table:style-name="ce13" table:formula="of:=([.H103]-2*SQRT([.G103]))&gt;=0" office:value-type="boolean" office:boolean-value="true" calcext:value-type="boolean">
            <text:p>TRUE</text:p>
          </table:table-cell>
          <table:table-cell table:style-name="ce15" table:formula="of:=SQRT((-[.E103]+SQRT([.E103]^2-[.F103]*([.E103]*[.H103]-[.F103]*[.G103])))/([.F103]))" office:value-type="float" office:value="1.02236726846808" calcext:value-type="float">
            <text:p>1.02236726846808</text:p>
          </table:table-cell>
          <table:table-cell table:style-name="ce11" table:formula="of:=[.G103]^0.25" office:value-type="float" office:value="0.987630194021827" calcext:value-type="float">
            <text:p>0.988</text:p>
          </table:table-cell>
          <table:table-cell table:style-name="ce19" table:formula="of:=[.L103]-[.C103]" office:value-type="float" office:value="-0.0347370940199126" calcext:value-type="float">
            <text:p>-0.034737094019913</text:p>
          </table:table-cell>
          <table:table-cell table:style-name="ce21" table:formula="of:=([.F103]*[.G103])/([.E103]*[.H103])" office:value-type="float" office:value="-7.49358594688085" calcext:value-type="float">
            <text:p>-7.49358594688085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86547774240589" calcext:value-type="float">
            <text:p>0.69</text:p>
          </table:table-cell>
          <table:table-cell office:value-type="float" office:value="0.367823434376792" calcext:value-type="float">
            <text:p>0.368</text:p>
          </table:table-cell>
          <table:table-cell office:value-type="float" office:value="3.14054167633845" calcext:value-type="float">
            <text:p>3.14</text:p>
          </table:table-cell>
          <table:table-cell table:style-name="ce10" office:value-type="float" office:value="-0.0000017270603969232" calcext:value-type="float">
            <text:p>-1.73E-06</text:p>
          </table:table-cell>
          <table:table-cell table:style-name="ce10" office:value-type="float" office:value="0.0000712549747895811" calcext:value-type="float">
            <text:p>7.13E-05</text:p>
          </table:table-cell>
          <table:table-cell office:value-type="float" office:value="0.0178999315789613" calcext:value-type="float">
            <text:p>0.017899931578961</text:p>
          </table:table-cell>
          <table:table-cell office:value-type="float" office:value="-0.253896968318256" calcext:value-type="float">
            <text:p>-0.253896968318256</text:p>
          </table:table-cell>
          <table:table-cell table:style-name="ce13" table:formula="of:=([.E104]*[.F104])&lt;0" office:value-type="boolean" office:boolean-value="true" calcext:value-type="boolean">
            <text:p>TRUE</text:p>
          </table:table-cell>
          <table:table-cell table:style-name="ce13" table:formula="of:=([.H104]-2*SQRT([.G104]))&gt;=0" office:value-type="boolean" office:boolean-value="false" calcext:value-type="boolean">
            <text:p>FALSE</text:p>
          </table:table-cell>
          <table:table-cell table:style-name="ce15" table:formula="of:=SQRT((-[.E104]+SQRT([.E104]^2-[.F104]*([.E104]*[.H104]-[.F104]*[.G104])))/([.F104]))" office:value-type="float" office:value="0.367823438706407" calcext:value-type="float">
            <text:p>0.367823438706407</text:p>
          </table:table-cell>
          <table:table-cell table:style-name="ce11" table:formula="of:=[.G104]^0.25" office:value-type="float" office:value="0.365774009329429" calcext:value-type="float">
            <text:p>0.366</text:p>
          </table:table-cell>
          <table:table-cell table:style-name="ce19" table:formula="of:=[.L104]-[.C104]" office:value-type="float" office:value="-0.00204942504736316" calcext:value-type="float">
            <text:p>-0.002049425047363</text:p>
          </table:table-cell>
          <table:table-cell table:style-name="ce21" table:formula="of:=([.F104]*[.G104])/([.E104]*[.H104])" office:value-type="float" office:value="2.90871734720142" calcext:value-type="float">
            <text:p>2.90871734720142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39608144052071" calcext:value-type="float">
            <text:p>0.74</text:p>
          </table:table-cell>
          <table:table-cell office:value-type="float" office:value="0.674188830637557" calcext:value-type="float">
            <text:p>0.674</text:p>
          </table:table-cell>
          <table:table-cell office:value-type="float" office:value="5.41235254241544" calcext:value-type="float">
            <text:p>5.41</text:p>
          </table:table-cell>
          <table:table-cell table:style-name="ce10" office:value-type="float" office:value="0.000002721773197496" calcext:value-type="float">
            <text:p>2.72E-06</text:p>
          </table:table-cell>
          <table:table-cell table:style-name="ce10" office:value-type="float" office:value="0.0000231688098728414" calcext:value-type="float">
            <text:p>2.32E-05</text:p>
          </table:table-cell>
          <table:table-cell office:value-type="float" office:value="0.208045971124805" calcext:value-type="float">
            <text:p>0.208045971124805</text:p>
          </table:table-cell>
          <table:table-cell office:value-type="float" office:value="-0.896735896294907" calcext:value-type="float">
            <text:p>-0.896735896294907</text:p>
          </table:table-cell>
          <table:table-cell table:style-name="ce13" table:formula="of:=([.E105]*[.F105])&lt;0" office:value-type="boolean" office:boolean-value="false" calcext:value-type="boolean">
            <text:p>FALSE</text:p>
          </table:table-cell>
          <table:table-cell table:style-name="ce13" table:formula="of:=([.H105]-2*SQRT([.G105]))&gt;=0" office:value-type="boolean" office:boolean-value="false" calcext:value-type="boolean">
            <text:p>FALSE</text:p>
          </table:table-cell>
          <table:table-cell table:style-name="ce15" table:formula="of:=SQRT((-[.E105]+SQRT([.E105]^2-[.F105]*([.E105]*[.H105]-[.F105]*[.G105])))/([.F105]))" office:value-type="float" office:value="0.674188833341809" calcext:value-type="float">
            <text:p>0.674188833341809</text:p>
          </table:table-cell>
          <table:table-cell table:style-name="ce11" table:formula="of:=[.G105]^0.25" office:value-type="float" office:value="0.67536698648572" calcext:value-type="float">
            <text:p>0.675</text:p>
          </table:table-cell>
          <table:table-cell table:style-name="ce19" table:formula="of:=[.L105]-[.C105]" office:value-type="float" office:value="0.00117815584816272" calcext:value-type="float">
            <text:p>0.001178155848163</text:p>
          </table:table-cell>
          <table:table-cell table:style-name="ce21" table:formula="of:=([.F105]*[.G105])/([.E105]*[.H105])" office:value-type="float" office:value="-1.97490653851579" calcext:value-type="float">
            <text:p>-1.97490653851579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02445410847236" calcext:value-type="float">
            <text:p>0.70</text:p>
          </table:table-cell>
          <table:table-cell office:value-type="float" office:value="0.445634826332922" calcext:value-type="float">
            <text:p>0.446</text:p>
          </table:table-cell>
          <table:table-cell office:value-type="float" office:value="3.89714168693368" calcext:value-type="float">
            <text:p>3.90</text:p>
          </table:table-cell>
          <table:table-cell table:style-name="ce10" office:value-type="float" office:value="0.00000103503911247471" calcext:value-type="float">
            <text:p>1.04E-06</text:p>
          </table:table-cell>
          <table:table-cell table:style-name="ce10" office:value-type="float" office:value="0.0000197190435237599" calcext:value-type="float">
            <text:p>1.97E-05</text:p>
          </table:table-cell>
          <table:table-cell office:value-type="float" office:value="0.0399806077128343" calcext:value-type="float">
            <text:p>0.039980607712834</text:p>
          </table:table-cell>
          <table:table-cell office:value-type="float" office:value="-0.386846086543788" calcext:value-type="float">
            <text:p>-0.386846086543788</text:p>
          </table:table-cell>
          <table:table-cell table:style-name="ce13" table:formula="of:=([.E106]*[.F106])&lt;0" office:value-type="boolean" office:boolean-value="false" calcext:value-type="boolean">
            <text:p>FALSE</text:p>
          </table:table-cell>
          <table:table-cell table:style-name="ce13" table:formula="of:=([.H106]-2*SQRT([.G106]))&gt;=0" office:value-type="boolean" office:boolean-value="false" calcext:value-type="boolean">
            <text:p>FALSE</text:p>
          </table:table-cell>
          <table:table-cell table:style-name="ce15" table:formula="of:=SQRT((-[.E106]+SQRT([.E106]^2-[.F106]*([.E106]*[.H106]-[.F106]*[.G106])))/([.F106]))" office:value-type="float" office:value="0.445634825171679" calcext:value-type="float">
            <text:p>0.445634825171679</text:p>
          </table:table-cell>
          <table:table-cell table:style-name="ce11" table:formula="of:=[.G106]^0.25" office:value-type="float" office:value="0.447159382552475" calcext:value-type="float">
            <text:p>0.447</text:p>
          </table:table-cell>
          <table:table-cell table:style-name="ce19" table:formula="of:=[.L106]-[.C106]" office:value-type="float" office:value="0.00152455621955327" calcext:value-type="float">
            <text:p>0.001524556219553</text:p>
          </table:table-cell>
          <table:table-cell table:style-name="ce21" table:formula="of:=([.F106]*[.G106])/([.E106]*[.H106])" office:value-type="float" office:value="-1.96897529767123" calcext:value-type="float">
            <text:p>-1.96897529767123</text:p>
          </table:table-cell>
          <table:table-cell table:number-columns-repeated="1010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3" office:value-type="float" office:value="0.577790035499466" calcext:value-type="float">
            <text:p>0.58</text:p>
          </table:table-cell>
          <table:table-cell table:style-name="ce11" office:value-type="float" office:value="0.502907742832449" calcext:value-type="float">
            <text:p>0.503</text:p>
          </table:table-cell>
          <table:table-cell table:style-name="ce3" office:value-type="float" office:value="0.0421723359514303" calcext:value-type="float">
            <text:p>0.04</text:p>
          </table:table-cell>
          <table:table-cell table:style-name="ce5" office:value-type="float" office:value="0.00000148038659804582" calcext:value-type="float">
            <text:p>1.48E-06</text:p>
          </table:table-cell>
          <table:table-cell table:style-name="ce5" office:value-type="float" office:value="0.0112472192106294" calcext:value-type="float">
            <text:p>1.12E-02</text:p>
          </table:table-cell>
          <table:table-cell table:style-name="ce1" office:value-type="float" office:value="0.0826736568103008" calcext:value-type="float">
            <text:p>0.082673656810301</text:p>
          </table:table-cell>
          <table:table-cell table:style-name="ce1" office:value-type="float" office:value="141.620937119638" calcext:value-type="float">
            <text:p>141.620937119638</text:p>
          </table:table-cell>
          <table:table-cell table:style-name="ce13" table:formula="of:=([.E107]*[.F107])&lt;0" office:value-type="boolean" office:boolean-value="false" calcext:value-type="boolean">
            <text:p>FALSE</text:p>
          </table:table-cell>
          <table:table-cell table:style-name="ce13" table:formula="of:=([.H107]-2*SQRT([.G107]))&gt;=0" office:value-type="boolean" office:boolean-value="true" calcext:value-type="boolean">
            <text:p>TRUE</text:p>
          </table:table-cell>
          <table:table-cell table:style-name="ce15" table:formula="of:=SQRT((-[.E107]+SQRT([.E107]^2-[.F107]*([.E107]*[.H107]-[.F107]*[.G107])))/([.F107]))" office:value-type="float" office:value="0.502907702474196" calcext:value-type="float">
            <text:p>0.502907702474196</text:p>
          </table:table-cell>
          <table:table-cell table:style-name="ce11" table:formula="of:=[.G107]^0.25" office:value-type="float" office:value="0.536218491960069" calcext:value-type="float">
            <text:p>0.536</text:p>
          </table:table-cell>
          <table:table-cell table:style-name="ce19" table:formula="of:=[.L107]-[.C107]" office:value-type="float" office:value="0.03331074912762" calcext:value-type="float">
            <text:p>0.03331074912762</text:p>
          </table:table-cell>
          <table:table-cell table:style-name="ce21" table:formula="of:=([.F107]*[.G107])/([.E107]*[.H107])" office:value-type="float" office:value="4.43516415686159" calcext:value-type="float">
            <text:p>4.43516415686159</text:p>
          </table:table-cell>
          <table:table-cell table:number-columns-repeated="1010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3" office:value-type="float" office:value="0.458094894943483" calcext:value-type="float">
            <text:p>0.46</text:p>
          </table:table-cell>
          <table:table-cell table:style-name="ce11" office:value-type="float" office:value="1.96547889237186" calcext:value-type="float">
            <text:p>1.965</text:p>
          </table:table-cell>
          <table:table-cell table:style-name="ce3" office:value-type="float" office:value="0.238786249955401" calcext:value-type="float">
            <text:p>0.24</text:p>
          </table:table-cell>
          <table:table-cell table:style-name="ce5" office:value-type="float" office:value="0.0000103994294216877" calcext:value-type="float">
            <text:p>1.04E-05</text:p>
          </table:table-cell>
          <table:table-cell table:style-name="ce5" office:value-type="float" office:value="0.00375787147965821" calcext:value-type="float">
            <text:p>3.76E-03</text:p>
          </table:table-cell>
          <table:table-cell table:style-name="ce1" office:value-type="float" office:value="15.1109568187915" calcext:value-type="float">
            <text:p>15.1109568187915</text:p>
          </table:table-cell>
          <table:table-cell table:style-name="ce1" office:value-type="float" office:value="59.9765115348105" calcext:value-type="float">
            <text:p>59.9765115348105</text:p>
          </table:table-cell>
          <table:table-cell table:style-name="ce13" table:formula="of:=([.E108]*[.F108])&lt;0" office:value-type="boolean" office:boolean-value="false" calcext:value-type="boolean">
            <text:p>FALSE</text:p>
          </table:table-cell>
          <table:table-cell table:style-name="ce13" table:formula="of:=([.H108]-2*SQRT([.G108]))&gt;=0" office:value-type="boolean" office:boolean-value="true" calcext:value-type="boolean">
            <text:p>TRUE</text:p>
          </table:table-cell>
          <table:table-cell table:style-name="ce15" table:formula="of:=SQRT((-[.E108]+SQRT([.E108]^2-[.F108]*([.E108]*[.H108]-[.F108]*[.G108])))/([.F108]))" office:value-type="float" office:value="1.9654789036128" calcext:value-type="float">
            <text:p>1.9654789036128</text:p>
          </table:table-cell>
          <table:table-cell table:style-name="ce11" table:formula="of:=[.G108]^0.25" office:value-type="float" office:value="1.97161898385405" calcext:value-type="float">
            <text:p>1.972</text:p>
          </table:table-cell>
          <table:table-cell table:style-name="ce19" table:formula="of:=[.L108]-[.C108]" office:value-type="float" office:value="0.0061400914821852" calcext:value-type="float">
            <text:p>0.006140091482185</text:p>
          </table:table-cell>
          <table:table-cell table:style-name="ce21" table:formula="of:=([.F108]*[.G108])/([.E108]*[.H108])" office:value-type="float" office:value="91.0422901586646" calcext:value-type="float">
            <text:p>91.0422901586646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3" office:value-type="float" office:value="0.450729127008611" calcext:value-type="float">
            <text:p>0.45</text:p>
          </table:table-cell>
          <table:table-cell table:style-name="ce11" office:value-type="float" office:value="2.28746736639731" calcext:value-type="float">
            <text:p>2.287</text:p>
          </table:table-cell>
          <table:table-cell table:style-name="ce3" office:value-type="float" office:value="101691300.320113" calcext:value-type="float">
            <text:p>101,691,300.32</text:p>
          </table:table-cell>
          <table:table-cell table:style-name="ce5" office:value-type="float" office:value="0.000106978356450691" calcext:value-type="float">
            <text:p>1.07E-04</text:p>
          </table:table-cell>
          <table:table-cell table:style-name="ce5" office:value-type="float" office:value="0.00618412506202406" calcext:value-type="float">
            <text:p>6.18E-03</text:p>
          </table:table-cell>
          <table:table-cell table:style-name="ce1" office:value-type="float" office:value="29.1482671440174" calcext:value-type="float">
            <text:p>29.1482671440174</text:p>
          </table:table-cell>
          <table:table-cell table:style-name="ce1" office:value-type="float" office:value="91.8038802771308" calcext:value-type="float">
            <text:p>91.8038802771308</text:p>
          </table:table-cell>
          <table:table-cell table:style-name="ce13" table:formula="of:=([.E109]*[.F109])&lt;0" office:value-type="boolean" office:boolean-value="false" calcext:value-type="boolean">
            <text:p>FALSE</text:p>
          </table:table-cell>
          <table:table-cell table:style-name="ce13" table:formula="of:=([.H109]-2*SQRT([.G109]))&gt;=0" office:value-type="boolean" office:boolean-value="true" calcext:value-type="boolean">
            <text:p>TRUE</text:p>
          </table:table-cell>
          <table:table-cell table:style-name="ce15" table:formula="of:=SQRT((-[.E109]+SQRT([.E109]^2-[.F109]*([.E109]*[.H109]-[.F109]*[.G109])))/([.F109]))" office:value-type="float" office:value="2.28746741110491" calcext:value-type="float">
            <text:p>2.28746741110491</text:p>
          </table:table-cell>
          <table:table-cell table:style-name="ce11" table:formula="of:=[.G109]^0.25" office:value-type="float" office:value="2.323556221645" calcext:value-type="float">
            <text:p>2.324</text:p>
          </table:table-cell>
          <table:table-cell table:style-name="ce19" table:formula="of:=[.L109]-[.C109]" office:value-type="float" office:value="0.0360888552476903" calcext:value-type="float">
            <text:p>0.03608885524769</text:p>
          </table:table-cell>
          <table:table-cell table:style-name="ce21" table:formula="of:=([.F109]*[.G109])/([.E109]*[.H109])" office:value-type="float" office:value="18.3541402364416" calcext:value-type="float">
            <text:p>18.3541402364416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23326686707123" calcext:value-type="float">
            <text:p>0.72</text:p>
          </table:table-cell>
          <table:table-cell office:value-type="float" office:value="0.47229650123743" calcext:value-type="float">
            <text:p>0.472</text:p>
          </table:table-cell>
          <table:table-cell office:value-type="float" office:value="0.518687826519504" calcext:value-type="float">
            <text:p>0.52</text:p>
          </table:table-cell>
          <table:table-cell table:style-name="ce10" office:value-type="float" office:value="-0.00000185726877883378" calcext:value-type="float">
            <text:p>-1.86E-06</text:p>
          </table:table-cell>
          <table:table-cell table:style-name="ce10" office:value-type="float" office:value="0.000346404980668135" calcext:value-type="float">
            <text:p>3.46E-04</text:p>
          </table:table-cell>
          <table:table-cell office:value-type="float" office:value="0.0452051462674232" calcext:value-type="float">
            <text:p>0.045205146267423</text:p>
          </table:table-cell>
          <table:table-cell office:value-type="float" office:value="0.402953820465114" calcext:value-type="float">
            <text:p>0.402953820465114</text:p>
          </table:table-cell>
          <table:table-cell table:style-name="ce13" table:formula="of:=([.E110]*[.F110])&lt;0" office:value-type="boolean" office:boolean-value="true" calcext:value-type="boolean">
            <text:p>TRUE</text:p>
          </table:table-cell>
          <table:table-cell table:style-name="ce13" table:formula="of:=([.H110]-2*SQRT([.G110]))&gt;=0" office:value-type="boolean" office:boolean-value="false" calcext:value-type="boolean">
            <text:p>FALSE</text:p>
          </table:table-cell>
          <table:table-cell table:style-name="ce15" table:formula="of:=SQRT((-[.E110]+SQRT([.E110]^2-[.F110]*([.E110]*[.H110]-[.F110]*[.G110])))/([.F110]))" office:value-type="float" office:value="0.472296506421449" calcext:value-type="float">
            <text:p>0.472296506421449</text:p>
          </table:table-cell>
          <table:table-cell table:style-name="ce11" table:formula="of:=[.G110]^0.25" office:value-type="float" office:value="0.461101961515143" calcext:value-type="float">
            <text:p>0.461</text:p>
          </table:table-cell>
          <table:table-cell table:style-name="ce19" table:formula="of:=[.L110]-[.C110]" office:value-type="float" office:value="-0.0111945397222869" calcext:value-type="float">
            <text:p>-0.011194539722287</text:p>
          </table:table-cell>
          <table:table-cell table:style-name="ce21" table:formula="of:=([.F110]*[.G110])/([.E110]*[.H110])" office:value-type="float" office:value="-20.9238679536683" calcext:value-type="float">
            <text:p>-20.9238679536683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24354701984064" calcext:value-type="float">
            <text:p>0.82</text:p>
          </table:table-cell>
          <table:table-cell office:value-type="float" office:value="0.396223951037074" calcext:value-type="float">
            <text:p>0.396</text:p>
          </table:table-cell>
          <table:table-cell office:value-type="float" office:value="4.29195875191673" calcext:value-type="float">
            <text:p>4.29</text:p>
          </table:table-cell>
          <table:table-cell table:style-name="ce10" office:value-type="float" office:value="-0.00000161538856579511" calcext:value-type="float">
            <text:p>-1.62E-06</text:p>
          </table:table-cell>
          <table:table-cell table:style-name="ce10" office:value-type="float" office:value="0.0000450393347065699" calcext:value-type="float">
            <text:p>4.50E-05</text:p>
          </table:table-cell>
          <table:table-cell office:value-type="float" office:value="0.0242512211719354" calcext:value-type="float">
            <text:p>0.024251221171935</text:p>
          </table:table-cell>
          <table:table-cell office:value-type="float" office:value="-0.302953742022573" calcext:value-type="float">
            <text:p>-0.302953742022573</text:p>
          </table:table-cell>
          <table:table-cell table:style-name="ce13" table:formula="of:=([.E111]*[.F111])&lt;0" office:value-type="boolean" office:boolean-value="true" calcext:value-type="boolean">
            <text:p>TRUE</text:p>
          </table:table-cell>
          <table:table-cell table:style-name="ce13" table:formula="of:=([.H111]-2*SQRT([.G111]))&gt;=0" office:value-type="boolean" office:boolean-value="false" calcext:value-type="boolean">
            <text:p>FALSE</text:p>
          </table:table-cell>
          <table:table-cell table:style-name="ce15" table:formula="of:=SQRT((-[.E111]+SQRT([.E111]^2-[.F111]*([.E111]*[.H111]-[.F111]*[.G111])))/([.F111]))" office:value-type="float" office:value="0.396223963536692" calcext:value-type="float">
            <text:p>0.396223963536692</text:p>
          </table:table-cell>
          <table:table-cell table:style-name="ce11" table:formula="of:=[.G111]^0.25" office:value-type="float" office:value="0.394623917067118" calcext:value-type="float">
            <text:p>0.395</text:p>
          </table:table-cell>
          <table:table-cell table:style-name="ce19" table:formula="of:=[.L111]-[.C111]" office:value-type="float" office:value="-0.00160003396995639" calcext:value-type="float">
            <text:p>-0.001600033969956</text:p>
          </table:table-cell>
          <table:table-cell table:style-name="ce21" table:formula="of:=([.F111]*[.G111])/([.E111]*[.H111])" office:value-type="float" office:value="2.23188726172023" calcext:value-type="float">
            <text:p>2.23188726172023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71908923247871" calcext:value-type="float">
            <text:p>0.67</text:p>
          </table:table-cell>
          <table:table-cell office:value-type="float" office:value="0.216622585649822" calcext:value-type="float">
            <text:p>0.217</text:p>
          </table:table-cell>
          <table:table-cell office:value-type="float" office:value="1.18931202045476" calcext:value-type="float">
            <text:p>1.19</text:p>
          </table:table-cell>
          <table:table-cell table:style-name="ce10" office:value-type="float" office:value="-0.000000575954138272455" calcext:value-type="float">
            <text:p>-5.76E-07</text:p>
          </table:table-cell>
          <table:table-cell table:style-name="ce10" office:value-type="float" office:value="0.0000890622899786391" calcext:value-type="float">
            <text:p>8.91E-05</text:p>
          </table:table-cell>
          <table:table-cell office:value-type="float" office:value="0.00195421065241131" calcext:value-type="float">
            <text:p>0.001954210652411</text:p>
          </table:table-cell>
          <table:table-cell office:value-type="float" office:value="-0.0555357953936067" calcext:value-type="float">
            <text:p>-0.055535795393607</text:p>
          </table:table-cell>
          <table:table-cell table:style-name="ce13" table:formula="of:=([.E112]*[.F112])&lt;0" office:value-type="boolean" office:boolean-value="true" calcext:value-type="boolean">
            <text:p>TRUE</text:p>
          </table:table-cell>
          <table:table-cell table:style-name="ce13" table:formula="of:=([.H112]-2*SQRT([.G112]))&gt;=0" office:value-type="boolean" office:boolean-value="false" calcext:value-type="boolean">
            <text:p>FALSE</text:p>
          </table:table-cell>
          <table:table-cell table:style-name="ce15" table:formula="of:=SQRT((-[.E112]+SQRT([.E112]^2-[.F112]*([.E112]*[.H112]-[.F112]*[.G112])))/([.F112]))" office:value-type="float" office:value="0.216622587766707" calcext:value-type="float">
            <text:p>0.216622587766707</text:p>
          </table:table-cell>
          <table:table-cell table:style-name="ce11" table:formula="of:=[.G112]^0.25" office:value-type="float" office:value="0.210253311205059" calcext:value-type="float">
            <text:p>0.210</text:p>
          </table:table-cell>
          <table:table-cell table:style-name="ce19" table:formula="of:=[.L112]-[.C112]" office:value-type="float" office:value="-0.00636927444476274" calcext:value-type="float">
            <text:p>-0.006369274444763</text:p>
          </table:table-cell>
          <table:table-cell table:style-name="ce21" table:formula="of:=([.F112]*[.G112])/([.E112]*[.H112])" office:value-type="float" office:value="5.44132084335448" calcext:value-type="float">
            <text:p>5.44132084335448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034047325395" calcext:value-type="float">
            <text:p>1.00</text:p>
          </table:table-cell>
          <table:table-cell office:value-type="float" office:value="0.786898230826808" calcext:value-type="float">
            <text:p>0.787</text:p>
          </table:table-cell>
          <table:table-cell office:value-type="float" office:value="6.90088424410804" calcext:value-type="float">
            <text:p>6.90</text:p>
          </table:table-cell>
          <table:table-cell table:style-name="ce10" office:value-type="float" office:value="0.0000247634710536132" calcext:value-type="float">
            <text:p>2.48E-05</text:p>
          </table:table-cell>
          <table:table-cell table:style-name="ce10" office:value-type="float" office:value="0.00000816520364842977" calcext:value-type="float">
            <text:p>8.17E-06</text:p>
          </table:table-cell>
          <table:table-cell office:value-type="float" office:value="0.390081490841313" calcext:value-type="float">
            <text:p>0.390081490841313</text:p>
          </table:table-cell>
          <table:table-cell office:value-type="float" office:value="-1.23622103459305" calcext:value-type="float">
            <text:p>-1.23622103459305</text:p>
          </table:table-cell>
          <table:table-cell table:style-name="ce13" table:formula="of:=([.E113]*[.F113])&lt;0" office:value-type="boolean" office:boolean-value="false" calcext:value-type="boolean">
            <text:p>FALSE</text:p>
          </table:table-cell>
          <table:table-cell table:style-name="ce13" table:formula="of:=([.H113]-2*SQRT([.G113]))&gt;=0" office:value-type="boolean" office:boolean-value="false" calcext:value-type="boolean">
            <text:p>FALSE</text:p>
          </table:table-cell>
          <table:table-cell table:style-name="ce15" table:formula="of:=SQRT((-[.E113]+SQRT([.E113]^2-[.F113]*([.E113]*[.H113]-[.F113]*[.G113])))/([.F113]))" office:value-type="float" office:value="0.786898231746967" calcext:value-type="float">
            <text:p>0.786898231746967</text:p>
          </table:table-cell>
          <table:table-cell table:style-name="ce11" table:formula="of:=[.G113]^0.25" office:value-type="float" office:value="0.790294275141741" calcext:value-type="float">
            <text:p>0.790</text:p>
          </table:table-cell>
          <table:table-cell table:style-name="ce19" table:formula="of:=[.L113]-[.C113]" office:value-type="float" office:value="0.00339604431493246" calcext:value-type="float">
            <text:p>0.003396044314932</text:p>
          </table:table-cell>
          <table:table-cell table:style-name="ce21" table:formula="of:=([.F113]*[.G113])/([.E113]*[.H113])" office:value-type="float" office:value="-0.104043443341017" calcext:value-type="float">
            <text:p>-0.104043443341017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1355327990138" calcext:value-type="float">
            <text:p>0.97</text:p>
          </table:table-cell>
          <table:table-cell office:value-type="float" office:value="0.321636838981416" calcext:value-type="float">
            <text:p>0.322</text:p>
          </table:table-cell>
          <table:table-cell office:value-type="float" office:value="2.39687186618721" calcext:value-type="float">
            <text:p>2.40</text:p>
          </table:table-cell>
          <table:table-cell table:style-name="ce10" office:value-type="float" office:value="-0.00000215525588118398" calcext:value-type="float">
            <text:p>-2.16E-06</text:p>
          </table:table-cell>
          <table:table-cell table:style-name="ce10" office:value-type="float" office:value="0.0000838666370978413" calcext:value-type="float">
            <text:p>8.39E-05</text:p>
          </table:table-cell>
          <table:table-cell office:value-type="float" office:value="0.0100890694442553" calcext:value-type="float">
            <text:p>0.010089069444255</text:p>
          </table:table-cell>
          <table:table-cell office:value-type="float" office:value="-0.183051512978915" calcext:value-type="float">
            <text:p>-0.183051512978915</text:p>
          </table:table-cell>
          <table:table-cell table:style-name="ce13" table:formula="of:=([.E114]*[.F114])&lt;0" office:value-type="boolean" office:boolean-value="true" calcext:value-type="boolean">
            <text:p>TRUE</text:p>
          </table:table-cell>
          <table:table-cell table:style-name="ce13" table:formula="of:=([.H114]-2*SQRT([.G114]))&gt;=0" office:value-type="boolean" office:boolean-value="false" calcext:value-type="boolean">
            <text:p>FALSE</text:p>
          </table:table-cell>
          <table:table-cell table:style-name="ce15" table:formula="of:=SQRT((-[.E114]+SQRT([.E114]^2-[.F114]*([.E114]*[.H114]-[.F114]*[.G114])))/([.F114]))" office:value-type="float" office:value="0.321636839376702" calcext:value-type="float">
            <text:p>0.321636839376702</text:p>
          </table:table-cell>
          <table:table-cell table:style-name="ce11" table:formula="of:=[.G114]^0.25" office:value-type="float" office:value="0.316929581993357" calcext:value-type="float">
            <text:p>0.317</text:p>
          </table:table-cell>
          <table:table-cell table:style-name="ce19" table:formula="of:=[.L114]-[.C114]" office:value-type="float" office:value="-0.00470725698805891" calcext:value-type="float">
            <text:p>-0.004707256988059</text:p>
          </table:table-cell>
          <table:table-cell table:style-name="ce21" table:formula="of:=([.F114]*[.G114])/([.E114]*[.H114])" office:value-type="float" office:value="2.14470803385611" calcext:value-type="float">
            <text:p>2.14470803385611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47806955642809" calcext:value-type="float">
            <text:p>0.75</text:p>
          </table:table-cell>
          <table:table-cell office:value-type="float" office:value="0.341940908298894" calcext:value-type="float">
            <text:p>0.342</text:p>
          </table:table-cell>
          <table:table-cell office:value-type="float" office:value="2.67461630504849" calcext:value-type="float">
            <text:p>2.67</text:p>
          </table:table-cell>
          <table:table-cell table:style-name="ce10" office:value-type="float" office:value="-0.00000185678928522461" calcext:value-type="float">
            <text:p>-1.86E-06</text:p>
          </table:table-cell>
          <table:table-cell table:style-name="ce10" office:value-type="float" office:value="0.0000552058758182103" calcext:value-type="float">
            <text:p>5.52E-05</text:p>
          </table:table-cell>
          <table:table-cell office:value-type="float" office:value="0.0129036230257291" calcext:value-type="float">
            <text:p>0.012903623025729</text:p>
          </table:table-cell>
          <table:table-cell office:value-type="float" office:value="-0.211027886085812" calcext:value-type="float">
            <text:p>-0.211027886085812</text:p>
          </table:table-cell>
          <table:table-cell table:style-name="ce13" table:formula="of:=([.E115]*[.F115])&lt;0" office:value-type="boolean" office:boolean-value="true" calcext:value-type="boolean">
            <text:p>TRUE</text:p>
          </table:table-cell>
          <table:table-cell table:style-name="ce13" table:formula="of:=([.H115]-2*SQRT([.G115]))&gt;=0" office:value-type="boolean" office:boolean-value="false" calcext:value-type="boolean">
            <text:p>FALSE</text:p>
          </table:table-cell>
          <table:table-cell table:style-name="ce15" table:formula="of:=SQRT((-[.E115]+SQRT([.E115]^2-[.F115]*([.E115]*[.H115]-[.F115]*[.G115])))/([.F115]))" office:value-type="float" office:value="0.341940908340935" calcext:value-type="float">
            <text:p>0.341940908340935</text:p>
          </table:table-cell>
          <table:table-cell table:style-name="ce11" table:formula="of:=[.G115]^0.25" office:value-type="float" office:value="0.337037260963421" calcext:value-type="float">
            <text:p>0.337</text:p>
          </table:table-cell>
          <table:table-cell table:style-name="ce19" table:formula="of:=[.L115]-[.C115]" office:value-type="float" office:value="-0.00490364733547311" calcext:value-type="float">
            <text:p>-0.004903647335473</text:p>
          </table:table-cell>
          <table:table-cell table:style-name="ce21" table:formula="of:=([.F115]*[.G115])/([.E115]*[.H115])" office:value-type="float" office:value="1.81800260482967" calcext:value-type="float">
            <text:p>1.81800260482967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41903050667213" calcext:value-type="float">
            <text:p>0.74</text:p>
          </table:table-cell>
          <table:table-cell office:value-type="float" office:value="0.33538316129385" calcext:value-type="float">
            <text:p>0.335</text:p>
          </table:table-cell>
          <table:table-cell office:value-type="float" office:value="2.26349302310111" calcext:value-type="float">
            <text:p>2.26</text:p>
          </table:table-cell>
          <table:table-cell table:style-name="ce10" office:value-type="float" office:value="-0.00000141975938826893" calcext:value-type="float">
            <text:p>-1.42E-06</text:p>
          </table:table-cell>
          <table:table-cell table:style-name="ce10" office:value-type="float" office:value="0.0000386465913627781" calcext:value-type="float">
            <text:p>3.86E-05</text:p>
          </table:table-cell>
          <table:table-cell office:value-type="float" office:value="0.0114673044703785" calcext:value-type="float">
            <text:p>0.011467304470379</text:p>
          </table:table-cell>
          <table:table-cell office:value-type="float" office:value="-0.192711070106879" calcext:value-type="float">
            <text:p>-0.192711070106879</text:p>
          </table:table-cell>
          <table:table-cell table:style-name="ce13" table:formula="of:=([.E116]*[.F116])&lt;0" office:value-type="boolean" office:boolean-value="true" calcext:value-type="boolean">
            <text:p>TRUE</text:p>
          </table:table-cell>
          <table:table-cell table:style-name="ce13" table:formula="of:=([.H116]-2*SQRT([.G116]))&gt;=0" office:value-type="boolean" office:boolean-value="false" calcext:value-type="boolean">
            <text:p>FALSE</text:p>
          </table:table-cell>
          <table:table-cell table:style-name="ce15" table:formula="of:=SQRT((-[.E116]+SQRT([.E116]^2-[.F116]*([.E116]*[.H116]-[.F116]*[.G116])))/([.F116]))" office:value-type="float" office:value="0.335383162624357" calcext:value-type="float">
            <text:p>0.335383162624357</text:p>
          </table:table-cell>
          <table:table-cell table:style-name="ce11" table:formula="of:=[.G116]^0.25" office:value-type="float" office:value="0.327239210284566" calcext:value-type="float">
            <text:p>0.327</text:p>
          </table:table-cell>
          <table:table-cell table:style-name="ce19" table:formula="of:=[.L116]-[.C116]" office:value-type="float" office:value="-0.00814395100928372" calcext:value-type="float">
            <text:p>-0.008143951009284</text:p>
          </table:table-cell>
          <table:table-cell table:style-name="ce21" table:formula="of:=([.F116]*[.G116])/([.E116]*[.H116])" office:value-type="float" office:value="1.61976170345581" calcext:value-type="float">
            <text:p>1.61976170345581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03177070106836" calcext:value-type="float">
            <text:p>1.03</text:p>
          </table:table-cell>
          <table:table-cell office:value-type="float" office:value="0.302843265241946" calcext:value-type="float">
            <text:p>0.303</text:p>
          </table:table-cell>
          <table:table-cell office:value-type="float" office:value="0.605940532093208" calcext:value-type="float">
            <text:p>0.61</text:p>
          </table:table-cell>
          <table:table-cell table:style-name="ce10" office:value-type="float" office:value="-0.000000813259249044349" calcext:value-type="float">
            <text:p>-8.13E-07</text:p>
          </table:table-cell>
          <table:table-cell table:style-name="ce10" office:value-type="float" office:value="0.000596543401102575" calcext:value-type="float">
            <text:p>5.97E-04</text:p>
          </table:table-cell>
          <table:table-cell office:value-type="float" office:value="0.00806584377526186" calcext:value-type="float">
            <text:p>0.008065843775262</text:p>
          </table:table-cell>
          <table:table-cell office:value-type="float" office:value="0.0700929027515583" calcext:value-type="float">
            <text:p>0.070092902751558</text:p>
          </table:table-cell>
          <table:table-cell table:style-name="ce13" table:formula="of:=([.E117]*[.F117])&lt;0" office:value-type="boolean" office:boolean-value="true" calcext:value-type="boolean">
            <text:p>TRUE</text:p>
          </table:table-cell>
          <table:table-cell table:style-name="ce13" table:formula="of:=([.H117]-2*SQRT([.G117]))&gt;=0" office:value-type="boolean" office:boolean-value="false" calcext:value-type="boolean">
            <text:p>FALSE</text:p>
          </table:table-cell>
          <table:table-cell table:style-name="ce15" table:formula="of:=SQRT((-[.E117]+SQRT([.E117]^2-[.F117]*([.E117]*[.H117]-[.F117]*[.G117])))/([.F117]))" office:value-type="float" office:value="0.302843261991123" calcext:value-type="float">
            <text:p>0.302843261991123</text:p>
          </table:table-cell>
          <table:table-cell table:style-name="ce11" table:formula="of:=[.G117]^0.25" office:value-type="float" office:value="0.299683237319912" calcext:value-type="float">
            <text:p>0.300</text:p>
          </table:table-cell>
          <table:table-cell table:style-name="ce19" table:formula="of:=[.L117]-[.C117]" office:value-type="float" office:value="-0.00316002792203446" calcext:value-type="float">
            <text:p>-0.003160027922034</text:p>
          </table:table-cell>
          <table:table-cell table:style-name="ce21" table:formula="of:=([.F117]*[.G117])/([.E117]*[.H117])" office:value-type="float" office:value="-84.409007759771" calcext:value-type="float">
            <text:p>-84.409007759771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44900257155851" calcext:value-type="float">
            <text:p>0.54</text:p>
          </table:table-cell>
          <table:table-cell office:value-type="float" office:value="0.390169650235831" calcext:value-type="float">
            <text:p>0.390</text:p>
          </table:table-cell>
          <table:table-cell office:value-type="float" office:value="2.98723009016439" calcext:value-type="float">
            <text:p>2.99</text:p>
          </table:table-cell>
          <table:table-cell table:style-name="ce10" office:value-type="float" office:value="-0.00000019443075562733" calcext:value-type="float">
            <text:p>-1.94E-07</text:p>
          </table:table-cell>
          <table:table-cell table:style-name="ce10" office:value-type="float" office:value="0.0000304155116126533" calcext:value-type="float">
            <text:p>3.04E-05</text:p>
          </table:table-cell>
          <table:table-cell office:value-type="float" office:value="0.0230608627389529" calcext:value-type="float">
            <text:p>0.023060862738953</text:p>
          </table:table-cell>
          <table:table-cell office:value-type="float" office:value="-0.286658275536902" calcext:value-type="float">
            <text:p>-0.286658275536902</text:p>
          </table:table-cell>
          <table:table-cell table:style-name="ce13" table:formula="of:=([.E118]*[.F118])&lt;0" office:value-type="boolean" office:boolean-value="true" calcext:value-type="boolean">
            <text:p>TRUE</text:p>
          </table:table-cell>
          <table:table-cell table:style-name="ce13" table:formula="of:=([.H118]-2*SQRT([.G118]))&gt;=0" office:value-type="boolean" office:boolean-value="false" calcext:value-type="boolean">
            <text:p>FALSE</text:p>
          </table:table-cell>
          <table:table-cell table:style-name="ce15" table:formula="of:=SQRT((-[.E118]+SQRT([.E118]^2-[.F118]*([.E118]*[.H118]-[.F118]*[.G118])))/([.F118]))" office:value-type="float" office:value="0.390169649995691" calcext:value-type="float">
            <text:p>0.390169649995691</text:p>
          </table:table-cell>
          <table:table-cell table:style-name="ce11" table:formula="of:=[.G118]^0.25" office:value-type="float" office:value="0.389689664757167" calcext:value-type="float">
            <text:p>0.390</text:p>
          </table:table-cell>
          <table:table-cell table:style-name="ce19" table:formula="of:=[.L118]-[.C118]" office:value-type="float" office:value="-0.000479985478664124" calcext:value-type="float">
            <text:p>-0.000479985478664</text:p>
          </table:table-cell>
          <table:table-cell table:style-name="ce21" table:formula="of:=([.F118]*[.G118])/([.E118]*[.H118])" office:value-type="float" office:value="12.5846525301921" calcext:value-type="float">
            <text:p>12.5846525301921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64421113691227" calcext:value-type="float">
            <text:p>0.56</text:p>
          </table:table-cell>
          <table:table-cell office:value-type="float" office:value="0.334293111469164" calcext:value-type="float">
            <text:p>0.334</text:p>
          </table:table-cell>
          <table:table-cell office:value-type="float" office:value="2.72485922859461" calcext:value-type="float">
            <text:p>2.72</text:p>
          </table:table-cell>
          <table:table-cell table:style-name="ce10" office:value-type="float" office:value="-0.000000917631882288216" calcext:value-type="float">
            <text:p>-9.18E-07</text:p>
          </table:table-cell>
          <table:table-cell table:style-name="ce10" office:value-type="float" office:value="0.000027215891277469" calcext:value-type="float">
            <text:p>2.72E-05</text:p>
          </table:table-cell>
          <table:table-cell office:value-type="float" office:value="0.0117661335164002" calcext:value-type="float">
            <text:p>0.0117661335164</text:p>
          </table:table-cell>
          <table:table-cell office:value-type="float" office:value="-0.20207970770093" calcext:value-type="float">
            <text:p>-0.20207970770093</text:p>
          </table:table-cell>
          <table:table-cell table:style-name="ce13" table:formula="of:=([.E119]*[.F119])&lt;0" office:value-type="boolean" office:boolean-value="true" calcext:value-type="boolean">
            <text:p>TRUE</text:p>
          </table:table-cell>
          <table:table-cell table:style-name="ce13" table:formula="of:=([.H119]-2*SQRT([.G119]))&gt;=0" office:value-type="boolean" office:boolean-value="false" calcext:value-type="boolean">
            <text:p>FALSE</text:p>
          </table:table-cell>
          <table:table-cell table:style-name="ce15" table:formula="of:=SQRT((-[.E119]+SQRT([.E119]^2-[.F119]*([.E119]*[.H119]-[.F119]*[.G119])))/([.F119]))" office:value-type="float" office:value="0.334293110924779" calcext:value-type="float">
            <text:p>0.334293110924779</text:p>
          </table:table-cell>
          <table:table-cell table:style-name="ce11" table:formula="of:=[.G119]^0.25" office:value-type="float" office:value="0.329350587941592" calcext:value-type="float">
            <text:p>0.329</text:p>
          </table:table-cell>
          <table:table-cell table:style-name="ce19" table:formula="of:=[.L119]-[.C119]" office:value-type="float" office:value="-0.00494252352757163" calcext:value-type="float">
            <text:p>-0.004942523527572</text:p>
          </table:table-cell>
          <table:table-cell table:style-name="ce21" table:formula="of:=([.F119]*[.G119])/([.E119]*[.H119])" office:value-type="float" office:value="1.72689182760216" calcext:value-type="float">
            <text:p>1.72689182760216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740908896941241" calcext:value-type="float">
            <text:p>0.74</text:p>
          </table:table-cell>
          <table:table-cell office:value-type="float" office:value="0.361037081821758" calcext:value-type="float">
            <text:p>0.361</text:p>
          </table:table-cell>
          <table:table-cell office:value-type="float" office:value="2.11978222003344" calcext:value-type="float">
            <text:p>2.12</text:p>
          </table:table-cell>
          <table:table-cell table:style-name="ce10" office:value-type="float" office:value="-0.000000844033820500277" calcext:value-type="float">
            <text:p>-8.44E-07</text:p>
          </table:table-cell>
          <table:table-cell table:style-name="ce10" office:value-type="float" office:value="0.0000323111538794906" calcext:value-type="float">
            <text:p>3.23E-05</text:p>
          </table:table-cell>
          <table:table-cell office:value-type="float" office:value="0.0160460733769318" calcext:value-type="float">
            <text:p>0.016046073376932</text:p>
          </table:table-cell>
          <table:table-cell office:value-type="float" office:value="-0.224539552921596" calcext:value-type="float">
            <text:p>-0.224539552921596</text:p>
          </table:table-cell>
          <table:table-cell table:style-name="ce13" table:formula="of:=([.E120]*[.F120])&lt;0" office:value-type="boolean" office:boolean-value="true" calcext:value-type="boolean">
            <text:p>TRUE</text:p>
          </table:table-cell>
          <table:table-cell table:style-name="ce13" table:formula="of:=([.H120]-2*SQRT([.G120]))&gt;=0" office:value-type="boolean" office:boolean-value="false" calcext:value-type="boolean">
            <text:p>FALSE</text:p>
          </table:table-cell>
          <table:table-cell table:style-name="ce15" table:formula="of:=SQRT((-[.E120]+SQRT([.E120]^2-[.F120]*([.E120]*[.H120]-[.F120]*[.G120])))/([.F120]))" office:value-type="float" office:value="0.361037082351851" calcext:value-type="float">
            <text:p>0.361037082351851</text:p>
          </table:table-cell>
          <table:table-cell table:style-name="ce11" table:formula="of:=[.G120]^0.25" office:value-type="float" office:value="0.355911641422604" calcext:value-type="float">
            <text:p>0.356</text:p>
          </table:table-cell>
          <table:table-cell table:style-name="ce19" table:formula="of:=[.L120]-[.C120]" office:value-type="float" office:value="-0.00512544039915414" calcext:value-type="float">
            <text:p>-0.005125440399154</text:p>
          </table:table-cell>
          <table:table-cell table:style-name="ce21" table:formula="of:=([.F120]*[.G120])/([.E120]*[.H120])" office:value-type="float" office:value="2.73570042987504" calcext:value-type="float">
            <text:p>2.73570042987504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202077345254" calcext:value-type="float">
            <text:p>0.62</text:p>
          </table:table-cell>
          <table:table-cell office:value-type="float" office:value="0.344784921255123" calcext:value-type="float">
            <text:p>0.345</text:p>
          </table:table-cell>
          <table:table-cell office:value-type="float" office:value="1.58029674968476" calcext:value-type="float">
            <text:p>1.58</text:p>
          </table:table-cell>
          <table:table-cell table:style-name="ce10" office:value-type="float" office:value="-0.00000149385425342953" calcext:value-type="float">
            <text:p>-1.49E-06</text:p>
          </table:table-cell>
          <table:table-cell table:style-name="ce10" office:value-type="float" office:value="0.0000564183055745868" calcext:value-type="float">
            <text:p>5.64E-05</text:p>
          </table:table-cell>
          <table:table-cell office:value-type="float" office:value="0.0125225010168095" calcext:value-type="float">
            <text:p>0.01252250101681</text:p>
          </table:table-cell>
          <table:table-cell office:value-type="float" office:value="-0.176980443545552" calcext:value-type="float">
            <text:p>-0.176980443545552</text:p>
          </table:table-cell>
          <table:table-cell table:style-name="ce13" table:formula="of:=([.E121]*[.F121])&lt;0" office:value-type="boolean" office:boolean-value="true" calcext:value-type="boolean">
            <text:p>TRUE</text:p>
          </table:table-cell>
          <table:table-cell table:style-name="ce13" table:formula="of:=([.H121]-2*SQRT([.G121]))&gt;=0" office:value-type="boolean" office:boolean-value="false" calcext:value-type="boolean">
            <text:p>FALSE</text:p>
          </table:table-cell>
          <table:table-cell table:style-name="ce15" table:formula="of:=SQRT((-[.E121]+SQRT([.E121]^2-[.F121]*([.E121]*[.H121]-[.F121]*[.G121])))/([.F121]))" office:value-type="float" office:value="0.344784916899524" calcext:value-type="float">
            <text:p>0.344784916899524</text:p>
          </table:table-cell>
          <table:table-cell table:style-name="ce11" table:formula="of:=[.G121]^0.25" office:value-type="float" office:value="0.334520524389058" calcext:value-type="float">
            <text:p>0.335</text:p>
          </table:table-cell>
          <table:table-cell table:style-name="ce19" table:formula="of:=[.L121]-[.C121]" office:value-type="float" office:value="-0.0102643968660653" calcext:value-type="float">
            <text:p>-0.010264396866065</text:p>
          </table:table-cell>
          <table:table-cell table:style-name="ce21" table:formula="of:=([.F121]*[.G121])/([.E121]*[.H121])" office:value-type="float" office:value="2.67225320848083" calcext:value-type="float">
            <text:p>2.67225320848083</text:p>
          </table:table-cell>
          <table:table-cell table:number-columns-repeated="101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 office:value-type="float" office:value="0.369705076393335" calcext:value-type="float">
            <text:p>0.37</text:p>
          </table:table-cell>
          <table:table-cell table:style-name="ce11" office:value-type="float" office:value="0.940274693364779" calcext:value-type="float">
            <text:p>0.940</text:p>
          </table:table-cell>
          <table:table-cell table:style-name="ce3" office:value-type="float" office:value="0.0847423309799802" calcext:value-type="float">
            <text:p>0.08</text:p>
          </table:table-cell>
          <table:table-cell table:style-name="ce5" office:value-type="float" office:value="0.000001975559641502" calcext:value-type="float">
            <text:p>1.98E-06</text:p>
          </table:table-cell>
          <table:table-cell table:style-name="ce5" office:value-type="float" office:value="0.00523790772129321" calcext:value-type="float">
            <text:p>5.24E-03</text:p>
          </table:table-cell>
          <table:table-cell table:style-name="ce1" office:value-type="float" office:value="0.828076327179148" calcext:value-type="float">
            <text:p>0.828076327179148</text:p>
          </table:table-cell>
          <table:table-cell table:style-name="ce1" office:value-type="float" office:value="121.292817656897" calcext:value-type="float">
            <text:p>121.292817656897</text:p>
          </table:table-cell>
          <table:table-cell table:style-name="ce13" table:formula="of:=([.E122]*[.F122])&lt;0" office:value-type="boolean" office:boolean-value="false" calcext:value-type="boolean">
            <text:p>FALSE</text:p>
          </table:table-cell>
          <table:table-cell table:style-name="ce13" table:formula="of:=([.H122]-2*SQRT([.G122]))&gt;=0" office:value-type="boolean" office:boolean-value="true" calcext:value-type="boolean">
            <text:p>TRUE</text:p>
          </table:table-cell>
          <table:table-cell table:style-name="ce15" table:formula="of:=SQRT((-[.E122]+SQRT([.E122]^2-[.F122]*([.E122]*[.H122]-[.F122]*[.G122])))/([.F122]))" office:value-type="float" office:value="0.940274670557797" calcext:value-type="float">
            <text:p>0.940274670557797</text:p>
          </table:table-cell>
          <table:table-cell table:style-name="ce11" table:formula="of:=[.G122]^0.25" office:value-type="float" office:value="0.95393238380014" calcext:value-type="float">
            <text:p>0.954</text:p>
          </table:table-cell>
          <table:table-cell table:style-name="ce19" table:formula="of:=[.L122]-[.C122]" office:value-type="float" office:value="0.0136576904353605" calcext:value-type="float">
            <text:p>0.013657690435361</text:p>
          </table:table-cell>
          <table:table-cell table:style-name="ce21" table:formula="of:=([.F122]*[.G122])/([.E122]*[.H122])" office:value-type="float" office:value="18.1010172380962" calcext:value-type="float">
            <text:p>18.1010172380962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06162394339635" calcext:value-type="float">
            <text:p>0.61</text:p>
          </table:table-cell>
          <table:table-cell office:value-type="float" office:value="0.347688492027967" calcext:value-type="float">
            <text:p>0.348</text:p>
          </table:table-cell>
          <table:table-cell office:value-type="float" office:value="1.06643750281098" calcext:value-type="float">
            <text:p>1.07</text:p>
          </table:table-cell>
          <table:table-cell table:style-name="ce10" office:value-type="float" office:value="-0.000000374995432130198" calcext:value-type="float">
            <text:p>-3.75E-07</text:p>
          </table:table-cell>
          <table:table-cell table:style-name="ce10" office:value-type="float" office:value="0.000040576237066583" calcext:value-type="float">
            <text:p>4.06E-05</text:p>
          </table:table-cell>
          <table:table-cell office:value-type="float" office:value="0.0135516163569716" calcext:value-type="float">
            <text:p>0.013551616356972</text:p>
          </table:table-cell>
          <table:table-cell office:value-type="float" office:value="-0.126848370104195" calcext:value-type="float">
            <text:p>-0.126848370104195</text:p>
          </table:table-cell>
          <table:table-cell table:style-name="ce13" table:formula="of:=([.E123]*[.F123])&lt;0" office:value-type="boolean" office:boolean-value="true" calcext:value-type="boolean">
            <text:p>TRUE</text:p>
          </table:table-cell>
          <table:table-cell table:style-name="ce13" table:formula="of:=([.H123]-2*SQRT([.G123]))&gt;=0" office:value-type="boolean" office:boolean-value="false" calcext:value-type="boolean">
            <text:p>FALSE</text:p>
          </table:table-cell>
          <table:table-cell table:style-name="ce15" table:formula="of:=SQRT((-[.E123]+SQRT([.E123]^2-[.F123]*([.E123]*[.H123]-[.F123]*[.G123])))/([.F123]))" office:value-type="float" office:value="0.347688487618168" calcext:value-type="float">
            <text:p>0.347688487618168</text:p>
          </table:table-cell>
          <table:table-cell table:style-name="ce11" table:formula="of:=[.G123]^0.25" office:value-type="float" office:value="0.341191163292476" calcext:value-type="float">
            <text:p>0.341</text:p>
          </table:table-cell>
          <table:table-cell table:style-name="ce19" table:formula="of:=[.L123]-[.C123]" office:value-type="float" office:value="-0.00649732873549141" calcext:value-type="float">
            <text:p>-0.006497328735491</text:p>
          </table:table-cell>
          <table:table-cell table:style-name="ce21" table:formula="of:=([.F123]*[.G123])/([.E123]*[.H123])" office:value-type="float" office:value="11.5598446779347" calcext:value-type="float">
            <text:p>11.5598446779347</text:p>
          </table:table-cell>
          <table:table-cell table:number-columns-repeated="1010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3" office:value-type="float" office:value="0.693993693815264" calcext:value-type="float">
            <text:p>0.69</text:p>
          </table:table-cell>
          <table:table-cell table:style-name="ce11" office:value-type="float" office:value="0.925934725029657" calcext:value-type="float">
            <text:p>0.926</text:p>
          </table:table-cell>
          <table:table-cell table:style-name="ce3" office:value-type="float" office:value="0.112732148625671" calcext:value-type="float">
            <text:p>0.11</text:p>
          </table:table-cell>
          <table:table-cell table:style-name="ce5" office:value-type="float" office:value="-0.0000068480102762667" calcext:value-type="float">
            <text:p>-6.85E-06</text:p>
          </table:table-cell>
          <table:table-cell table:style-name="ce5" office:value-type="float" office:value="0.00755682437796174" calcext:value-type="float">
            <text:p>7.56E-03</text:p>
          </table:table-cell>
          <table:table-cell table:style-name="ce1" office:value-type="float" office:value="0.673859299492545" calcext:value-type="float">
            <text:p>0.673859299492545</text:p>
          </table:table-cell>
          <table:table-cell table:style-name="ce1" office:value-type="float" office:value="65.8181695229864" calcext:value-type="float">
            <text:p>65.8181695229864</text:p>
          </table:table-cell>
          <table:table-cell table:style-name="ce13" table:formula="of:=([.E124]*[.F124])&lt;0" office:value-type="boolean" office:boolean-value="true" calcext:value-type="boolean">
            <text:p>TRUE</text:p>
          </table:table-cell>
          <table:table-cell table:style-name="ce13" table:formula="of:=([.H124]-2*SQRT([.G124]))&gt;=0" office:value-type="boolean" office:boolean-value="true" calcext:value-type="boolean">
            <text:p>TRUE</text:p>
          </table:table-cell>
          <table:table-cell table:style-name="ce15" table:formula="of:=SQRT((-[.E124]+SQRT([.E124]^2-[.F124]*([.E124]*[.H124]-[.F124]*[.G124])))/([.F124]))" office:value-type="float" office:value="0.925934707719439" calcext:value-type="float">
            <text:p>0.925934707719439</text:p>
          </table:table-cell>
          <table:table-cell table:style-name="ce11" table:formula="of:=[.G124]^0.25" office:value-type="float" office:value="0.906029433571551" calcext:value-type="float">
            <text:p>0.906</text:p>
          </table:table-cell>
          <table:table-cell table:style-name="ce19" table:formula="of:=[.L124]-[.C124]" office:value-type="float" office:value="-0.0199052914581063" calcext:value-type="float">
            <text:p>-0.019905291458106</text:p>
          </table:table-cell>
          <table:table-cell table:style-name="ce21" table:formula="of:=([.F124]*[.G124])/([.E124]*[.H124])" office:value-type="float" office:value="-11.2979162779472" calcext:value-type="float">
            <text:p>-11.2979162779472</text:p>
          </table:table-cell>
          <table:table-cell table:number-columns-repeated="1010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3" office:value-type="float" office:value="0.563626030034483" calcext:value-type="float">
            <text:p>0.56</text:p>
          </table:table-cell>
          <table:table-cell table:style-name="ce11" office:value-type="float" office:value="0.833099178937004" calcext:value-type="float">
            <text:p>0.833</text:p>
          </table:table-cell>
          <table:table-cell table:style-name="ce3" office:value-type="float" office:value="59992404.7709522" calcext:value-type="float">
            <text:p>59,992,404.77</text:p>
          </table:table-cell>
          <table:table-cell table:style-name="ce5" office:value-type="float" office:value="-0.00000126565030786884" calcext:value-type="float">
            <text:p>-1.27E-06</text:p>
          </table:table-cell>
          <table:table-cell table:style-name="ce5" office:value-type="float" office:value="0.00599274823298189" calcext:value-type="float">
            <text:p>5.99E-03</text:p>
          </table:table-cell>
          <table:table-cell table:style-name="ce1" office:value-type="float" office:value="0.465624506823643" calcext:value-type="float">
            <text:p>0.465624506823643</text:p>
          </table:table-cell>
          <table:table-cell table:style-name="ce1" office:value-type="float" office:value="74.7812960460924" calcext:value-type="float">
            <text:p>74.7812960460924</text:p>
          </table:table-cell>
          <table:table-cell table:style-name="ce13" table:formula="of:=([.E125]*[.F125])&lt;0" office:value-type="boolean" office:boolean-value="true" calcext:value-type="boolean">
            <text:p>TRUE</text:p>
          </table:table-cell>
          <table:table-cell table:style-name="ce13" table:formula="of:=([.H125]-2*SQRT([.G125]))&gt;=0" office:value-type="boolean" office:boolean-value="true" calcext:value-type="boolean">
            <text:p>TRUE</text:p>
          </table:table-cell>
          <table:table-cell table:style-name="ce15" table:formula="of:=SQRT((-[.E125]+SQRT([.E125]^2-[.F125]*([.E125]*[.H125]-[.F125]*[.G125])))/([.F125]))" office:value-type="float" office:value="0.833099163367741" calcext:value-type="float">
            <text:p>0.833099163367741</text:p>
          </table:table-cell>
          <table:table-cell table:style-name="ce11" table:formula="of:=[.G125]^0.25" office:value-type="float" office:value="0.826054987168554" calcext:value-type="float">
            <text:p>0.826</text:p>
          </table:table-cell>
          <table:table-cell table:style-name="ce19" table:formula="of:=[.L125]-[.C125]" office:value-type="float" office:value="-0.00704419176845039" calcext:value-type="float">
            <text:p>-0.00704419176845</text:p>
          </table:table-cell>
          <table:table-cell table:style-name="ce21" table:formula="of:=([.F125]*[.G125])/([.E125]*[.H125])" office:value-type="float" office:value="-29.4818780757777" calcext:value-type="float">
            <text:p>-29.4818780757777</text:p>
          </table:table-cell>
          <table:table-cell table:number-columns-repeated="1010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3" office:value-type="float" office:value="0.921692232549248" calcext:value-type="float">
            <text:p>0.92</text:p>
          </table:table-cell>
          <table:table-cell table:style-name="ce11" office:value-type="float" office:value="0.679147665090196" calcext:value-type="float">
            <text:p>0.679</text:p>
          </table:table-cell>
          <table:table-cell table:style-name="ce3" office:value-type="float" office:value="59262090.3995421" calcext:value-type="float">
            <text:p>59,262,090.40</text:p>
          </table:table-cell>
          <table:table-cell table:style-name="ce5" office:value-type="float" office:value="0.000000584927707563549" calcext:value-type="float">
            <text:p>5.85E-07</text:p>
          </table:table-cell>
          <table:table-cell table:style-name="ce5" office:value-type="float" office:value="0.00457553615778744" calcext:value-type="float">
            <text:p>4.58E-03</text:p>
          </table:table-cell>
          <table:table-cell table:style-name="ce1" office:value-type="float" office:value="0.216527243857615" calcext:value-type="float">
            <text:p>0.216527243857615</text:p>
          </table:table-cell>
          <table:table-cell table:style-name="ce1" office:value-type="float" office:value="28.6735658093214" calcext:value-type="float">
            <text:p>28.6735658093214</text:p>
          </table:table-cell>
          <table:table-cell table:style-name="ce13" table:formula="of:=([.E126]*[.F126])&lt;0" office:value-type="boolean" office:boolean-value="false" calcext:value-type="boolean">
            <text:p>FALSE</text:p>
          </table:table-cell>
          <table:table-cell table:style-name="ce13" table:formula="of:=([.H126]-2*SQRT([.G126]))&gt;=0" office:value-type="boolean" office:boolean-value="true" calcext:value-type="boolean">
            <text:p>TRUE</text:p>
          </table:table-cell>
          <table:table-cell table:style-name="ce15" table:formula="of:=SQRT((-[.E126]+SQRT([.E126]^2-[.F126]*([.E126]*[.H126]-[.F126]*[.G126])))/([.F126]))" office:value-type="float" office:value="0.679147644142287" calcext:value-type="float">
            <text:p>0.679147644142287</text:p>
          </table:table-cell>
          <table:table-cell table:style-name="ce11" table:formula="of:=[.G126]^0.25" office:value-type="float" office:value="0.68214725675908" calcext:value-type="float">
            <text:p>0.682</text:p>
          </table:table-cell>
          <table:table-cell table:style-name="ce19" table:formula="of:=[.L126]-[.C126]" office:value-type="float" office:value="0.0029995916688843" calcext:value-type="float">
            <text:p>0.002999591668884</text:p>
          </table:table-cell>
          <table:table-cell table:style-name="ce21" table:formula="of:=([.F126]*[.G126])/([.E126]*[.H126])" office:value-type="float" office:value="59.0704991737547" calcext:value-type="float">
            <text:p>59.0704991737547</text:p>
          </table:table-cell>
          <table:table-cell table:number-columns-repeated="1010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3" office:value-type="float" office:value="0.658749867522502" calcext:value-type="float">
            <text:p>0.66</text:p>
          </table:table-cell>
          <table:table-cell table:style-name="ce11" office:value-type="float" office:value="2.30556838572806" calcext:value-type="float">
            <text:p>2.306</text:p>
          </table:table-cell>
          <table:table-cell table:style-name="ce3" office:value-type="float" office:value="101755350.51129" calcext:value-type="float">
            <text:p>101,755,350.51</text:p>
          </table:table-cell>
          <table:table-cell table:style-name="ce5" office:value-type="float" office:value="-0.000242886226463983" calcext:value-type="float">
            <text:p>-2.43E-04</text:p>
          </table:table-cell>
          <table:table-cell table:style-name="ce5" office:value-type="float" office:value="0.112971324694604" calcext:value-type="float">
            <text:p>1.13E-01</text:p>
          </table:table-cell>
          <table:table-cell table:style-name="ce1" office:value-type="float" office:value="25.1460357197626" calcext:value-type="float">
            <text:p>25.1460357197626</text:p>
          </table:table-cell>
          <table:table-cell table:style-name="ce1" office:value-type="float" office:value="1435.91921909604" calcext:value-type="float">
            <text:p>1435.91921909604</text:p>
          </table:table-cell>
          <table:table-cell table:style-name="ce13" table:formula="of:=([.E127]*[.F127])&lt;0" office:value-type="boolean" office:boolean-value="true" calcext:value-type="boolean">
            <text:p>TRUE</text:p>
          </table:table-cell>
          <table:table-cell table:style-name="ce13" table:formula="of:=([.H127]-2*SQRT([.G127]))&gt;=0" office:value-type="boolean" office:boolean-value="true" calcext:value-type="boolean">
            <text:p>TRUE</text:p>
          </table:table-cell>
          <table:table-cell table:style-name="ce15" table:formula="of:=SQRT((-[.E127]+SQRT([.E127]^2-[.F127]*([.E127]*[.H127]-[.F127]*[.G127])))/([.F127]))" office:value-type="float" office:value="2.30556847153143" calcext:value-type="float">
            <text:p>2.30556847153143</text:p>
          </table:table-cell>
          <table:table-cell table:style-name="ce11" table:formula="of:=[.G127]^0.25" office:value-type="float" office:value="2.23932630663929" calcext:value-type="float">
            <text:p>2.239</text:p>
          </table:table-cell>
          <table:table-cell table:style-name="ce19" table:formula="of:=[.L127]-[.C127]" office:value-type="float" office:value="-0.0662420790887741" calcext:value-type="float">
            <text:p>-0.066242079088774</text:p>
          </table:table-cell>
          <table:table-cell table:style-name="ce21" table:formula="of:=([.F127]*[.G127])/([.E127]*[.H127])" office:value-type="float" office:value="-8.14525815641088" calcext:value-type="float">
            <text:p>-8.14525815641088</text:p>
          </table:table-cell>
          <table:table-cell table:number-columns-repeated="1010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3" office:value-type="float" office:value="0.530960546337249" calcext:value-type="float">
            <text:p>0.53</text:p>
          </table:table-cell>
          <table:table-cell table:style-name="ce11" office:value-type="float" office:value="78.6322327764043" calcext:value-type="float">
            <text:p>78.632</text:p>
          </table:table-cell>
          <table:table-cell table:style-name="ce3" office:value-type="float" office:value="10104408.0907728" calcext:value-type="float">
            <text:p>10,104,408.09</text:p>
          </table:table-cell>
          <table:table-cell table:style-name="ce5" office:value-type="float" office:value="318.349525718754" calcext:value-type="float">
            <text:p>3.18E+02</text:p>
          </table:table-cell>
          <table:table-cell table:style-name="ce5" office:value-type="float" office:value="6658.08275259264" calcext:value-type="float">
            <text:p>6.66E+03</text:p>
          </table:table-cell>
          <table:table-cell table:style-name="ce1" office:value-type="float" office:value="44240155.4626196" calcext:value-type="float">
            <text:p>44240155.4626196</text:p>
          </table:table-cell>
          <table:table-cell table:style-name="ce1" office:value-type="float" office:value="125689629.437709" calcext:value-type="float">
            <text:p>125689629.437709</text:p>
          </table:table-cell>
          <table:table-cell table:style-name="ce13" table:formula="of:=([.E128]*[.F128])&lt;0" office:value-type="boolean" office:boolean-value="false" calcext:value-type="boolean">
            <text:p>FALSE</text:p>
          </table:table-cell>
          <table:table-cell table:style-name="ce13" table:formula="of:=([.H128]-2*SQRT([.G128]))&gt;=0" office:value-type="boolean" office:boolean-value="true" calcext:value-type="boolean">
            <text:p>TRUE</text:p>
          </table:table-cell>
          <table:table-cell table:style-name="ce15" table:formula="of:=SQRT((-[.E128]+SQRT([.E128]^2-[.F128]*([.E128]*[.H128]-[.F128]*[.G128])))/([.F128]))" office:value-type="float" office:value="78.6322355659834" calcext:value-type="float">
            <text:p>78.6322355659834</text:p>
          </table:table-cell>
          <table:table-cell table:style-name="ce11" table:formula="of:=[.G128]^0.25" office:value-type="float" office:value="81.5556702254524" calcext:value-type="float">
            <text:p>81.556</text:p>
          </table:table-cell>
          <table:table-cell table:style-name="ce19" table:formula="of:=[.L128]-[.C128]" office:value-type="float" office:value="2.92343744904807" calcext:value-type="float">
            <text:p>2.92343744904807</text:p>
          </table:table-cell>
          <table:table-cell table:style-name="ce21" table:formula="of:=([.F128]*[.G128])/([.E128]*[.H128])" office:value-type="float" office:value="7.36142988722286" calcext:value-type="float">
            <text:p>7.36142988722286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73068852074753" calcext:value-type="float">
            <text:p>0.67</text:p>
          </table:table-cell>
          <table:table-cell office:value-type="float" office:value="0.557670867703112" calcext:value-type="float">
            <text:p>0.558</text:p>
          </table:table-cell>
          <table:table-cell office:value-type="float" office:value="0.329485846153848" calcext:value-type="float">
            <text:p>0.33</text:p>
          </table:table-cell>
          <table:table-cell table:style-name="ce10" office:value-type="float" office:value="-0.0000022397628368752" calcext:value-type="float">
            <text:p>-2.24E-06</text:p>
          </table:table-cell>
          <table:table-cell table:style-name="ce10" office:value-type="float" office:value="0.000814262929506846" calcext:value-type="float">
            <text:p>8.14E-04</text:p>
          </table:table-cell>
          <table:table-cell office:value-type="float" office:value="0.0887702137873385" calcext:value-type="float">
            <text:p>0.088770213787339</text:p>
          </table:table-cell>
          <table:table-cell office:value-type="float" office:value="2.26778226273553" calcext:value-type="float">
            <text:p>2.26778226273553</text:p>
          </table:table-cell>
          <table:table-cell table:style-name="ce13" table:formula="of:=([.E129]*[.F129])&lt;0" office:value-type="boolean" office:boolean-value="true" calcext:value-type="boolean">
            <text:p>TRUE</text:p>
          </table:table-cell>
          <table:table-cell table:style-name="ce13" table:formula="of:=([.H129]-2*SQRT([.G129]))&gt;=0" office:value-type="boolean" office:boolean-value="true" calcext:value-type="boolean">
            <text:p>TRUE</text:p>
          </table:table-cell>
          <table:table-cell table:style-name="ce15" table:formula="of:=SQRT((-[.E129]+SQRT([.E129]^2-[.F129]*([.E129]*[.H129]-[.F129]*[.G129])))/([.F129]))" office:value-type="float" office:value="0.557670875696981" calcext:value-type="float">
            <text:p>0.557670875696981</text:p>
          </table:table-cell>
          <table:table-cell table:style-name="ce11" table:formula="of:=[.G129]^0.25" office:value-type="float" office:value="0.545841832705058" calcext:value-type="float">
            <text:p>0.546</text:p>
          </table:table-cell>
          <table:table-cell table:style-name="ce19" table:formula="of:=[.L129]-[.C129]" office:value-type="float" office:value="-0.0118290349980544" calcext:value-type="float">
            <text:p>-0.011829034998055</text:p>
          </table:table-cell>
          <table:table-cell table:style-name="ce21" table:formula="of:=([.F129]*[.G129])/([.E129]*[.H129])" office:value-type="float" office:value="-14.2307746219116" calcext:value-type="float">
            <text:p>-14.2307746219116</text:p>
          </table:table-cell>
          <table:table-cell table:number-columns-repeated="1010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3" office:value-type="float" office:value="0.465979756332589" calcext:value-type="float">
            <text:p>0.47</text:p>
          </table:table-cell>
          <table:table-cell table:style-name="ce11" office:value-type="float" office:value="33.1933685809081" calcext:value-type="float">
            <text:p>33.193</text:p>
          </table:table-cell>
          <table:table-cell table:style-name="ce3" office:value-type="float" office:value="14386551.6261766" calcext:value-type="float">
            <text:p>14,386,551.63</text:p>
          </table:table-cell>
          <table:table-cell table:style-name="ce5" office:value-type="float" office:value="-2.95067720108207" calcext:value-type="float">
            <text:p>-2.95E+00</text:p>
          </table:table-cell>
          <table:table-cell table:style-name="ce5" office:value-type="float" office:value="1123.33094994223" calcext:value-type="float">
            <text:p>1.12E+03</text:p>
          </table:table-cell>
          <table:table-cell table:style-name="ce1" office:value-type="float" office:value="1147838.03596229" calcext:value-type="float">
            <text:p>1147838.03596229</text:p>
          </table:table-cell>
          <table:table-cell table:style-name="ce1" office:value-type="float" office:value="25170652.4391498" calcext:value-type="float">
            <text:p>25170652.4391498</text:p>
          </table:table-cell>
          <table:table-cell table:style-name="ce13" table:formula="of:=([.E130]*[.F130])&lt;0" office:value-type="boolean" office:boolean-value="true" calcext:value-type="boolean">
            <text:p>TRUE</text:p>
          </table:table-cell>
          <table:table-cell table:style-name="ce13" table:formula="of:=([.H130]-2*SQRT([.G130]))&gt;=0" office:value-type="boolean" office:boolean-value="true" calcext:value-type="boolean">
            <text:p>TRUE</text:p>
          </table:table-cell>
          <table:table-cell table:style-name="ce15" table:formula="of:=SQRT((-[.E130]+SQRT([.E130]^2-[.F130]*([.E130]*[.H130]-[.F130]*[.G130])))/([.F130]))" office:value-type="float" office:value="33.1933514375593" calcext:value-type="float">
            <text:p>33.1933514375593</text:p>
          </table:table-cell>
          <table:table-cell table:style-name="ce11" table:formula="of:=[.G130]^0.25" office:value-type="float" office:value="32.7318199056873" calcext:value-type="float">
            <text:p>32.732</text:p>
          </table:table-cell>
          <table:table-cell table:style-name="ce19" table:formula="of:=[.L130]-[.C130]" office:value-type="float" office:value="-0.46154867522079" calcext:value-type="float">
            <text:p>-0.46154867522079</text:p>
          </table:table-cell>
          <table:table-cell table:style-name="ce21" table:formula="of:=([.F130]*[.G130])/([.E130]*[.H130])" office:value-type="float" office:value="-17.3608970874653" calcext:value-type="float">
            <text:p>-17.3608970874653</text:p>
          </table:table-cell>
          <table:table-cell table:number-columns-repeated="1010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3" office:value-type="float" office:value="0.699754997459337" calcext:value-type="float">
            <text:p>0.70</text:p>
          </table:table-cell>
          <table:table-cell table:style-name="ce11" office:value-type="float" office:value="1.16777532774032" calcext:value-type="float">
            <text:p>1.168</text:p>
          </table:table-cell>
          <table:table-cell table:style-name="ce3" office:value-type="float" office:value="0.114959583896415" calcext:value-type="float">
            <text:p>0.11</text:p>
          </table:table-cell>
          <table:table-cell table:style-name="ce5" office:value-type="float" office:value="-0.0000218352511200595" calcext:value-type="float">
            <text:p>-2.18E-05</text:p>
          </table:table-cell>
          <table:table-cell table:style-name="ce5" office:value-type="float" office:value="0.0100143422916408" calcext:value-type="float">
            <text:p>1.00E-02</text:p>
          </table:table-cell>
          <table:table-cell table:style-name="ce1" office:value-type="float" office:value="1.63433525948392" calcext:value-type="float">
            <text:p>1.63433525948392</text:p>
          </table:table-cell>
          <table:table-cell table:style-name="ce1" office:value-type="float" office:value="100.620889327705" calcext:value-type="float">
            <text:p>100.620889327705</text:p>
          </table:table-cell>
          <table:table-cell table:style-name="ce13" table:formula="of:=([.E131]*[.F131])&lt;0" office:value-type="boolean" office:boolean-value="true" calcext:value-type="boolean">
            <text:p>TRUE</text:p>
          </table:table-cell>
          <table:table-cell table:style-name="ce13" table:formula="of:=([.H131]-2*SQRT([.G131]))&gt;=0" office:value-type="boolean" office:boolean-value="true" calcext:value-type="boolean">
            <text:p>TRUE</text:p>
          </table:table-cell>
          <table:table-cell table:style-name="ce15" table:formula="of:=SQRT((-[.E131]+SQRT([.E131]^2-[.F131]*([.E131]*[.H131]-[.F131]*[.G131])))/([.F131]))" office:value-type="float" office:value="1.16777534336883" calcext:value-type="float">
            <text:p>1.16777534336883</text:p>
          </table:table-cell>
          <table:table-cell table:style-name="ce11" table:formula="of:=[.G131]^0.25" office:value-type="float" office:value="1.13066848577184" calcext:value-type="float">
            <text:p>1.131</text:p>
          </table:table-cell>
          <table:table-cell table:style-name="ce19" table:formula="of:=[.L131]-[.C131]" office:value-type="float" office:value="-0.0371068419684795" calcext:value-type="float">
            <text:p>-0.03710684196848</text:p>
          </table:table-cell>
          <table:table-cell table:style-name="ce21" table:formula="of:=([.F131]*[.G131])/([.E131]*[.H131])" office:value-type="float" office:value="-7.4493304434663" calcext:value-type="float">
            <text:p>-7.4493304434663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53100994366098" calcext:value-type="float">
            <text:p>0.55</text:p>
          </table:table-cell>
          <table:table-cell office:value-type="float" office:value="0.308286776776884" calcext:value-type="float">
            <text:p>0.308</text:p>
          </table:table-cell>
          <table:table-cell office:value-type="float" office:value="3.35059762489042" calcext:value-type="float">
            <text:p>3.35</text:p>
          </table:table-cell>
          <table:table-cell table:style-name="ce10" office:value-type="float" office:value="-0.000000374099395805389" calcext:value-type="float">
            <text:p>-3.74E-07</text:p>
          </table:table-cell>
          <table:table-cell table:style-name="ce10" office:value-type="float" office:value="0.000012364993979143" calcext:value-type="float">
            <text:p>1.24E-05</text:p>
          </table:table-cell>
          <table:table-cell office:value-type="float" office:value="0.00865877268800693" calcext:value-type="float">
            <text:p>0.008658772688007</text:p>
          </table:table-cell>
          <table:table-cell office:value-type="float" office:value="-0.177720804146466" calcext:value-type="float">
            <text:p>-0.177720804146466</text:p>
          </table:table-cell>
          <table:table-cell table:style-name="ce13" table:formula="of:=([.E132]*[.F132])&lt;0" office:value-type="boolean" office:boolean-value="true" calcext:value-type="boolean">
            <text:p>TRUE</text:p>
          </table:table-cell>
          <table:table-cell table:style-name="ce13" table:formula="of:=([.H132]-2*SQRT([.G132]))&gt;=0" office:value-type="boolean" office:boolean-value="false" calcext:value-type="boolean">
            <text:p>FALSE</text:p>
          </table:table-cell>
          <table:table-cell table:style-name="ce15" table:formula="of:=SQRT((-[.E132]+SQRT([.E132]^2-[.F132]*([.E132]*[.H132]-[.F132]*[.G132])))/([.F132]))" office:value-type="float" office:value="0.308286771812427" calcext:value-type="float">
            <text:p>0.308286771812427</text:p>
          </table:table-cell>
          <table:table-cell table:style-name="ce11" table:formula="of:=[.G132]^0.25" office:value-type="float" office:value="0.305045122071897" calcext:value-type="float">
            <text:p>0.305</text:p>
          </table:table-cell>
          <table:table-cell table:style-name="ce19" table:formula="of:=[.L132]-[.C132]" office:value-type="float" office:value="-0.00324165470498655" calcext:value-type="float">
            <text:p>-0.003241654704987</text:p>
          </table:table-cell>
          <table:table-cell table:style-name="ce21" table:formula="of:=([.F132]*[.G132])/([.E132]*[.H132])" office:value-type="float" office:value="1.61036740443822" calcext:value-type="float">
            <text:p>1.61036740443822</text:p>
          </table:table-cell>
          <table:table-cell table:number-columns-repeated="1010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3" office:value-type="float" office:value="0.517902550840831" calcext:value-type="float">
            <text:p>0.52</text:p>
          </table:table-cell>
          <table:table-cell table:style-name="ce11" office:value-type="float" office:value="1.63601640320439" calcext:value-type="float">
            <text:p>1.636</text:p>
          </table:table-cell>
          <table:table-cell table:style-name="ce3" office:value-type="float" office:value="77887787.4023449" calcext:value-type="float">
            <text:p>77,887,787.40</text:p>
          </table:table-cell>
          <table:table-cell table:style-name="ce5" office:value-type="float" office:value="-0.0000324752228073182" calcext:value-type="float">
            <text:p>-3.25E-05</text:p>
          </table:table-cell>
          <table:table-cell table:style-name="ce5" office:value-type="float" office:value="0.0099936802615874" calcext:value-type="float">
            <text:p>9.99E-03</text:p>
          </table:table-cell>
          <table:table-cell table:style-name="ce1" office:value-type="float" office:value="6.56843456855414" calcext:value-type="float">
            <text:p>6.56843456855414</text:p>
          </table:table-cell>
          <table:table-cell table:style-name="ce1" office:value-type="float" office:value="177.896658775727" calcext:value-type="float">
            <text:p>177.896658775727</text:p>
          </table:table-cell>
          <table:table-cell table:style-name="ce13" table:formula="of:=([.E133]*[.F133])&lt;0" office:value-type="boolean" office:boolean-value="true" calcext:value-type="boolean">
            <text:p>TRUE</text:p>
          </table:table-cell>
          <table:table-cell table:style-name="ce13" table:formula="of:=([.H133]-2*SQRT([.G133]))&gt;=0" office:value-type="boolean" office:boolean-value="true" calcext:value-type="boolean">
            <text:p>TRUE</text:p>
          </table:table-cell>
          <table:table-cell table:style-name="ce15" table:formula="of:=SQRT((-[.E133]+SQRT([.E133]^2-[.F133]*([.E133]*[.H133]-[.F133]*[.G133])))/([.F133]))" office:value-type="float" office:value="1.63601642761249" calcext:value-type="float">
            <text:p>1.63601642761249</text:p>
          </table:table-cell>
          <table:table-cell table:style-name="ce11" table:formula="of:=[.G133]^0.25" office:value-type="float" office:value="1.60090466265673" calcext:value-type="float">
            <text:p>1.601</text:p>
          </table:table-cell>
          <table:table-cell table:style-name="ce19" table:formula="of:=[.L133]-[.C133]" office:value-type="float" office:value="-0.0351117405476569" calcext:value-type="float">
            <text:p>-0.035111740547657</text:p>
          </table:table-cell>
          <table:table-cell table:style-name="ce21" table:formula="of:=([.F133]*[.G133])/([.E133]*[.H133])" office:value-type="float" office:value="-11.3623299829273" calcext:value-type="float">
            <text:p>-11.3623299829273</text:p>
          </table:table-cell>
          <table:table-cell table:number-columns-repeated="1010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0.485800502080081" calcext:value-type="float">
            <text:p>0.49</text:p>
          </table:table-cell>
          <table:table-cell table:style-name="ce11" office:value-type="float" office:value="1.14137068664952" calcext:value-type="float">
            <text:p>1.141</text:p>
          </table:table-cell>
          <table:table-cell table:style-name="ce3" office:value-type="float" office:value="0.100919340605716" calcext:value-type="float">
            <text:p>0.10</text:p>
          </table:table-cell>
          <table:table-cell table:style-name="ce5" office:value-type="float" office:value="0.0000014617337468499" calcext:value-type="float">
            <text:p>1.46E-06</text:p>
          </table:table-cell>
          <table:table-cell table:style-name="ce5" office:value-type="float" office:value="0.0063571781978216" calcext:value-type="float">
            <text:p>6.36E-03</text:p>
          </table:table-cell>
          <table:table-cell table:style-name="ce1" office:value-type="float" office:value="1.72650323386393" calcext:value-type="float">
            <text:p>1.72650323386393</text:p>
          </table:table-cell>
          <table:table-cell table:style-name="ce1" office:value-type="float" office:value="125.281910869909" calcext:value-type="float">
            <text:p>125.281910869909</text:p>
          </table:table-cell>
          <table:table-cell table:style-name="ce13" table:formula="of:=([.E134]*[.F134])&lt;0" office:value-type="boolean" office:boolean-value="false" calcext:value-type="boolean">
            <text:p>FALSE</text:p>
          </table:table-cell>
          <table:table-cell table:style-name="ce13" table:formula="of:=([.H134]-2*SQRT([.G134]))&gt;=0" office:value-type="boolean" office:boolean-value="true" calcext:value-type="boolean">
            <text:p>TRUE</text:p>
          </table:table-cell>
          <table:table-cell table:style-name="ce15" table:formula="of:=SQRT((-[.E134]+SQRT([.E134]^2-[.F134]*([.E134]*[.H134]-[.F134]*[.G134])))/([.F134]))" office:value-type="float" office:value="1.14137064991028" calcext:value-type="float">
            <text:p>1.14137064991028</text:p>
          </table:table-cell>
          <table:table-cell table:style-name="ce11" table:formula="of:=[.G134]^0.25" office:value-type="float" office:value="1.14628299315104" calcext:value-type="float">
            <text:p>1.146</text:p>
          </table:table-cell>
          <table:table-cell table:style-name="ce19" table:formula="of:=[.L134]-[.C134]" office:value-type="float" office:value="0.00491230650152419" calcext:value-type="float">
            <text:p>0.004912306501524</text:p>
          </table:table-cell>
          <table:table-cell table:style-name="ce21" table:formula="of:=([.F134]*[.G134])/([.E134]*[.H134])" office:value-type="float" office:value="59.9342588237734" calcext:value-type="float">
            <text:p>59.9342588237734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3" office:value-type="float" office:value="0.42333514249667" calcext:value-type="float">
            <text:p>0.42</text:p>
          </table:table-cell>
          <table:table-cell table:style-name="ce11" office:value-type="float" office:value="0.805287570511904" calcext:value-type="float">
            <text:p>0.805</text:p>
          </table:table-cell>
          <table:table-cell table:style-name="ce3" office:value-type="float" office:value="0.117235659764209" calcext:value-type="float">
            <text:p>0.12</text:p>
          </table:table-cell>
          <table:table-cell table:style-name="ce5" office:value-type="float" office:value="-0.00000173734130707047" calcext:value-type="float">
            <text:p>-1.74E-06</text:p>
          </table:table-cell>
          <table:table-cell table:style-name="ce5" office:value-type="float" office:value="0.00246600458036312" calcext:value-type="float">
            <text:p>2.47E-03</text:p>
          </table:table-cell>
          <table:table-cell table:style-name="ce1" office:value-type="float" office:value="0.387260335446118" calcext:value-type="float">
            <text:p>0.387260335446118</text:p>
          </table:table-cell>
          <table:table-cell table:style-name="ce1" office:value-type="float" office:value="45.9360325236284" calcext:value-type="float">
            <text:p>45.9360325236284</text:p>
          </table:table-cell>
          <table:table-cell table:style-name="ce13" table:formula="of:=([.E135]*[.F135])&lt;0" office:value-type="boolean" office:boolean-value="true" calcext:value-type="boolean">
            <text:p>TRUE</text:p>
          </table:table-cell>
          <table:table-cell table:style-name="ce13" table:formula="of:=([.H135]-2*SQRT([.G135]))&gt;=0" office:value-type="boolean" office:boolean-value="true" calcext:value-type="boolean">
            <text:p>TRUE</text:p>
          </table:table-cell>
          <table:table-cell table:style-name="ce15" table:formula="of:=SQRT((-[.E135]+SQRT([.E135]^2-[.F135]*([.E135]*[.H135]-[.F135]*[.G135])))/([.F135]))" office:value-type="float" office:value="0.805287569731534" calcext:value-type="float">
            <text:p>0.805287569731534</text:p>
          </table:table-cell>
          <table:table-cell table:style-name="ce11" table:formula="of:=[.G135]^0.25" office:value-type="float" office:value="0.788861487792889" calcext:value-type="float">
            <text:p>0.789</text:p>
          </table:table-cell>
          <table:table-cell table:style-name="ce19" table:formula="of:=[.L135]-[.C135]" office:value-type="float" office:value="-0.0164260827190146" calcext:value-type="float">
            <text:p>-0.016426082719015</text:p>
          </table:table-cell>
          <table:table-cell table:style-name="ce21" table:formula="of:=([.F135]*[.G135])/([.E135]*[.H135])" office:value-type="float" office:value="-11.9662554030308" calcext:value-type="float">
            <text:p>-11.9662554030308</text:p>
          </table:table-cell>
          <table:table-cell table:number-columns-repeated="101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3" office:value-type="float" office:value="0.453067519403062" calcext:value-type="float">
            <text:p>0.45</text:p>
          </table:table-cell>
          <table:table-cell table:style-name="ce11" office:value-type="float" office:value="2.12607526240637" calcext:value-type="float">
            <text:p>2.126</text:p>
          </table:table-cell>
          <table:table-cell table:style-name="ce3" office:value-type="float" office:value="67039939.955792" calcext:value-type="float">
            <text:p>67,039,939.96</text:p>
          </table:table-cell>
          <table:table-cell table:style-name="ce5" office:value-type="float" office:value="-0.0000690620553801049" calcext:value-type="float">
            <text:p>-6.91E-05</text:p>
          </table:table-cell>
          <table:table-cell table:style-name="ce5" office:value-type="float" office:value="0.0171250344825494" calcext:value-type="float">
            <text:p>1.71E-02</text:p>
          </table:table-cell>
          <table:table-cell table:style-name="ce1" office:value-type="float" office:value="18.6403897185279" calcext:value-type="float">
            <text:p>18.6403897185279</text:p>
          </table:table-cell>
          <table:table-cell table:style-name="ce1" office:value-type="float" office:value="435.259998422366" calcext:value-type="float">
            <text:p>435.259998422366</text:p>
          </table:table-cell>
          <table:table-cell table:style-name="ce13" table:formula="of:=([.E136]*[.F136])&lt;0" office:value-type="boolean" office:boolean-value="true" calcext:value-type="boolean">
            <text:p>TRUE</text:p>
          </table:table-cell>
          <table:table-cell table:style-name="ce13" table:formula="of:=([.H136]-2*SQRT([.G136]))&gt;=0" office:value-type="boolean" office:boolean-value="true" calcext:value-type="boolean">
            <text:p>TRUE</text:p>
          </table:table-cell>
          <table:table-cell table:style-name="ce15" table:formula="of:=SQRT((-[.E136]+SQRT([.E136]^2-[.F136]*([.E136]*[.H136]-[.F136]*[.G136])))/([.F136]))" office:value-type="float" office:value="2.12607520703735" calcext:value-type="float">
            <text:p>2.12607520703735</text:p>
          </table:table-cell>
          <table:table-cell table:style-name="ce11" table:formula="of:=[.G136]^0.25" office:value-type="float" office:value="2.07784786790423" calcext:value-type="float">
            <text:p>2.078</text:p>
          </table:table-cell>
          <table:table-cell table:style-name="ce19" table:formula="of:=[.L136]-[.C136]" office:value-type="float" office:value="-0.0482273945021432" calcext:value-type="float">
            <text:p>-0.048227394502143</text:p>
          </table:table-cell>
          <table:table-cell table:style-name="ce21" table:formula="of:=([.F136]*[.G136])/([.E136]*[.H136])" office:value-type="float" office:value="-10.6193561688671" calcext:value-type="float">
            <text:p>-10.619356168867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M2:Sheet1.M136">
            <calcext:condition calcext:apply-style-name="Accent" calcext:value="&lt;0" calcext:base-cell-address="Sheet1.M2"/>
          </calcext:conditional-format>
          <calcext:conditional-format calcext:target-range-address="Sheet1.N4:Sheet1.N1048576 Sheet1.N1:Sheet1.N1">
            <calcext:condition calcext:apply-style-name="Accent" calcext:value="&gt;1" calcext:base-cell-address="Sheet1.N1"/>
          </calcext:conditional-format>
          <calcext:conditional-format calcext:target-range-address="Sheet1.N2:Sheet1.N136">
            <calcext:condition calcext:apply-style-name="Accent" calcext:value="&gt;1" calcext:base-cell-address="Sheet1.N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J1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5:03:53.277807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4:11:31.881414301</meta:creation-date>
    <dc:date>2020-01-27T15:21:57.359801207</dc:date>
    <meta:editing-duration>PT1H26M23S</meta:editing-duration>
    <meta:editing-cycles>11</meta:editing-cycles>
    <meta:generator>LibreOffice/6.0.7.3$Linux_X86_64 LibreOffice_project/00m0$Build-3</meta:generator>
    <meta:document-statistic meta:table-count="1" meta:cell-count="1900" meta:object-count="0"/>
  </office:meta>
</office:document-meta>
</file>